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6.301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5" style:family="table-cell" style:parent-style-name="Pivot_20_Table_20_Category" style:data-style-name="N0"/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 style:data-style-name="N0"/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HAVIOR FIL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oblem Name</text:p>
          </table:table-cell>
          <table:table-cell table:style-name="Default" office:value-type="string" calcext:value-type="string">
            <text:p>Short Nam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2]=&quot;Connected Maximum-density Still Life&quot;; &quot;CMSL&quot;;&#10;IF([.C2]=&quot;Crossing Minimization&quot;; &quot;CM&quot;;&#10;IF([.C2]=&quot;Graceful Graphs&quot;; &quot;GG&quot;;&#10;IF([.C2]=&quot;Graph Colouring&quot;; &quot;GC&quot;;&#10;IF([.C2]=&quot;Incremental Scheduling&quot;; &quot;IS&quot;;&#10;IF([.C2]=&quot;Knight Tour&quot;; &quot;KT&quot;;&#10;IF([.C2]=&quot;Knight Tour With Holes&quot;; &quot;KTWH&quot;;&#10;IF([.C2]=&quot;Labyrinth&quot;; &quot;L&quot;;&#10;IF([.C2]=&quot;Maximal Clique Problem&quot;; &quot;MCP&quot;;&#10;IF([.C2]=&quot;Nomystery&quot;; &quot;NM&quot;;&#10;IF([.C2]=&quot;Partner Units&quot;; &quot;PU&quot;;&#10;IF([.C2]=&quot;Permutation Pattern Matching&quot;; &quot;PPM&quot;;&#10;IF([.C2]=&quot;Ricochet Robots&quot;; &quot;RR&quot;;&#10;IF([.C2]=&quot;Sokoban&quot;; &quot;S&quot;;&#10;IF([.C2]=&quot;Stable Marriage&quot;; &quot;SM&quot;;&#10;IF([.C2]=&quot;Valves Location Problem&quot;; &quot;VLP&quot;;&#10;IF([.C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3]=&quot;Connected Maximum-density Still Life&quot;; &quot;CMSL&quot;;&#10;IF([.C3]=&quot;Crossing Minimization&quot;; &quot;CM&quot;;&#10;IF([.C3]=&quot;Graceful Graphs&quot;; &quot;GG&quot;;&#10;IF([.C3]=&quot;Graph Colouring&quot;; &quot;GC&quot;;&#10;IF([.C3]=&quot;Incremental Scheduling&quot;; &quot;IS&quot;;&#10;IF([.C3]=&quot;Knight Tour&quot;; &quot;KT&quot;;&#10;IF([.C3]=&quot;Knight Tour With Holes&quot;; &quot;KTWH&quot;;&#10;IF([.C3]=&quot;Labyrinth&quot;; &quot;L&quot;;&#10;IF([.C3]=&quot;Maximal Clique Problem&quot;; &quot;MCP&quot;;&#10;IF([.C3]=&quot;Nomystery&quot;; &quot;NM&quot;;&#10;IF([.C3]=&quot;Partner Units&quot;; &quot;PU&quot;;&#10;IF([.C3]=&quot;Permutation Pattern Matching&quot;; &quot;PPM&quot;;&#10;IF([.C3]=&quot;Ricochet Robots&quot;; &quot;RR&quot;;&#10;IF([.C3]=&quot;Sokoban&quot;; &quot;S&quot;;&#10;IF([.C3]=&quot;Stable Marriage&quot;; &quot;SM&quot;;&#10;IF([.C3]=&quot;Valves Location Problem&quot;; &quot;VLP&quot;;&#10;IF([.C3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4]=&quot;Connected Maximum-density Still Life&quot;; &quot;CMSL&quot;;&#10;IF([.C4]=&quot;Crossing Minimization&quot;; &quot;CM&quot;;&#10;IF([.C4]=&quot;Graceful Graphs&quot;; &quot;GG&quot;;&#10;IF([.C4]=&quot;Graph Colouring&quot;; &quot;GC&quot;;&#10;IF([.C4]=&quot;Incremental Scheduling&quot;; &quot;IS&quot;;&#10;IF([.C4]=&quot;Knight Tour&quot;; &quot;KT&quot;;&#10;IF([.C4]=&quot;Knight Tour With Holes&quot;; &quot;KTWH&quot;;&#10;IF([.C4]=&quot;Labyrinth&quot;; &quot;L&quot;;&#10;IF([.C4]=&quot;Maximal Clique Problem&quot;; &quot;MCP&quot;;&#10;IF([.C4]=&quot;Nomystery&quot;; &quot;NM&quot;;&#10;IF([.C4]=&quot;Partner Units&quot;; &quot;PU&quot;;&#10;IF([.C4]=&quot;Permutation Pattern Matching&quot;; &quot;PPM&quot;;&#10;IF([.C4]=&quot;Ricochet Robots&quot;; &quot;RR&quot;;&#10;IF([.C4]=&quot;Sokoban&quot;; &quot;S&quot;;&#10;IF([.C4]=&quot;Stable Marriage&quot;; &quot;SM&quot;;&#10;IF([.C4]=&quot;Valves Location Problem&quot;; &quot;VLP&quot;;&#10;IF([.C4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5]=&quot;Connected Maximum-density Still Life&quot;; &quot;CMSL&quot;;&#10;IF([.C5]=&quot;Crossing Minimization&quot;; &quot;CM&quot;;&#10;IF([.C5]=&quot;Graceful Graphs&quot;; &quot;GG&quot;;&#10;IF([.C5]=&quot;Graph Colouring&quot;; &quot;GC&quot;;&#10;IF([.C5]=&quot;Incremental Scheduling&quot;; &quot;IS&quot;;&#10;IF([.C5]=&quot;Knight Tour&quot;; &quot;KT&quot;;&#10;IF([.C5]=&quot;Knight Tour With Holes&quot;; &quot;KTWH&quot;;&#10;IF([.C5]=&quot;Labyrinth&quot;; &quot;L&quot;;&#10;IF([.C5]=&quot;Maximal Clique Problem&quot;; &quot;MCP&quot;;&#10;IF([.C5]=&quot;Nomystery&quot;; &quot;NM&quot;;&#10;IF([.C5]=&quot;Partner Units&quot;; &quot;PU&quot;;&#10;IF([.C5]=&quot;Permutation Pattern Matching&quot;; &quot;PPM&quot;;&#10;IF([.C5]=&quot;Ricochet Robots&quot;; &quot;RR&quot;;&#10;IF([.C5]=&quot;Sokoban&quot;; &quot;S&quot;;&#10;IF([.C5]=&quot;Stable Marriage&quot;; &quot;SM&quot;;&#10;IF([.C5]=&quot;Valves Location Problem&quot;; &quot;VLP&quot;;&#10;IF([.C5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6]=&quot;Connected Maximum-density Still Life&quot;; &quot;CMSL&quot;;&#10;IF([.C6]=&quot;Crossing Minimization&quot;; &quot;CM&quot;;&#10;IF([.C6]=&quot;Graceful Graphs&quot;; &quot;GG&quot;;&#10;IF([.C6]=&quot;Graph Colouring&quot;; &quot;GC&quot;;&#10;IF([.C6]=&quot;Incremental Scheduling&quot;; &quot;IS&quot;;&#10;IF([.C6]=&quot;Knight Tour&quot;; &quot;KT&quot;;&#10;IF([.C6]=&quot;Knight Tour With Holes&quot;; &quot;KTWH&quot;;&#10;IF([.C6]=&quot;Labyrinth&quot;; &quot;L&quot;;&#10;IF([.C6]=&quot;Maximal Clique Problem&quot;; &quot;MCP&quot;;&#10;IF([.C6]=&quot;Nomystery&quot;; &quot;NM&quot;;&#10;IF([.C6]=&quot;Partner Units&quot;; &quot;PU&quot;;&#10;IF([.C6]=&quot;Permutation Pattern Matching&quot;; &quot;PPM&quot;;&#10;IF([.C6]=&quot;Ricochet Robots&quot;; &quot;RR&quot;;&#10;IF([.C6]=&quot;Sokoban&quot;; &quot;S&quot;;&#10;IF([.C6]=&quot;Stable Marriage&quot;; &quot;SM&quot;;&#10;IF([.C6]=&quot;Valves Location Problem&quot;; &quot;VLP&quot;;&#10;IF([.C6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7]=&quot;Connected Maximum-density Still Life&quot;; &quot;CMSL&quot;;&#10;IF([.C7]=&quot;Crossing Minimization&quot;; &quot;CM&quot;;&#10;IF([.C7]=&quot;Graceful Graphs&quot;; &quot;GG&quot;;&#10;IF([.C7]=&quot;Graph Colouring&quot;; &quot;GC&quot;;&#10;IF([.C7]=&quot;Incremental Scheduling&quot;; &quot;IS&quot;;&#10;IF([.C7]=&quot;Knight Tour&quot;; &quot;KT&quot;;&#10;IF([.C7]=&quot;Knight Tour With Holes&quot;; &quot;KTWH&quot;;&#10;IF([.C7]=&quot;Labyrinth&quot;; &quot;L&quot;;&#10;IF([.C7]=&quot;Maximal Clique Problem&quot;; &quot;MCP&quot;;&#10;IF([.C7]=&quot;Nomystery&quot;; &quot;NM&quot;;&#10;IF([.C7]=&quot;Partner Units&quot;; &quot;PU&quot;;&#10;IF([.C7]=&quot;Permutation Pattern Matching&quot;; &quot;PPM&quot;;&#10;IF([.C7]=&quot;Ricochet Robots&quot;; &quot;RR&quot;;&#10;IF([.C7]=&quot;Sokoban&quot;; &quot;S&quot;;&#10;IF([.C7]=&quot;Stable Marriage&quot;; &quot;SM&quot;;&#10;IF([.C7]=&quot;Valves Location Problem&quot;; &quot;VLP&quot;;&#10;IF([.C7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8]=&quot;Connected Maximum-density Still Life&quot;; &quot;CMSL&quot;;&#10;IF([.C8]=&quot;Crossing Minimization&quot;; &quot;CM&quot;;&#10;IF([.C8]=&quot;Graceful Graphs&quot;; &quot;GG&quot;;&#10;IF([.C8]=&quot;Graph Colouring&quot;; &quot;GC&quot;;&#10;IF([.C8]=&quot;Incremental Scheduling&quot;; &quot;IS&quot;;&#10;IF([.C8]=&quot;Knight Tour&quot;; &quot;KT&quot;;&#10;IF([.C8]=&quot;Knight Tour With Holes&quot;; &quot;KTWH&quot;;&#10;IF([.C8]=&quot;Labyrinth&quot;; &quot;L&quot;;&#10;IF([.C8]=&quot;Maximal Clique Problem&quot;; &quot;MCP&quot;;&#10;IF([.C8]=&quot;Nomystery&quot;; &quot;NM&quot;;&#10;IF([.C8]=&quot;Partner Units&quot;; &quot;PU&quot;;&#10;IF([.C8]=&quot;Permutation Pattern Matching&quot;; &quot;PPM&quot;;&#10;IF([.C8]=&quot;Ricochet Robots&quot;; &quot;RR&quot;;&#10;IF([.C8]=&quot;Sokoban&quot;; &quot;S&quot;;&#10;IF([.C8]=&quot;Stable Marriage&quot;; &quot;SM&quot;;&#10;IF([.C8]=&quot;Valves Location Problem&quot;; &quot;VLP&quot;;&#10;IF([.C8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9]=&quot;Connected Maximum-density Still Life&quot;; &quot;CMSL&quot;;&#10;IF([.C9]=&quot;Crossing Minimization&quot;; &quot;CM&quot;;&#10;IF([.C9]=&quot;Graceful Graphs&quot;; &quot;GG&quot;;&#10;IF([.C9]=&quot;Graph Colouring&quot;; &quot;GC&quot;;&#10;IF([.C9]=&quot;Incremental Scheduling&quot;; &quot;IS&quot;;&#10;IF([.C9]=&quot;Knight Tour&quot;; &quot;KT&quot;;&#10;IF([.C9]=&quot;Knight Tour With Holes&quot;; &quot;KTWH&quot;;&#10;IF([.C9]=&quot;Labyrinth&quot;; &quot;L&quot;;&#10;IF([.C9]=&quot;Maximal Clique Problem&quot;; &quot;MCP&quot;;&#10;IF([.C9]=&quot;Nomystery&quot;; &quot;NM&quot;;&#10;IF([.C9]=&quot;Partner Units&quot;; &quot;PU&quot;;&#10;IF([.C9]=&quot;Permutation Pattern Matching&quot;; &quot;PPM&quot;;&#10;IF([.C9]=&quot;Ricochet Robots&quot;; &quot;RR&quot;;&#10;IF([.C9]=&quot;Sokoban&quot;; &quot;S&quot;;&#10;IF([.C9]=&quot;Stable Marriage&quot;; &quot;SM&quot;;&#10;IF([.C9]=&quot;Valves Location Problem&quot;; &quot;VLP&quot;;&#10;IF([.C9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10]=&quot;Connected Maximum-density Still Life&quot;; &quot;CMSL&quot;;&#10;IF([.C10]=&quot;Crossing Minimization&quot;; &quot;CM&quot;;&#10;IF([.C10]=&quot;Graceful Graphs&quot;; &quot;GG&quot;;&#10;IF([.C10]=&quot;Graph Colouring&quot;; &quot;GC&quot;;&#10;IF([.C10]=&quot;Incremental Scheduling&quot;; &quot;IS&quot;;&#10;IF([.C10]=&quot;Knight Tour&quot;; &quot;KT&quot;;&#10;IF([.C10]=&quot;Knight Tour With Holes&quot;; &quot;KTWH&quot;;&#10;IF([.C10]=&quot;Labyrinth&quot;; &quot;L&quot;;&#10;IF([.C10]=&quot;Maximal Clique Problem&quot;; &quot;MCP&quot;;&#10;IF([.C10]=&quot;Nomystery&quot;; &quot;NM&quot;;&#10;IF([.C10]=&quot;Partner Units&quot;; &quot;PU&quot;;&#10;IF([.C10]=&quot;Permutation Pattern Matching&quot;; &quot;PPM&quot;;&#10;IF([.C10]=&quot;Ricochet Robots&quot;; &quot;RR&quot;;&#10;IF([.C10]=&quot;Sokoban&quot;; &quot;S&quot;;&#10;IF([.C10]=&quot;Stable Marriage&quot;; &quot;SM&quot;;&#10;IF([.C10]=&quot;Valves Location Problem&quot;; &quot;VLP&quot;;&#10;IF([.C10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11]=&quot;Connected Maximum-density Still Life&quot;; &quot;CMSL&quot;;&#10;IF([.C11]=&quot;Crossing Minimization&quot;; &quot;CM&quot;;&#10;IF([.C11]=&quot;Graceful Graphs&quot;; &quot;GG&quot;;&#10;IF([.C11]=&quot;Graph Colouring&quot;; &quot;GC&quot;;&#10;IF([.C11]=&quot;Incremental Scheduling&quot;; &quot;IS&quot;;&#10;IF([.C11]=&quot;Knight Tour&quot;; &quot;KT&quot;;&#10;IF([.C11]=&quot;Knight Tour With Holes&quot;; &quot;KTWH&quot;;&#10;IF([.C11]=&quot;Labyrinth&quot;; &quot;L&quot;;&#10;IF([.C11]=&quot;Maximal Clique Problem&quot;; &quot;MCP&quot;;&#10;IF([.C11]=&quot;Nomystery&quot;; &quot;NM&quot;;&#10;IF([.C11]=&quot;Partner Units&quot;; &quot;PU&quot;;&#10;IF([.C11]=&quot;Permutation Pattern Matching&quot;; &quot;PPM&quot;;&#10;IF([.C11]=&quot;Ricochet Robots&quot;; &quot;RR&quot;;&#10;IF([.C11]=&quot;Sokoban&quot;; &quot;S&quot;;&#10;IF([.C11]=&quot;Stable Marriage&quot;; &quot;SM&quot;;&#10;IF([.C11]=&quot;Valves Location Problem&quot;; &quot;VLP&quot;;&#10;IF([.C11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2]=&quot;Connected Maximum-density Still Life&quot;; &quot;CMSL&quot;;&#10;IF([.C12]=&quot;Crossing Minimization&quot;; &quot;CM&quot;;&#10;IF([.C12]=&quot;Graceful Graphs&quot;; &quot;GG&quot;;&#10;IF([.C12]=&quot;Graph Colouring&quot;; &quot;GC&quot;;&#10;IF([.C12]=&quot;Incremental Scheduling&quot;; &quot;IS&quot;;&#10;IF([.C12]=&quot;Knight Tour&quot;; &quot;KT&quot;;&#10;IF([.C12]=&quot;Knight Tour With Holes&quot;; &quot;KTWH&quot;;&#10;IF([.C12]=&quot;Labyrinth&quot;; &quot;L&quot;;&#10;IF([.C12]=&quot;Maximal Clique Problem&quot;; &quot;MCP&quot;;&#10;IF([.C12]=&quot;Nomystery&quot;; &quot;NM&quot;;&#10;IF([.C12]=&quot;Partner Units&quot;; &quot;PU&quot;;&#10;IF([.C12]=&quot;Permutation Pattern Matching&quot;; &quot;PPM&quot;;&#10;IF([.C12]=&quot;Ricochet Robots&quot;; &quot;RR&quot;;&#10;IF([.C12]=&quot;Sokoban&quot;; &quot;S&quot;;&#10;IF([.C12]=&quot;Stable Marriage&quot;; &quot;SM&quot;;&#10;IF([.C12]=&quot;Valves Location Problem&quot;; &quot;VLP&quot;;&#10;IF([.C12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3]=&quot;Connected Maximum-density Still Life&quot;; &quot;CMSL&quot;;&#10;IF([.C13]=&quot;Crossing Minimization&quot;; &quot;CM&quot;;&#10;IF([.C13]=&quot;Graceful Graphs&quot;; &quot;GG&quot;;&#10;IF([.C13]=&quot;Graph Colouring&quot;; &quot;GC&quot;;&#10;IF([.C13]=&quot;Incremental Scheduling&quot;; &quot;IS&quot;;&#10;IF([.C13]=&quot;Knight Tour&quot;; &quot;KT&quot;;&#10;IF([.C13]=&quot;Knight Tour With Holes&quot;; &quot;KTWH&quot;;&#10;IF([.C13]=&quot;Labyrinth&quot;; &quot;L&quot;;&#10;IF([.C13]=&quot;Maximal Clique Problem&quot;; &quot;MCP&quot;;&#10;IF([.C13]=&quot;Nomystery&quot;; &quot;NM&quot;;&#10;IF([.C13]=&quot;Partner Units&quot;; &quot;PU&quot;;&#10;IF([.C13]=&quot;Permutation Pattern Matching&quot;; &quot;PPM&quot;;&#10;IF([.C13]=&quot;Ricochet Robots&quot;; &quot;RR&quot;;&#10;IF([.C13]=&quot;Sokoban&quot;; &quot;S&quot;;&#10;IF([.C13]=&quot;Stable Marriage&quot;; &quot;SM&quot;;&#10;IF([.C13]=&quot;Valves Location Problem&quot;; &quot;VLP&quot;;&#10;IF([.C13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4]=&quot;Connected Maximum-density Still Life&quot;; &quot;CMSL&quot;;&#10;IF([.C14]=&quot;Crossing Minimization&quot;; &quot;CM&quot;;&#10;IF([.C14]=&quot;Graceful Graphs&quot;; &quot;GG&quot;;&#10;IF([.C14]=&quot;Graph Colouring&quot;; &quot;GC&quot;;&#10;IF([.C14]=&quot;Incremental Scheduling&quot;; &quot;IS&quot;;&#10;IF([.C14]=&quot;Knight Tour&quot;; &quot;KT&quot;;&#10;IF([.C14]=&quot;Knight Tour With Holes&quot;; &quot;KTWH&quot;;&#10;IF([.C14]=&quot;Labyrinth&quot;; &quot;L&quot;;&#10;IF([.C14]=&quot;Maximal Clique Problem&quot;; &quot;MCP&quot;;&#10;IF([.C14]=&quot;Nomystery&quot;; &quot;NM&quot;;&#10;IF([.C14]=&quot;Partner Units&quot;; &quot;PU&quot;;&#10;IF([.C14]=&quot;Permutation Pattern Matching&quot;; &quot;PPM&quot;;&#10;IF([.C14]=&quot;Ricochet Robots&quot;; &quot;RR&quot;;&#10;IF([.C14]=&quot;Sokoban&quot;; &quot;S&quot;;&#10;IF([.C14]=&quot;Stable Marriage&quot;; &quot;SM&quot;;&#10;IF([.C14]=&quot;Valves Location Problem&quot;; &quot;VLP&quot;;&#10;IF([.C14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5]=&quot;Connected Maximum-density Still Life&quot;; &quot;CMSL&quot;;&#10;IF([.C15]=&quot;Crossing Minimization&quot;; &quot;CM&quot;;&#10;IF([.C15]=&quot;Graceful Graphs&quot;; &quot;GG&quot;;&#10;IF([.C15]=&quot;Graph Colouring&quot;; &quot;GC&quot;;&#10;IF([.C15]=&quot;Incremental Scheduling&quot;; &quot;IS&quot;;&#10;IF([.C15]=&quot;Knight Tour&quot;; &quot;KT&quot;;&#10;IF([.C15]=&quot;Knight Tour With Holes&quot;; &quot;KTWH&quot;;&#10;IF([.C15]=&quot;Labyrinth&quot;; &quot;L&quot;;&#10;IF([.C15]=&quot;Maximal Clique Problem&quot;; &quot;MCP&quot;;&#10;IF([.C15]=&quot;Nomystery&quot;; &quot;NM&quot;;&#10;IF([.C15]=&quot;Partner Units&quot;; &quot;PU&quot;;&#10;IF([.C15]=&quot;Permutation Pattern Matching&quot;; &quot;PPM&quot;;&#10;IF([.C15]=&quot;Ricochet Robots&quot;; &quot;RR&quot;;&#10;IF([.C15]=&quot;Sokoban&quot;; &quot;S&quot;;&#10;IF([.C15]=&quot;Stable Marriage&quot;; &quot;SM&quot;;&#10;IF([.C15]=&quot;Valves Location Problem&quot;; &quot;VLP&quot;;&#10;IF([.C15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6]=&quot;Connected Maximum-density Still Life&quot;; &quot;CMSL&quot;;&#10;IF([.C16]=&quot;Crossing Minimization&quot;; &quot;CM&quot;;&#10;IF([.C16]=&quot;Graceful Graphs&quot;; &quot;GG&quot;;&#10;IF([.C16]=&quot;Graph Colouring&quot;; &quot;GC&quot;;&#10;IF([.C16]=&quot;Incremental Scheduling&quot;; &quot;IS&quot;;&#10;IF([.C16]=&quot;Knight Tour&quot;; &quot;KT&quot;;&#10;IF([.C16]=&quot;Knight Tour With Holes&quot;; &quot;KTWH&quot;;&#10;IF([.C16]=&quot;Labyrinth&quot;; &quot;L&quot;;&#10;IF([.C16]=&quot;Maximal Clique Problem&quot;; &quot;MCP&quot;;&#10;IF([.C16]=&quot;Nomystery&quot;; &quot;NM&quot;;&#10;IF([.C16]=&quot;Partner Units&quot;; &quot;PU&quot;;&#10;IF([.C16]=&quot;Permutation Pattern Matching&quot;; &quot;PPM&quot;;&#10;IF([.C16]=&quot;Ricochet Robots&quot;; &quot;RR&quot;;&#10;IF([.C16]=&quot;Sokoban&quot;; &quot;S&quot;;&#10;IF([.C16]=&quot;Stable Marriage&quot;; &quot;SM&quot;;&#10;IF([.C16]=&quot;Valves Location Problem&quot;; &quot;VLP&quot;;&#10;IF([.C16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7]=&quot;Connected Maximum-density Still Life&quot;; &quot;CMSL&quot;;&#10;IF([.C17]=&quot;Crossing Minimization&quot;; &quot;CM&quot;;&#10;IF([.C17]=&quot;Graceful Graphs&quot;; &quot;GG&quot;;&#10;IF([.C17]=&quot;Graph Colouring&quot;; &quot;GC&quot;;&#10;IF([.C17]=&quot;Incremental Scheduling&quot;; &quot;IS&quot;;&#10;IF([.C17]=&quot;Knight Tour&quot;; &quot;KT&quot;;&#10;IF([.C17]=&quot;Knight Tour With Holes&quot;; &quot;KTWH&quot;;&#10;IF([.C17]=&quot;Labyrinth&quot;; &quot;L&quot;;&#10;IF([.C17]=&quot;Maximal Clique Problem&quot;; &quot;MCP&quot;;&#10;IF([.C17]=&quot;Nomystery&quot;; &quot;NM&quot;;&#10;IF([.C17]=&quot;Partner Units&quot;; &quot;PU&quot;;&#10;IF([.C17]=&quot;Permutation Pattern Matching&quot;; &quot;PPM&quot;;&#10;IF([.C17]=&quot;Ricochet Robots&quot;; &quot;RR&quot;;&#10;IF([.C17]=&quot;Sokoban&quot;; &quot;S&quot;;&#10;IF([.C17]=&quot;Stable Marriage&quot;; &quot;SM&quot;;&#10;IF([.C17]=&quot;Valves Location Problem&quot;; &quot;VLP&quot;;&#10;IF([.C17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8]=&quot;Connected Maximum-density Still Life&quot;; &quot;CMSL&quot;;&#10;IF([.C18]=&quot;Crossing Minimization&quot;; &quot;CM&quot;;&#10;IF([.C18]=&quot;Graceful Graphs&quot;; &quot;GG&quot;;&#10;IF([.C18]=&quot;Graph Colouring&quot;; &quot;GC&quot;;&#10;IF([.C18]=&quot;Incremental Scheduling&quot;; &quot;IS&quot;;&#10;IF([.C18]=&quot;Knight Tour&quot;; &quot;KT&quot;;&#10;IF([.C18]=&quot;Knight Tour With Holes&quot;; &quot;KTWH&quot;;&#10;IF([.C18]=&quot;Labyrinth&quot;; &quot;L&quot;;&#10;IF([.C18]=&quot;Maximal Clique Problem&quot;; &quot;MCP&quot;;&#10;IF([.C18]=&quot;Nomystery&quot;; &quot;NM&quot;;&#10;IF([.C18]=&quot;Partner Units&quot;; &quot;PU&quot;;&#10;IF([.C18]=&quot;Permutation Pattern Matching&quot;; &quot;PPM&quot;;&#10;IF([.C18]=&quot;Ricochet Robots&quot;; &quot;RR&quot;;&#10;IF([.C18]=&quot;Sokoban&quot;; &quot;S&quot;;&#10;IF([.C18]=&quot;Stable Marriage&quot;; &quot;SM&quot;;&#10;IF([.C18]=&quot;Valves Location Problem&quot;; &quot;VLP&quot;;&#10;IF([.C18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9]=&quot;Connected Maximum-density Still Life&quot;; &quot;CMSL&quot;;&#10;IF([.C19]=&quot;Crossing Minimization&quot;; &quot;CM&quot;;&#10;IF([.C19]=&quot;Graceful Graphs&quot;; &quot;GG&quot;;&#10;IF([.C19]=&quot;Graph Colouring&quot;; &quot;GC&quot;;&#10;IF([.C19]=&quot;Incremental Scheduling&quot;; &quot;IS&quot;;&#10;IF([.C19]=&quot;Knight Tour&quot;; &quot;KT&quot;;&#10;IF([.C19]=&quot;Knight Tour With Holes&quot;; &quot;KTWH&quot;;&#10;IF([.C19]=&quot;Labyrinth&quot;; &quot;L&quot;;&#10;IF([.C19]=&quot;Maximal Clique Problem&quot;; &quot;MCP&quot;;&#10;IF([.C19]=&quot;Nomystery&quot;; &quot;NM&quot;;&#10;IF([.C19]=&quot;Partner Units&quot;; &quot;PU&quot;;&#10;IF([.C19]=&quot;Permutation Pattern Matching&quot;; &quot;PPM&quot;;&#10;IF([.C19]=&quot;Ricochet Robots&quot;; &quot;RR&quot;;&#10;IF([.C19]=&quot;Sokoban&quot;; &quot;S&quot;;&#10;IF([.C19]=&quot;Stable Marriage&quot;; &quot;SM&quot;;&#10;IF([.C19]=&quot;Valves Location Problem&quot;; &quot;VLP&quot;;&#10;IF([.C19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20]=&quot;Connected Maximum-density Still Life&quot;; &quot;CMSL&quot;;&#10;IF([.C20]=&quot;Crossing Minimization&quot;; &quot;CM&quot;;&#10;IF([.C20]=&quot;Graceful Graphs&quot;; &quot;GG&quot;;&#10;IF([.C20]=&quot;Graph Colouring&quot;; &quot;GC&quot;;&#10;IF([.C20]=&quot;Incremental Scheduling&quot;; &quot;IS&quot;;&#10;IF([.C20]=&quot;Knight Tour&quot;; &quot;KT&quot;;&#10;IF([.C20]=&quot;Knight Tour With Holes&quot;; &quot;KTWH&quot;;&#10;IF([.C20]=&quot;Labyrinth&quot;; &quot;L&quot;;&#10;IF([.C20]=&quot;Maximal Clique Problem&quot;; &quot;MCP&quot;;&#10;IF([.C20]=&quot;Nomystery&quot;; &quot;NM&quot;;&#10;IF([.C20]=&quot;Partner Units&quot;; &quot;PU&quot;;&#10;IF([.C20]=&quot;Permutation Pattern Matching&quot;; &quot;PPM&quot;;&#10;IF([.C20]=&quot;Ricochet Robots&quot;; &quot;RR&quot;;&#10;IF([.C20]=&quot;Sokoban&quot;; &quot;S&quot;;&#10;IF([.C20]=&quot;Stable Marriage&quot;; &quot;SM&quot;;&#10;IF([.C20]=&quot;Valves Location Problem&quot;; &quot;VLP&quot;;&#10;IF([.C20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21]=&quot;Connected Maximum-density Still Life&quot;; &quot;CMSL&quot;;&#10;IF([.C21]=&quot;Crossing Minimization&quot;; &quot;CM&quot;;&#10;IF([.C21]=&quot;Graceful Graphs&quot;; &quot;GG&quot;;&#10;IF([.C21]=&quot;Graph Colouring&quot;; &quot;GC&quot;;&#10;IF([.C21]=&quot;Incremental Scheduling&quot;; &quot;IS&quot;;&#10;IF([.C21]=&quot;Knight Tour&quot;; &quot;KT&quot;;&#10;IF([.C21]=&quot;Knight Tour With Holes&quot;; &quot;KTWH&quot;;&#10;IF([.C21]=&quot;Labyrinth&quot;; &quot;L&quot;;&#10;IF([.C21]=&quot;Maximal Clique Problem&quot;; &quot;MCP&quot;;&#10;IF([.C21]=&quot;Nomystery&quot;; &quot;NM&quot;;&#10;IF([.C21]=&quot;Partner Units&quot;; &quot;PU&quot;;&#10;IF([.C21]=&quot;Permutation Pattern Matching&quot;; &quot;PPM&quot;;&#10;IF([.C21]=&quot;Ricochet Robots&quot;; &quot;RR&quot;;&#10;IF([.C21]=&quot;Sokoban&quot;; &quot;S&quot;;&#10;IF([.C21]=&quot;Stable Marriage&quot;; &quot;SM&quot;;&#10;IF([.C21]=&quot;Valves Location Problem&quot;; &quot;VLP&quot;;&#10;IF([.C21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2]=&quot;Connected Maximum-density Still Life&quot;; &quot;CMSL&quot;;&#10;IF([.C22]=&quot;Crossing Minimization&quot;; &quot;CM&quot;;&#10;IF([.C22]=&quot;Graceful Graphs&quot;; &quot;GG&quot;;&#10;IF([.C22]=&quot;Graph Colouring&quot;; &quot;GC&quot;;&#10;IF([.C22]=&quot;Incremental Scheduling&quot;; &quot;IS&quot;;&#10;IF([.C22]=&quot;Knight Tour&quot;; &quot;KT&quot;;&#10;IF([.C22]=&quot;Knight Tour With Holes&quot;; &quot;KTWH&quot;;&#10;IF([.C22]=&quot;Labyrinth&quot;; &quot;L&quot;;&#10;IF([.C22]=&quot;Maximal Clique Problem&quot;; &quot;MCP&quot;;&#10;IF([.C22]=&quot;Nomystery&quot;; &quot;NM&quot;;&#10;IF([.C22]=&quot;Partner Units&quot;; &quot;PU&quot;;&#10;IF([.C22]=&quot;Permutation Pattern Matching&quot;; &quot;PPM&quot;;&#10;IF([.C22]=&quot;Ricochet Robots&quot;; &quot;RR&quot;;&#10;IF([.C22]=&quot;Sokoban&quot;; &quot;S&quot;;&#10;IF([.C22]=&quot;Stable Marriage&quot;; &quot;SM&quot;;&#10;IF([.C22]=&quot;Valves Location Problem&quot;; &quot;VLP&quot;;&#10;IF([.C22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3]=&quot;Connected Maximum-density Still Life&quot;; &quot;CMSL&quot;;&#10;IF([.C23]=&quot;Crossing Minimization&quot;; &quot;CM&quot;;&#10;IF([.C23]=&quot;Graceful Graphs&quot;; &quot;GG&quot;;&#10;IF([.C23]=&quot;Graph Colouring&quot;; &quot;GC&quot;;&#10;IF([.C23]=&quot;Incremental Scheduling&quot;; &quot;IS&quot;;&#10;IF([.C23]=&quot;Knight Tour&quot;; &quot;KT&quot;;&#10;IF([.C23]=&quot;Knight Tour With Holes&quot;; &quot;KTWH&quot;;&#10;IF([.C23]=&quot;Labyrinth&quot;; &quot;L&quot;;&#10;IF([.C23]=&quot;Maximal Clique Problem&quot;; &quot;MCP&quot;;&#10;IF([.C23]=&quot;Nomystery&quot;; &quot;NM&quot;;&#10;IF([.C23]=&quot;Partner Units&quot;; &quot;PU&quot;;&#10;IF([.C23]=&quot;Permutation Pattern Matching&quot;; &quot;PPM&quot;;&#10;IF([.C23]=&quot;Ricochet Robots&quot;; &quot;RR&quot;;&#10;IF([.C23]=&quot;Sokoban&quot;; &quot;S&quot;;&#10;IF([.C23]=&quot;Stable Marriage&quot;; &quot;SM&quot;;&#10;IF([.C23]=&quot;Valves Location Problem&quot;; &quot;VLP&quot;;&#10;IF([.C23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4]=&quot;Connected Maximum-density Still Life&quot;; &quot;CMSL&quot;;&#10;IF([.C24]=&quot;Crossing Minimization&quot;; &quot;CM&quot;;&#10;IF([.C24]=&quot;Graceful Graphs&quot;; &quot;GG&quot;;&#10;IF([.C24]=&quot;Graph Colouring&quot;; &quot;GC&quot;;&#10;IF([.C24]=&quot;Incremental Scheduling&quot;; &quot;IS&quot;;&#10;IF([.C24]=&quot;Knight Tour&quot;; &quot;KT&quot;;&#10;IF([.C24]=&quot;Knight Tour With Holes&quot;; &quot;KTWH&quot;;&#10;IF([.C24]=&quot;Labyrinth&quot;; &quot;L&quot;;&#10;IF([.C24]=&quot;Maximal Clique Problem&quot;; &quot;MCP&quot;;&#10;IF([.C24]=&quot;Nomystery&quot;; &quot;NM&quot;;&#10;IF([.C24]=&quot;Partner Units&quot;; &quot;PU&quot;;&#10;IF([.C24]=&quot;Permutation Pattern Matching&quot;; &quot;PPM&quot;;&#10;IF([.C24]=&quot;Ricochet Robots&quot;; &quot;RR&quot;;&#10;IF([.C24]=&quot;Sokoban&quot;; &quot;S&quot;;&#10;IF([.C24]=&quot;Stable Marriage&quot;; &quot;SM&quot;;&#10;IF([.C24]=&quot;Valves Location Problem&quot;; &quot;VLP&quot;;&#10;IF([.C24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5]=&quot;Connected Maximum-density Still Life&quot;; &quot;CMSL&quot;;&#10;IF([.C25]=&quot;Crossing Minimization&quot;; &quot;CM&quot;;&#10;IF([.C25]=&quot;Graceful Graphs&quot;; &quot;GG&quot;;&#10;IF([.C25]=&quot;Graph Colouring&quot;; &quot;GC&quot;;&#10;IF([.C25]=&quot;Incremental Scheduling&quot;; &quot;IS&quot;;&#10;IF([.C25]=&quot;Knight Tour&quot;; &quot;KT&quot;;&#10;IF([.C25]=&quot;Knight Tour With Holes&quot;; &quot;KTWH&quot;;&#10;IF([.C25]=&quot;Labyrinth&quot;; &quot;L&quot;;&#10;IF([.C25]=&quot;Maximal Clique Problem&quot;; &quot;MCP&quot;;&#10;IF([.C25]=&quot;Nomystery&quot;; &quot;NM&quot;;&#10;IF([.C25]=&quot;Partner Units&quot;; &quot;PU&quot;;&#10;IF([.C25]=&quot;Permutation Pattern Matching&quot;; &quot;PPM&quot;;&#10;IF([.C25]=&quot;Ricochet Robots&quot;; &quot;RR&quot;;&#10;IF([.C25]=&quot;Sokoban&quot;; &quot;S&quot;;&#10;IF([.C25]=&quot;Stable Marriage&quot;; &quot;SM&quot;;&#10;IF([.C25]=&quot;Valves Location Problem&quot;; &quot;VLP&quot;;&#10;IF([.C25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6]=&quot;Connected Maximum-density Still Life&quot;; &quot;CMSL&quot;;&#10;IF([.C26]=&quot;Crossing Minimization&quot;; &quot;CM&quot;;&#10;IF([.C26]=&quot;Graceful Graphs&quot;; &quot;GG&quot;;&#10;IF([.C26]=&quot;Graph Colouring&quot;; &quot;GC&quot;;&#10;IF([.C26]=&quot;Incremental Scheduling&quot;; &quot;IS&quot;;&#10;IF([.C26]=&quot;Knight Tour&quot;; &quot;KT&quot;;&#10;IF([.C26]=&quot;Knight Tour With Holes&quot;; &quot;KTWH&quot;;&#10;IF([.C26]=&quot;Labyrinth&quot;; &quot;L&quot;;&#10;IF([.C26]=&quot;Maximal Clique Problem&quot;; &quot;MCP&quot;;&#10;IF([.C26]=&quot;Nomystery&quot;; &quot;NM&quot;;&#10;IF([.C26]=&quot;Partner Units&quot;; &quot;PU&quot;;&#10;IF([.C26]=&quot;Permutation Pattern Matching&quot;; &quot;PPM&quot;;&#10;IF([.C26]=&quot;Ricochet Robots&quot;; &quot;RR&quot;;&#10;IF([.C26]=&quot;Sokoban&quot;; &quot;S&quot;;&#10;IF([.C26]=&quot;Stable Marriage&quot;; &quot;SM&quot;;&#10;IF([.C26]=&quot;Valves Location Problem&quot;; &quot;VLP&quot;;&#10;IF([.C26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7]=&quot;Connected Maximum-density Still Life&quot;; &quot;CMSL&quot;;&#10;IF([.C27]=&quot;Crossing Minimization&quot;; &quot;CM&quot;;&#10;IF([.C27]=&quot;Graceful Graphs&quot;; &quot;GG&quot;;&#10;IF([.C27]=&quot;Graph Colouring&quot;; &quot;GC&quot;;&#10;IF([.C27]=&quot;Incremental Scheduling&quot;; &quot;IS&quot;;&#10;IF([.C27]=&quot;Knight Tour&quot;; &quot;KT&quot;;&#10;IF([.C27]=&quot;Knight Tour With Holes&quot;; &quot;KTWH&quot;;&#10;IF([.C27]=&quot;Labyrinth&quot;; &quot;L&quot;;&#10;IF([.C27]=&quot;Maximal Clique Problem&quot;; &quot;MCP&quot;;&#10;IF([.C27]=&quot;Nomystery&quot;; &quot;NM&quot;;&#10;IF([.C27]=&quot;Partner Units&quot;; &quot;PU&quot;;&#10;IF([.C27]=&quot;Permutation Pattern Matching&quot;; &quot;PPM&quot;;&#10;IF([.C27]=&quot;Ricochet Robots&quot;; &quot;RR&quot;;&#10;IF([.C27]=&quot;Sokoban&quot;; &quot;S&quot;;&#10;IF([.C27]=&quot;Stable Marriage&quot;; &quot;SM&quot;;&#10;IF([.C27]=&quot;Valves Location Problem&quot;; &quot;VLP&quot;;&#10;IF([.C27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8]=&quot;Connected Maximum-density Still Life&quot;; &quot;CMSL&quot;;&#10;IF([.C28]=&quot;Crossing Minimization&quot;; &quot;CM&quot;;&#10;IF([.C28]=&quot;Graceful Graphs&quot;; &quot;GG&quot;;&#10;IF([.C28]=&quot;Graph Colouring&quot;; &quot;GC&quot;;&#10;IF([.C28]=&quot;Incremental Scheduling&quot;; &quot;IS&quot;;&#10;IF([.C28]=&quot;Knight Tour&quot;; &quot;KT&quot;;&#10;IF([.C28]=&quot;Knight Tour With Holes&quot;; &quot;KTWH&quot;;&#10;IF([.C28]=&quot;Labyrinth&quot;; &quot;L&quot;;&#10;IF([.C28]=&quot;Maximal Clique Problem&quot;; &quot;MCP&quot;;&#10;IF([.C28]=&quot;Nomystery&quot;; &quot;NM&quot;;&#10;IF([.C28]=&quot;Partner Units&quot;; &quot;PU&quot;;&#10;IF([.C28]=&quot;Permutation Pattern Matching&quot;; &quot;PPM&quot;;&#10;IF([.C28]=&quot;Ricochet Robots&quot;; &quot;RR&quot;;&#10;IF([.C28]=&quot;Sokoban&quot;; &quot;S&quot;;&#10;IF([.C28]=&quot;Stable Marriage&quot;; &quot;SM&quot;;&#10;IF([.C28]=&quot;Valves Location Problem&quot;; &quot;VLP&quot;;&#10;IF([.C28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29]=&quot;Connected Maximum-density Still Life&quot;; &quot;CMSL&quot;;&#10;IF([.C29]=&quot;Crossing Minimization&quot;; &quot;CM&quot;;&#10;IF([.C29]=&quot;Graceful Graphs&quot;; &quot;GG&quot;;&#10;IF([.C29]=&quot;Graph Colouring&quot;; &quot;GC&quot;;&#10;IF([.C29]=&quot;Incremental Scheduling&quot;; &quot;IS&quot;;&#10;IF([.C29]=&quot;Knight Tour&quot;; &quot;KT&quot;;&#10;IF([.C29]=&quot;Knight Tour With Holes&quot;; &quot;KTWH&quot;;&#10;IF([.C29]=&quot;Labyrinth&quot;; &quot;L&quot;;&#10;IF([.C29]=&quot;Maximal Clique Problem&quot;; &quot;MCP&quot;;&#10;IF([.C29]=&quot;Nomystery&quot;; &quot;NM&quot;;&#10;IF([.C29]=&quot;Partner Units&quot;; &quot;PU&quot;;&#10;IF([.C29]=&quot;Permutation Pattern Matching&quot;; &quot;PPM&quot;;&#10;IF([.C29]=&quot;Ricochet Robots&quot;; &quot;RR&quot;;&#10;IF([.C29]=&quot;Sokoban&quot;; &quot;S&quot;;&#10;IF([.C29]=&quot;Stable Marriage&quot;; &quot;SM&quot;;&#10;IF([.C29]=&quot;Valves Location Problem&quot;; &quot;VLP&quot;;&#10;IF([.C29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30]=&quot;Connected Maximum-density Still Life&quot;; &quot;CMSL&quot;;&#10;IF([.C30]=&quot;Crossing Minimization&quot;; &quot;CM&quot;;&#10;IF([.C30]=&quot;Graceful Graphs&quot;; &quot;GG&quot;;&#10;IF([.C30]=&quot;Graph Colouring&quot;; &quot;GC&quot;;&#10;IF([.C30]=&quot;Incremental Scheduling&quot;; &quot;IS&quot;;&#10;IF([.C30]=&quot;Knight Tour&quot;; &quot;KT&quot;;&#10;IF([.C30]=&quot;Knight Tour With Holes&quot;; &quot;KTWH&quot;;&#10;IF([.C30]=&quot;Labyrinth&quot;; &quot;L&quot;;&#10;IF([.C30]=&quot;Maximal Clique Problem&quot;; &quot;MCP&quot;;&#10;IF([.C30]=&quot;Nomystery&quot;; &quot;NM&quot;;&#10;IF([.C30]=&quot;Partner Units&quot;; &quot;PU&quot;;&#10;IF([.C30]=&quot;Permutation Pattern Matching&quot;; &quot;PPM&quot;;&#10;IF([.C30]=&quot;Ricochet Robots&quot;; &quot;RR&quot;;&#10;IF([.C30]=&quot;Sokoban&quot;; &quot;S&quot;;&#10;IF([.C30]=&quot;Stable Marriage&quot;; &quot;SM&quot;;&#10;IF([.C30]=&quot;Valves Location Problem&quot;; &quot;VLP&quot;;&#10;IF([.C30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31]=&quot;Connected Maximum-density Still Life&quot;; &quot;CMSL&quot;;&#10;IF([.C31]=&quot;Crossing Minimization&quot;; &quot;CM&quot;;&#10;IF([.C31]=&quot;Graceful Graphs&quot;; &quot;GG&quot;;&#10;IF([.C31]=&quot;Graph Colouring&quot;; &quot;GC&quot;;&#10;IF([.C31]=&quot;Incremental Scheduling&quot;; &quot;IS&quot;;&#10;IF([.C31]=&quot;Knight Tour&quot;; &quot;KT&quot;;&#10;IF([.C31]=&quot;Knight Tour With Holes&quot;; &quot;KTWH&quot;;&#10;IF([.C31]=&quot;Labyrinth&quot;; &quot;L&quot;;&#10;IF([.C31]=&quot;Maximal Clique Problem&quot;; &quot;MCP&quot;;&#10;IF([.C31]=&quot;Nomystery&quot;; &quot;NM&quot;;&#10;IF([.C31]=&quot;Partner Units&quot;; &quot;PU&quot;;&#10;IF([.C31]=&quot;Permutation Pattern Matching&quot;; &quot;PPM&quot;;&#10;IF([.C31]=&quot;Ricochet Robots&quot;; &quot;RR&quot;;&#10;IF([.C31]=&quot;Sokoban&quot;; &quot;S&quot;;&#10;IF([.C31]=&quot;Stable Marriage&quot;; &quot;SM&quot;;&#10;IF([.C31]=&quot;Valves Location Problem&quot;; &quot;VLP&quot;;&#10;IF([.C31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2]=&quot;Connected Maximum-density Still Life&quot;; &quot;CMSL&quot;;&#10;IF([.C32]=&quot;Crossing Minimization&quot;; &quot;CM&quot;;&#10;IF([.C32]=&quot;Graceful Graphs&quot;; &quot;GG&quot;;&#10;IF([.C32]=&quot;Graph Colouring&quot;; &quot;GC&quot;;&#10;IF([.C32]=&quot;Incremental Scheduling&quot;; &quot;IS&quot;;&#10;IF([.C32]=&quot;Knight Tour&quot;; &quot;KT&quot;;&#10;IF([.C32]=&quot;Knight Tour With Holes&quot;; &quot;KTWH&quot;;&#10;IF([.C32]=&quot;Labyrinth&quot;; &quot;L&quot;;&#10;IF([.C32]=&quot;Maximal Clique Problem&quot;; &quot;MCP&quot;;&#10;IF([.C32]=&quot;Nomystery&quot;; &quot;NM&quot;;&#10;IF([.C32]=&quot;Partner Units&quot;; &quot;PU&quot;;&#10;IF([.C32]=&quot;Permutation Pattern Matching&quot;; &quot;PPM&quot;;&#10;IF([.C32]=&quot;Ricochet Robots&quot;; &quot;RR&quot;;&#10;IF([.C32]=&quot;Sokoban&quot;; &quot;S&quot;;&#10;IF([.C32]=&quot;Stable Marriage&quot;; &quot;SM&quot;;&#10;IF([.C32]=&quot;Valves Location Problem&quot;; &quot;VLP&quot;;&#10;IF([.C32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3]=&quot;Connected Maximum-density Still Life&quot;; &quot;CMSL&quot;;&#10;IF([.C33]=&quot;Crossing Minimization&quot;; &quot;CM&quot;;&#10;IF([.C33]=&quot;Graceful Graphs&quot;; &quot;GG&quot;;&#10;IF([.C33]=&quot;Graph Colouring&quot;; &quot;GC&quot;;&#10;IF([.C33]=&quot;Incremental Scheduling&quot;; &quot;IS&quot;;&#10;IF([.C33]=&quot;Knight Tour&quot;; &quot;KT&quot;;&#10;IF([.C33]=&quot;Knight Tour With Holes&quot;; &quot;KTWH&quot;;&#10;IF([.C33]=&quot;Labyrinth&quot;; &quot;L&quot;;&#10;IF([.C33]=&quot;Maximal Clique Problem&quot;; &quot;MCP&quot;;&#10;IF([.C33]=&quot;Nomystery&quot;; &quot;NM&quot;;&#10;IF([.C33]=&quot;Partner Units&quot;; &quot;PU&quot;;&#10;IF([.C33]=&quot;Permutation Pattern Matching&quot;; &quot;PPM&quot;;&#10;IF([.C33]=&quot;Ricochet Robots&quot;; &quot;RR&quot;;&#10;IF([.C33]=&quot;Sokoban&quot;; &quot;S&quot;;&#10;IF([.C33]=&quot;Stable Marriage&quot;; &quot;SM&quot;;&#10;IF([.C33]=&quot;Valves Location Problem&quot;; &quot;VLP&quot;;&#10;IF([.C33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4]=&quot;Connected Maximum-density Still Life&quot;; &quot;CMSL&quot;;&#10;IF([.C34]=&quot;Crossing Minimization&quot;; &quot;CM&quot;;&#10;IF([.C34]=&quot;Graceful Graphs&quot;; &quot;GG&quot;;&#10;IF([.C34]=&quot;Graph Colouring&quot;; &quot;GC&quot;;&#10;IF([.C34]=&quot;Incremental Scheduling&quot;; &quot;IS&quot;;&#10;IF([.C34]=&quot;Knight Tour&quot;; &quot;KT&quot;;&#10;IF([.C34]=&quot;Knight Tour With Holes&quot;; &quot;KTWH&quot;;&#10;IF([.C34]=&quot;Labyrinth&quot;; &quot;L&quot;;&#10;IF([.C34]=&quot;Maximal Clique Problem&quot;; &quot;MCP&quot;;&#10;IF([.C34]=&quot;Nomystery&quot;; &quot;NM&quot;;&#10;IF([.C34]=&quot;Partner Units&quot;; &quot;PU&quot;;&#10;IF([.C34]=&quot;Permutation Pattern Matching&quot;; &quot;PPM&quot;;&#10;IF([.C34]=&quot;Ricochet Robots&quot;; &quot;RR&quot;;&#10;IF([.C34]=&quot;Sokoban&quot;; &quot;S&quot;;&#10;IF([.C34]=&quot;Stable Marriage&quot;; &quot;SM&quot;;&#10;IF([.C34]=&quot;Valves Location Problem&quot;; &quot;VLP&quot;;&#10;IF([.C34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5]=&quot;Connected Maximum-density Still Life&quot;; &quot;CMSL&quot;;&#10;IF([.C35]=&quot;Crossing Minimization&quot;; &quot;CM&quot;;&#10;IF([.C35]=&quot;Graceful Graphs&quot;; &quot;GG&quot;;&#10;IF([.C35]=&quot;Graph Colouring&quot;; &quot;GC&quot;;&#10;IF([.C35]=&quot;Incremental Scheduling&quot;; &quot;IS&quot;;&#10;IF([.C35]=&quot;Knight Tour&quot;; &quot;KT&quot;;&#10;IF([.C35]=&quot;Knight Tour With Holes&quot;; &quot;KTWH&quot;;&#10;IF([.C35]=&quot;Labyrinth&quot;; &quot;L&quot;;&#10;IF([.C35]=&quot;Maximal Clique Problem&quot;; &quot;MCP&quot;;&#10;IF([.C35]=&quot;Nomystery&quot;; &quot;NM&quot;;&#10;IF([.C35]=&quot;Partner Units&quot;; &quot;PU&quot;;&#10;IF([.C35]=&quot;Permutation Pattern Matching&quot;; &quot;PPM&quot;;&#10;IF([.C35]=&quot;Ricochet Robots&quot;; &quot;RR&quot;;&#10;IF([.C35]=&quot;Sokoban&quot;; &quot;S&quot;;&#10;IF([.C35]=&quot;Stable Marriage&quot;; &quot;SM&quot;;&#10;IF([.C35]=&quot;Valves Location Problem&quot;; &quot;VLP&quot;;&#10;IF([.C35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6]=&quot;Connected Maximum-density Still Life&quot;; &quot;CMSL&quot;;&#10;IF([.C36]=&quot;Crossing Minimization&quot;; &quot;CM&quot;;&#10;IF([.C36]=&quot;Graceful Graphs&quot;; &quot;GG&quot;;&#10;IF([.C36]=&quot;Graph Colouring&quot;; &quot;GC&quot;;&#10;IF([.C36]=&quot;Incremental Scheduling&quot;; &quot;IS&quot;;&#10;IF([.C36]=&quot;Knight Tour&quot;; &quot;KT&quot;;&#10;IF([.C36]=&quot;Knight Tour With Holes&quot;; &quot;KTWH&quot;;&#10;IF([.C36]=&quot;Labyrinth&quot;; &quot;L&quot;;&#10;IF([.C36]=&quot;Maximal Clique Problem&quot;; &quot;MCP&quot;;&#10;IF([.C36]=&quot;Nomystery&quot;; &quot;NM&quot;;&#10;IF([.C36]=&quot;Partner Units&quot;; &quot;PU&quot;;&#10;IF([.C36]=&quot;Permutation Pattern Matching&quot;; &quot;PPM&quot;;&#10;IF([.C36]=&quot;Ricochet Robots&quot;; &quot;RR&quot;;&#10;IF([.C36]=&quot;Sokoban&quot;; &quot;S&quot;;&#10;IF([.C36]=&quot;Stable Marriage&quot;; &quot;SM&quot;;&#10;IF([.C36]=&quot;Valves Location Problem&quot;; &quot;VLP&quot;;&#10;IF([.C36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7]=&quot;Connected Maximum-density Still Life&quot;; &quot;CMSL&quot;;&#10;IF([.C37]=&quot;Crossing Minimization&quot;; &quot;CM&quot;;&#10;IF([.C37]=&quot;Graceful Graphs&quot;; &quot;GG&quot;;&#10;IF([.C37]=&quot;Graph Colouring&quot;; &quot;GC&quot;;&#10;IF([.C37]=&quot;Incremental Scheduling&quot;; &quot;IS&quot;;&#10;IF([.C37]=&quot;Knight Tour&quot;; &quot;KT&quot;;&#10;IF([.C37]=&quot;Knight Tour With Holes&quot;; &quot;KTWH&quot;;&#10;IF([.C37]=&quot;Labyrinth&quot;; &quot;L&quot;;&#10;IF([.C37]=&quot;Maximal Clique Problem&quot;; &quot;MCP&quot;;&#10;IF([.C37]=&quot;Nomystery&quot;; &quot;NM&quot;;&#10;IF([.C37]=&quot;Partner Units&quot;; &quot;PU&quot;;&#10;IF([.C37]=&quot;Permutation Pattern Matching&quot;; &quot;PPM&quot;;&#10;IF([.C37]=&quot;Ricochet Robots&quot;; &quot;RR&quot;;&#10;IF([.C37]=&quot;Sokoban&quot;; &quot;S&quot;;&#10;IF([.C37]=&quot;Stable Marriage&quot;; &quot;SM&quot;;&#10;IF([.C37]=&quot;Valves Location Problem&quot;; &quot;VLP&quot;;&#10;IF([.C37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8]=&quot;Connected Maximum-density Still Life&quot;; &quot;CMSL&quot;;&#10;IF([.C38]=&quot;Crossing Minimization&quot;; &quot;CM&quot;;&#10;IF([.C38]=&quot;Graceful Graphs&quot;; &quot;GG&quot;;&#10;IF([.C38]=&quot;Graph Colouring&quot;; &quot;GC&quot;;&#10;IF([.C38]=&quot;Incremental Scheduling&quot;; &quot;IS&quot;;&#10;IF([.C38]=&quot;Knight Tour&quot;; &quot;KT&quot;;&#10;IF([.C38]=&quot;Knight Tour With Holes&quot;; &quot;KTWH&quot;;&#10;IF([.C38]=&quot;Labyrinth&quot;; &quot;L&quot;;&#10;IF([.C38]=&quot;Maximal Clique Problem&quot;; &quot;MCP&quot;;&#10;IF([.C38]=&quot;Nomystery&quot;; &quot;NM&quot;;&#10;IF([.C38]=&quot;Partner Units&quot;; &quot;PU&quot;;&#10;IF([.C38]=&quot;Permutation Pattern Matching&quot;; &quot;PPM&quot;;&#10;IF([.C38]=&quot;Ricochet Robots&quot;; &quot;RR&quot;;&#10;IF([.C38]=&quot;Sokoban&quot;; &quot;S&quot;;&#10;IF([.C38]=&quot;Stable Marriage&quot;; &quot;SM&quot;;&#10;IF([.C38]=&quot;Valves Location Problem&quot;; &quot;VLP&quot;;&#10;IF([.C38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39]=&quot;Connected Maximum-density Still Life&quot;; &quot;CMSL&quot;;&#10;IF([.C39]=&quot;Crossing Minimization&quot;; &quot;CM&quot;;&#10;IF([.C39]=&quot;Graceful Graphs&quot;; &quot;GG&quot;;&#10;IF([.C39]=&quot;Graph Colouring&quot;; &quot;GC&quot;;&#10;IF([.C39]=&quot;Incremental Scheduling&quot;; &quot;IS&quot;;&#10;IF([.C39]=&quot;Knight Tour&quot;; &quot;KT&quot;;&#10;IF([.C39]=&quot;Knight Tour With Holes&quot;; &quot;KTWH&quot;;&#10;IF([.C39]=&quot;Labyrinth&quot;; &quot;L&quot;;&#10;IF([.C39]=&quot;Maximal Clique Problem&quot;; &quot;MCP&quot;;&#10;IF([.C39]=&quot;Nomystery&quot;; &quot;NM&quot;;&#10;IF([.C39]=&quot;Partner Units&quot;; &quot;PU&quot;;&#10;IF([.C39]=&quot;Permutation Pattern Matching&quot;; &quot;PPM&quot;;&#10;IF([.C39]=&quot;Ricochet Robots&quot;; &quot;RR&quot;;&#10;IF([.C39]=&quot;Sokoban&quot;; &quot;S&quot;;&#10;IF([.C39]=&quot;Stable Marriage&quot;; &quot;SM&quot;;&#10;IF([.C39]=&quot;Valves Location Problem&quot;; &quot;VLP&quot;;&#10;IF([.C39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40]=&quot;Connected Maximum-density Still Life&quot;; &quot;CMSL&quot;;&#10;IF([.C40]=&quot;Crossing Minimization&quot;; &quot;CM&quot;;&#10;IF([.C40]=&quot;Graceful Graphs&quot;; &quot;GG&quot;;&#10;IF([.C40]=&quot;Graph Colouring&quot;; &quot;GC&quot;;&#10;IF([.C40]=&quot;Incremental Scheduling&quot;; &quot;IS&quot;;&#10;IF([.C40]=&quot;Knight Tour&quot;; &quot;KT&quot;;&#10;IF([.C40]=&quot;Knight Tour With Holes&quot;; &quot;KTWH&quot;;&#10;IF([.C40]=&quot;Labyrinth&quot;; &quot;L&quot;;&#10;IF([.C40]=&quot;Maximal Clique Problem&quot;; &quot;MCP&quot;;&#10;IF([.C40]=&quot;Nomystery&quot;; &quot;NM&quot;;&#10;IF([.C40]=&quot;Partner Units&quot;; &quot;PU&quot;;&#10;IF([.C40]=&quot;Permutation Pattern Matching&quot;; &quot;PPM&quot;;&#10;IF([.C40]=&quot;Ricochet Robots&quot;; &quot;RR&quot;;&#10;IF([.C40]=&quot;Sokoban&quot;; &quot;S&quot;;&#10;IF([.C40]=&quot;Stable Marriage&quot;; &quot;SM&quot;;&#10;IF([.C40]=&quot;Valves Location Problem&quot;; &quot;VLP&quot;;&#10;IF([.C40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41]=&quot;Connected Maximum-density Still Life&quot;; &quot;CMSL&quot;;&#10;IF([.C41]=&quot;Crossing Minimization&quot;; &quot;CM&quot;;&#10;IF([.C41]=&quot;Graceful Graphs&quot;; &quot;GG&quot;;&#10;IF([.C41]=&quot;Graph Colouring&quot;; &quot;GC&quot;;&#10;IF([.C41]=&quot;Incremental Scheduling&quot;; &quot;IS&quot;;&#10;IF([.C41]=&quot;Knight Tour&quot;; &quot;KT&quot;;&#10;IF([.C41]=&quot;Knight Tour With Holes&quot;; &quot;KTWH&quot;;&#10;IF([.C41]=&quot;Labyrinth&quot;; &quot;L&quot;;&#10;IF([.C41]=&quot;Maximal Clique Problem&quot;; &quot;MCP&quot;;&#10;IF([.C41]=&quot;Nomystery&quot;; &quot;NM&quot;;&#10;IF([.C41]=&quot;Partner Units&quot;; &quot;PU&quot;;&#10;IF([.C41]=&quot;Permutation Pattern Matching&quot;; &quot;PPM&quot;;&#10;IF([.C41]=&quot;Ricochet Robots&quot;; &quot;RR&quot;;&#10;IF([.C41]=&quot;Sokoban&quot;; &quot;S&quot;;&#10;IF([.C41]=&quot;Stable Marriage&quot;; &quot;SM&quot;;&#10;IF([.C41]=&quot;Valves Location Problem&quot;; &quot;VLP&quot;;&#10;IF([.C41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2]=&quot;Connected Maximum-density Still Life&quot;; &quot;CMSL&quot;;&#10;IF([.C42]=&quot;Crossing Minimization&quot;; &quot;CM&quot;;&#10;IF([.C42]=&quot;Graceful Graphs&quot;; &quot;GG&quot;;&#10;IF([.C42]=&quot;Graph Colouring&quot;; &quot;GC&quot;;&#10;IF([.C42]=&quot;Incremental Scheduling&quot;; &quot;IS&quot;;&#10;IF([.C42]=&quot;Knight Tour&quot;; &quot;KT&quot;;&#10;IF([.C42]=&quot;Knight Tour With Holes&quot;; &quot;KTWH&quot;;&#10;IF([.C42]=&quot;Labyrinth&quot;; &quot;L&quot;;&#10;IF([.C42]=&quot;Maximal Clique Problem&quot;; &quot;MCP&quot;;&#10;IF([.C42]=&quot;Nomystery&quot;; &quot;NM&quot;;&#10;IF([.C42]=&quot;Partner Units&quot;; &quot;PU&quot;;&#10;IF([.C42]=&quot;Permutation Pattern Matching&quot;; &quot;PPM&quot;;&#10;IF([.C42]=&quot;Ricochet Robots&quot;; &quot;RR&quot;;&#10;IF([.C42]=&quot;Sokoban&quot;; &quot;S&quot;;&#10;IF([.C42]=&quot;Stable Marriage&quot;; &quot;SM&quot;;&#10;IF([.C42]=&quot;Valves Location Problem&quot;; &quot;VLP&quot;;&#10;IF([.C42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3]=&quot;Connected Maximum-density Still Life&quot;; &quot;CMSL&quot;;&#10;IF([.C43]=&quot;Crossing Minimization&quot;; &quot;CM&quot;;&#10;IF([.C43]=&quot;Graceful Graphs&quot;; &quot;GG&quot;;&#10;IF([.C43]=&quot;Graph Colouring&quot;; &quot;GC&quot;;&#10;IF([.C43]=&quot;Incremental Scheduling&quot;; &quot;IS&quot;;&#10;IF([.C43]=&quot;Knight Tour&quot;; &quot;KT&quot;;&#10;IF([.C43]=&quot;Knight Tour With Holes&quot;; &quot;KTWH&quot;;&#10;IF([.C43]=&quot;Labyrinth&quot;; &quot;L&quot;;&#10;IF([.C43]=&quot;Maximal Clique Problem&quot;; &quot;MCP&quot;;&#10;IF([.C43]=&quot;Nomystery&quot;; &quot;NM&quot;;&#10;IF([.C43]=&quot;Partner Units&quot;; &quot;PU&quot;;&#10;IF([.C43]=&quot;Permutation Pattern Matching&quot;; &quot;PPM&quot;;&#10;IF([.C43]=&quot;Ricochet Robots&quot;; &quot;RR&quot;;&#10;IF([.C43]=&quot;Sokoban&quot;; &quot;S&quot;;&#10;IF([.C43]=&quot;Stable Marriage&quot;; &quot;SM&quot;;&#10;IF([.C43]=&quot;Valves Location Problem&quot;; &quot;VLP&quot;;&#10;IF([.C43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4]=&quot;Connected Maximum-density Still Life&quot;; &quot;CMSL&quot;;&#10;IF([.C44]=&quot;Crossing Minimization&quot;; &quot;CM&quot;;&#10;IF([.C44]=&quot;Graceful Graphs&quot;; &quot;GG&quot;;&#10;IF([.C44]=&quot;Graph Colouring&quot;; &quot;GC&quot;;&#10;IF([.C44]=&quot;Incremental Scheduling&quot;; &quot;IS&quot;;&#10;IF([.C44]=&quot;Knight Tour&quot;; &quot;KT&quot;;&#10;IF([.C44]=&quot;Knight Tour With Holes&quot;; &quot;KTWH&quot;;&#10;IF([.C44]=&quot;Labyrinth&quot;; &quot;L&quot;;&#10;IF([.C44]=&quot;Maximal Clique Problem&quot;; &quot;MCP&quot;;&#10;IF([.C44]=&quot;Nomystery&quot;; &quot;NM&quot;;&#10;IF([.C44]=&quot;Partner Units&quot;; &quot;PU&quot;;&#10;IF([.C44]=&quot;Permutation Pattern Matching&quot;; &quot;PPM&quot;;&#10;IF([.C44]=&quot;Ricochet Robots&quot;; &quot;RR&quot;;&#10;IF([.C44]=&quot;Sokoban&quot;; &quot;S&quot;;&#10;IF([.C44]=&quot;Stable Marriage&quot;; &quot;SM&quot;;&#10;IF([.C44]=&quot;Valves Location Problem&quot;; &quot;VLP&quot;;&#10;IF([.C44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5]=&quot;Connected Maximum-density Still Life&quot;; &quot;CMSL&quot;;&#10;IF([.C45]=&quot;Crossing Minimization&quot;; &quot;CM&quot;;&#10;IF([.C45]=&quot;Graceful Graphs&quot;; &quot;GG&quot;;&#10;IF([.C45]=&quot;Graph Colouring&quot;; &quot;GC&quot;;&#10;IF([.C45]=&quot;Incremental Scheduling&quot;; &quot;IS&quot;;&#10;IF([.C45]=&quot;Knight Tour&quot;; &quot;KT&quot;;&#10;IF([.C45]=&quot;Knight Tour With Holes&quot;; &quot;KTWH&quot;;&#10;IF([.C45]=&quot;Labyrinth&quot;; &quot;L&quot;;&#10;IF([.C45]=&quot;Maximal Clique Problem&quot;; &quot;MCP&quot;;&#10;IF([.C45]=&quot;Nomystery&quot;; &quot;NM&quot;;&#10;IF([.C45]=&quot;Partner Units&quot;; &quot;PU&quot;;&#10;IF([.C45]=&quot;Permutation Pattern Matching&quot;; &quot;PPM&quot;;&#10;IF([.C45]=&quot;Ricochet Robots&quot;; &quot;RR&quot;;&#10;IF([.C45]=&quot;Sokoban&quot;; &quot;S&quot;;&#10;IF([.C45]=&quot;Stable Marriage&quot;; &quot;SM&quot;;&#10;IF([.C45]=&quot;Valves Location Problem&quot;; &quot;VLP&quot;;&#10;IF([.C45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6]=&quot;Connected Maximum-density Still Life&quot;; &quot;CMSL&quot;;&#10;IF([.C46]=&quot;Crossing Minimization&quot;; &quot;CM&quot;;&#10;IF([.C46]=&quot;Graceful Graphs&quot;; &quot;GG&quot;;&#10;IF([.C46]=&quot;Graph Colouring&quot;; &quot;GC&quot;;&#10;IF([.C46]=&quot;Incremental Scheduling&quot;; &quot;IS&quot;;&#10;IF([.C46]=&quot;Knight Tour&quot;; &quot;KT&quot;;&#10;IF([.C46]=&quot;Knight Tour With Holes&quot;; &quot;KTWH&quot;;&#10;IF([.C46]=&quot;Labyrinth&quot;; &quot;L&quot;;&#10;IF([.C46]=&quot;Maximal Clique Problem&quot;; &quot;MCP&quot;;&#10;IF([.C46]=&quot;Nomystery&quot;; &quot;NM&quot;;&#10;IF([.C46]=&quot;Partner Units&quot;; &quot;PU&quot;;&#10;IF([.C46]=&quot;Permutation Pattern Matching&quot;; &quot;PPM&quot;;&#10;IF([.C46]=&quot;Ricochet Robots&quot;; &quot;RR&quot;;&#10;IF([.C46]=&quot;Sokoban&quot;; &quot;S&quot;;&#10;IF([.C46]=&quot;Stable Marriage&quot;; &quot;SM&quot;;&#10;IF([.C46]=&quot;Valves Location Problem&quot;; &quot;VLP&quot;;&#10;IF([.C46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7]=&quot;Connected Maximum-density Still Life&quot;; &quot;CMSL&quot;;&#10;IF([.C47]=&quot;Crossing Minimization&quot;; &quot;CM&quot;;&#10;IF([.C47]=&quot;Graceful Graphs&quot;; &quot;GG&quot;;&#10;IF([.C47]=&quot;Graph Colouring&quot;; &quot;GC&quot;;&#10;IF([.C47]=&quot;Incremental Scheduling&quot;; &quot;IS&quot;;&#10;IF([.C47]=&quot;Knight Tour&quot;; &quot;KT&quot;;&#10;IF([.C47]=&quot;Knight Tour With Holes&quot;; &quot;KTWH&quot;;&#10;IF([.C47]=&quot;Labyrinth&quot;; &quot;L&quot;;&#10;IF([.C47]=&quot;Maximal Clique Problem&quot;; &quot;MCP&quot;;&#10;IF([.C47]=&quot;Nomystery&quot;; &quot;NM&quot;;&#10;IF([.C47]=&quot;Partner Units&quot;; &quot;PU&quot;;&#10;IF([.C47]=&quot;Permutation Pattern Matching&quot;; &quot;PPM&quot;;&#10;IF([.C47]=&quot;Ricochet Robots&quot;; &quot;RR&quot;;&#10;IF([.C47]=&quot;Sokoban&quot;; &quot;S&quot;;&#10;IF([.C47]=&quot;Stable Marriage&quot;; &quot;SM&quot;;&#10;IF([.C47]=&quot;Valves Location Problem&quot;; &quot;VLP&quot;;&#10;IF([.C47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8]=&quot;Connected Maximum-density Still Life&quot;; &quot;CMSL&quot;;&#10;IF([.C48]=&quot;Crossing Minimization&quot;; &quot;CM&quot;;&#10;IF([.C48]=&quot;Graceful Graphs&quot;; &quot;GG&quot;;&#10;IF([.C48]=&quot;Graph Colouring&quot;; &quot;GC&quot;;&#10;IF([.C48]=&quot;Incremental Scheduling&quot;; &quot;IS&quot;;&#10;IF([.C48]=&quot;Knight Tour&quot;; &quot;KT&quot;;&#10;IF([.C48]=&quot;Knight Tour With Holes&quot;; &quot;KTWH&quot;;&#10;IF([.C48]=&quot;Labyrinth&quot;; &quot;L&quot;;&#10;IF([.C48]=&quot;Maximal Clique Problem&quot;; &quot;MCP&quot;;&#10;IF([.C48]=&quot;Nomystery&quot;; &quot;NM&quot;;&#10;IF([.C48]=&quot;Partner Units&quot;; &quot;PU&quot;;&#10;IF([.C48]=&quot;Permutation Pattern Matching&quot;; &quot;PPM&quot;;&#10;IF([.C48]=&quot;Ricochet Robots&quot;; &quot;RR&quot;;&#10;IF([.C48]=&quot;Sokoban&quot;; &quot;S&quot;;&#10;IF([.C48]=&quot;Stable Marriage&quot;; &quot;SM&quot;;&#10;IF([.C48]=&quot;Valves Location Problem&quot;; &quot;VLP&quot;;&#10;IF([.C48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49]=&quot;Connected Maximum-density Still Life&quot;; &quot;CMSL&quot;;&#10;IF([.C49]=&quot;Crossing Minimization&quot;; &quot;CM&quot;;&#10;IF([.C49]=&quot;Graceful Graphs&quot;; &quot;GG&quot;;&#10;IF([.C49]=&quot;Graph Colouring&quot;; &quot;GC&quot;;&#10;IF([.C49]=&quot;Incremental Scheduling&quot;; &quot;IS&quot;;&#10;IF([.C49]=&quot;Knight Tour&quot;; &quot;KT&quot;;&#10;IF([.C49]=&quot;Knight Tour With Holes&quot;; &quot;KTWH&quot;;&#10;IF([.C49]=&quot;Labyrinth&quot;; &quot;L&quot;;&#10;IF([.C49]=&quot;Maximal Clique Problem&quot;; &quot;MCP&quot;;&#10;IF([.C49]=&quot;Nomystery&quot;; &quot;NM&quot;;&#10;IF([.C49]=&quot;Partner Units&quot;; &quot;PU&quot;;&#10;IF([.C49]=&quot;Permutation Pattern Matching&quot;; &quot;PPM&quot;;&#10;IF([.C49]=&quot;Ricochet Robots&quot;; &quot;RR&quot;;&#10;IF([.C49]=&quot;Sokoban&quot;; &quot;S&quot;;&#10;IF([.C49]=&quot;Stable Marriage&quot;; &quot;SM&quot;;&#10;IF([.C49]=&quot;Valves Location Problem&quot;; &quot;VLP&quot;;&#10;IF([.C49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50]=&quot;Connected Maximum-density Still Life&quot;; &quot;CMSL&quot;;&#10;IF([.C50]=&quot;Crossing Minimization&quot;; &quot;CM&quot;;&#10;IF([.C50]=&quot;Graceful Graphs&quot;; &quot;GG&quot;;&#10;IF([.C50]=&quot;Graph Colouring&quot;; &quot;GC&quot;;&#10;IF([.C50]=&quot;Incremental Scheduling&quot;; &quot;IS&quot;;&#10;IF([.C50]=&quot;Knight Tour&quot;; &quot;KT&quot;;&#10;IF([.C50]=&quot;Knight Tour With Holes&quot;; &quot;KTWH&quot;;&#10;IF([.C50]=&quot;Labyrinth&quot;; &quot;L&quot;;&#10;IF([.C50]=&quot;Maximal Clique Problem&quot;; &quot;MCP&quot;;&#10;IF([.C50]=&quot;Nomystery&quot;; &quot;NM&quot;;&#10;IF([.C50]=&quot;Partner Units&quot;; &quot;PU&quot;;&#10;IF([.C50]=&quot;Permutation Pattern Matching&quot;; &quot;PPM&quot;;&#10;IF([.C50]=&quot;Ricochet Robots&quot;; &quot;RR&quot;;&#10;IF([.C50]=&quot;Sokoban&quot;; &quot;S&quot;;&#10;IF([.C50]=&quot;Stable Marriage&quot;; &quot;SM&quot;;&#10;IF([.C50]=&quot;Valves Location Problem&quot;; &quot;VLP&quot;;&#10;IF([.C50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51]=&quot;Connected Maximum-density Still Life&quot;; &quot;CMSL&quot;;&#10;IF([.C51]=&quot;Crossing Minimization&quot;; &quot;CM&quot;;&#10;IF([.C51]=&quot;Graceful Graphs&quot;; &quot;GG&quot;;&#10;IF([.C51]=&quot;Graph Colouring&quot;; &quot;GC&quot;;&#10;IF([.C51]=&quot;Incremental Scheduling&quot;; &quot;IS&quot;;&#10;IF([.C51]=&quot;Knight Tour&quot;; &quot;KT&quot;;&#10;IF([.C51]=&quot;Knight Tour With Holes&quot;; &quot;KTWH&quot;;&#10;IF([.C51]=&quot;Labyrinth&quot;; &quot;L&quot;;&#10;IF([.C51]=&quot;Maximal Clique Problem&quot;; &quot;MCP&quot;;&#10;IF([.C51]=&quot;Nomystery&quot;; &quot;NM&quot;;&#10;IF([.C51]=&quot;Partner Units&quot;; &quot;PU&quot;;&#10;IF([.C51]=&quot;Permutation Pattern Matching&quot;; &quot;PPM&quot;;&#10;IF([.C51]=&quot;Ricochet Robots&quot;; &quot;RR&quot;;&#10;IF([.C51]=&quot;Sokoban&quot;; &quot;S&quot;;&#10;IF([.C51]=&quot;Stable Marriage&quot;; &quot;SM&quot;;&#10;IF([.C51]=&quot;Valves Location Problem&quot;; &quot;VLP&quot;;&#10;IF([.C51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2]=&quot;Connected Maximum-density Still Life&quot;; &quot;CMSL&quot;;&#10;IF([.C52]=&quot;Crossing Minimization&quot;; &quot;CM&quot;;&#10;IF([.C52]=&quot;Graceful Graphs&quot;; &quot;GG&quot;;&#10;IF([.C52]=&quot;Graph Colouring&quot;; &quot;GC&quot;;&#10;IF([.C52]=&quot;Incremental Scheduling&quot;; &quot;IS&quot;;&#10;IF([.C52]=&quot;Knight Tour&quot;; &quot;KT&quot;;&#10;IF([.C52]=&quot;Knight Tour With Holes&quot;; &quot;KTWH&quot;;&#10;IF([.C52]=&quot;Labyrinth&quot;; &quot;L&quot;;&#10;IF([.C52]=&quot;Maximal Clique Problem&quot;; &quot;MCP&quot;;&#10;IF([.C52]=&quot;Nomystery&quot;; &quot;NM&quot;;&#10;IF([.C52]=&quot;Partner Units&quot;; &quot;PU&quot;;&#10;IF([.C52]=&quot;Permutation Pattern Matching&quot;; &quot;PPM&quot;;&#10;IF([.C52]=&quot;Ricochet Robots&quot;; &quot;RR&quot;;&#10;IF([.C52]=&quot;Sokoban&quot;; &quot;S&quot;;&#10;IF([.C52]=&quot;Stable Marriage&quot;; &quot;SM&quot;;&#10;IF([.C52]=&quot;Valves Location Problem&quot;; &quot;VLP&quot;;&#10;IF([.C52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3]=&quot;Connected Maximum-density Still Life&quot;; &quot;CMSL&quot;;&#10;IF([.C53]=&quot;Crossing Minimization&quot;; &quot;CM&quot;;&#10;IF([.C53]=&quot;Graceful Graphs&quot;; &quot;GG&quot;;&#10;IF([.C53]=&quot;Graph Colouring&quot;; &quot;GC&quot;;&#10;IF([.C53]=&quot;Incremental Scheduling&quot;; &quot;IS&quot;;&#10;IF([.C53]=&quot;Knight Tour&quot;; &quot;KT&quot;;&#10;IF([.C53]=&quot;Knight Tour With Holes&quot;; &quot;KTWH&quot;;&#10;IF([.C53]=&quot;Labyrinth&quot;; &quot;L&quot;;&#10;IF([.C53]=&quot;Maximal Clique Problem&quot;; &quot;MCP&quot;;&#10;IF([.C53]=&quot;Nomystery&quot;; &quot;NM&quot;;&#10;IF([.C53]=&quot;Partner Units&quot;; &quot;PU&quot;;&#10;IF([.C53]=&quot;Permutation Pattern Matching&quot;; &quot;PPM&quot;;&#10;IF([.C53]=&quot;Ricochet Robots&quot;; &quot;RR&quot;;&#10;IF([.C53]=&quot;Sokoban&quot;; &quot;S&quot;;&#10;IF([.C53]=&quot;Stable Marriage&quot;; &quot;SM&quot;;&#10;IF([.C53]=&quot;Valves Location Problem&quot;; &quot;VLP&quot;;&#10;IF([.C53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4]=&quot;Connected Maximum-density Still Life&quot;; &quot;CMSL&quot;;&#10;IF([.C54]=&quot;Crossing Minimization&quot;; &quot;CM&quot;;&#10;IF([.C54]=&quot;Graceful Graphs&quot;; &quot;GG&quot;;&#10;IF([.C54]=&quot;Graph Colouring&quot;; &quot;GC&quot;;&#10;IF([.C54]=&quot;Incremental Scheduling&quot;; &quot;IS&quot;;&#10;IF([.C54]=&quot;Knight Tour&quot;; &quot;KT&quot;;&#10;IF([.C54]=&quot;Knight Tour With Holes&quot;; &quot;KTWH&quot;;&#10;IF([.C54]=&quot;Labyrinth&quot;; &quot;L&quot;;&#10;IF([.C54]=&quot;Maximal Clique Problem&quot;; &quot;MCP&quot;;&#10;IF([.C54]=&quot;Nomystery&quot;; &quot;NM&quot;;&#10;IF([.C54]=&quot;Partner Units&quot;; &quot;PU&quot;;&#10;IF([.C54]=&quot;Permutation Pattern Matching&quot;; &quot;PPM&quot;;&#10;IF([.C54]=&quot;Ricochet Robots&quot;; &quot;RR&quot;;&#10;IF([.C54]=&quot;Sokoban&quot;; &quot;S&quot;;&#10;IF([.C54]=&quot;Stable Marriage&quot;; &quot;SM&quot;;&#10;IF([.C54]=&quot;Valves Location Problem&quot;; &quot;VLP&quot;;&#10;IF([.C54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5]=&quot;Connected Maximum-density Still Life&quot;; &quot;CMSL&quot;;&#10;IF([.C55]=&quot;Crossing Minimization&quot;; &quot;CM&quot;;&#10;IF([.C55]=&quot;Graceful Graphs&quot;; &quot;GG&quot;;&#10;IF([.C55]=&quot;Graph Colouring&quot;; &quot;GC&quot;;&#10;IF([.C55]=&quot;Incremental Scheduling&quot;; &quot;IS&quot;;&#10;IF([.C55]=&quot;Knight Tour&quot;; &quot;KT&quot;;&#10;IF([.C55]=&quot;Knight Tour With Holes&quot;; &quot;KTWH&quot;;&#10;IF([.C55]=&quot;Labyrinth&quot;; &quot;L&quot;;&#10;IF([.C55]=&quot;Maximal Clique Problem&quot;; &quot;MCP&quot;;&#10;IF([.C55]=&quot;Nomystery&quot;; &quot;NM&quot;;&#10;IF([.C55]=&quot;Partner Units&quot;; &quot;PU&quot;;&#10;IF([.C55]=&quot;Permutation Pattern Matching&quot;; &quot;PPM&quot;;&#10;IF([.C55]=&quot;Ricochet Robots&quot;; &quot;RR&quot;;&#10;IF([.C55]=&quot;Sokoban&quot;; &quot;S&quot;;&#10;IF([.C55]=&quot;Stable Marriage&quot;; &quot;SM&quot;;&#10;IF([.C55]=&quot;Valves Location Problem&quot;; &quot;VLP&quot;;&#10;IF([.C55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6]=&quot;Connected Maximum-density Still Life&quot;; &quot;CMSL&quot;;&#10;IF([.C56]=&quot;Crossing Minimization&quot;; &quot;CM&quot;;&#10;IF([.C56]=&quot;Graceful Graphs&quot;; &quot;GG&quot;;&#10;IF([.C56]=&quot;Graph Colouring&quot;; &quot;GC&quot;;&#10;IF([.C56]=&quot;Incremental Scheduling&quot;; &quot;IS&quot;;&#10;IF([.C56]=&quot;Knight Tour&quot;; &quot;KT&quot;;&#10;IF([.C56]=&quot;Knight Tour With Holes&quot;; &quot;KTWH&quot;;&#10;IF([.C56]=&quot;Labyrinth&quot;; &quot;L&quot;;&#10;IF([.C56]=&quot;Maximal Clique Problem&quot;; &quot;MCP&quot;;&#10;IF([.C56]=&quot;Nomystery&quot;; &quot;NM&quot;;&#10;IF([.C56]=&quot;Partner Units&quot;; &quot;PU&quot;;&#10;IF([.C56]=&quot;Permutation Pattern Matching&quot;; &quot;PPM&quot;;&#10;IF([.C56]=&quot;Ricochet Robots&quot;; &quot;RR&quot;;&#10;IF([.C56]=&quot;Sokoban&quot;; &quot;S&quot;;&#10;IF([.C56]=&quot;Stable Marriage&quot;; &quot;SM&quot;;&#10;IF([.C56]=&quot;Valves Location Problem&quot;; &quot;VLP&quot;;&#10;IF([.C56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7]=&quot;Connected Maximum-density Still Life&quot;; &quot;CMSL&quot;;&#10;IF([.C57]=&quot;Crossing Minimization&quot;; &quot;CM&quot;;&#10;IF([.C57]=&quot;Graceful Graphs&quot;; &quot;GG&quot;;&#10;IF([.C57]=&quot;Graph Colouring&quot;; &quot;GC&quot;;&#10;IF([.C57]=&quot;Incremental Scheduling&quot;; &quot;IS&quot;;&#10;IF([.C57]=&quot;Knight Tour&quot;; &quot;KT&quot;;&#10;IF([.C57]=&quot;Knight Tour With Holes&quot;; &quot;KTWH&quot;;&#10;IF([.C57]=&quot;Labyrinth&quot;; &quot;L&quot;;&#10;IF([.C57]=&quot;Maximal Clique Problem&quot;; &quot;MCP&quot;;&#10;IF([.C57]=&quot;Nomystery&quot;; &quot;NM&quot;;&#10;IF([.C57]=&quot;Partner Units&quot;; &quot;PU&quot;;&#10;IF([.C57]=&quot;Permutation Pattern Matching&quot;; &quot;PPM&quot;;&#10;IF([.C57]=&quot;Ricochet Robots&quot;; &quot;RR&quot;;&#10;IF([.C57]=&quot;Sokoban&quot;; &quot;S&quot;;&#10;IF([.C57]=&quot;Stable Marriage&quot;; &quot;SM&quot;;&#10;IF([.C57]=&quot;Valves Location Problem&quot;; &quot;VLP&quot;;&#10;IF([.C57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8]=&quot;Connected Maximum-density Still Life&quot;; &quot;CMSL&quot;;&#10;IF([.C58]=&quot;Crossing Minimization&quot;; &quot;CM&quot;;&#10;IF([.C58]=&quot;Graceful Graphs&quot;; &quot;GG&quot;;&#10;IF([.C58]=&quot;Graph Colouring&quot;; &quot;GC&quot;;&#10;IF([.C58]=&quot;Incremental Scheduling&quot;; &quot;IS&quot;;&#10;IF([.C58]=&quot;Knight Tour&quot;; &quot;KT&quot;;&#10;IF([.C58]=&quot;Knight Tour With Holes&quot;; &quot;KTWH&quot;;&#10;IF([.C58]=&quot;Labyrinth&quot;; &quot;L&quot;;&#10;IF([.C58]=&quot;Maximal Clique Problem&quot;; &quot;MCP&quot;;&#10;IF([.C58]=&quot;Nomystery&quot;; &quot;NM&quot;;&#10;IF([.C58]=&quot;Partner Units&quot;; &quot;PU&quot;;&#10;IF([.C58]=&quot;Permutation Pattern Matching&quot;; &quot;PPM&quot;;&#10;IF([.C58]=&quot;Ricochet Robots&quot;; &quot;RR&quot;;&#10;IF([.C58]=&quot;Sokoban&quot;; &quot;S&quot;;&#10;IF([.C58]=&quot;Stable Marriage&quot;; &quot;SM&quot;;&#10;IF([.C58]=&quot;Valves Location Problem&quot;; &quot;VLP&quot;;&#10;IF([.C58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59]=&quot;Connected Maximum-density Still Life&quot;; &quot;CMSL&quot;;&#10;IF([.C59]=&quot;Crossing Minimization&quot;; &quot;CM&quot;;&#10;IF([.C59]=&quot;Graceful Graphs&quot;; &quot;GG&quot;;&#10;IF([.C59]=&quot;Graph Colouring&quot;; &quot;GC&quot;;&#10;IF([.C59]=&quot;Incremental Scheduling&quot;; &quot;IS&quot;;&#10;IF([.C59]=&quot;Knight Tour&quot;; &quot;KT&quot;;&#10;IF([.C59]=&quot;Knight Tour With Holes&quot;; &quot;KTWH&quot;;&#10;IF([.C59]=&quot;Labyrinth&quot;; &quot;L&quot;;&#10;IF([.C59]=&quot;Maximal Clique Problem&quot;; &quot;MCP&quot;;&#10;IF([.C59]=&quot;Nomystery&quot;; &quot;NM&quot;;&#10;IF([.C59]=&quot;Partner Units&quot;; &quot;PU&quot;;&#10;IF([.C59]=&quot;Permutation Pattern Matching&quot;; &quot;PPM&quot;;&#10;IF([.C59]=&quot;Ricochet Robots&quot;; &quot;RR&quot;;&#10;IF([.C59]=&quot;Sokoban&quot;; &quot;S&quot;;&#10;IF([.C59]=&quot;Stable Marriage&quot;; &quot;SM&quot;;&#10;IF([.C59]=&quot;Valves Location Problem&quot;; &quot;VLP&quot;;&#10;IF([.C59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60]=&quot;Connected Maximum-density Still Life&quot;; &quot;CMSL&quot;;&#10;IF([.C60]=&quot;Crossing Minimization&quot;; &quot;CM&quot;;&#10;IF([.C60]=&quot;Graceful Graphs&quot;; &quot;GG&quot;;&#10;IF([.C60]=&quot;Graph Colouring&quot;; &quot;GC&quot;;&#10;IF([.C60]=&quot;Incremental Scheduling&quot;; &quot;IS&quot;;&#10;IF([.C60]=&quot;Knight Tour&quot;; &quot;KT&quot;;&#10;IF([.C60]=&quot;Knight Tour With Holes&quot;; &quot;KTWH&quot;;&#10;IF([.C60]=&quot;Labyrinth&quot;; &quot;L&quot;;&#10;IF([.C60]=&quot;Maximal Clique Problem&quot;; &quot;MCP&quot;;&#10;IF([.C60]=&quot;Nomystery&quot;; &quot;NM&quot;;&#10;IF([.C60]=&quot;Partner Units&quot;; &quot;PU&quot;;&#10;IF([.C60]=&quot;Permutation Pattern Matching&quot;; &quot;PPM&quot;;&#10;IF([.C60]=&quot;Ricochet Robots&quot;; &quot;RR&quot;;&#10;IF([.C60]=&quot;Sokoban&quot;; &quot;S&quot;;&#10;IF([.C60]=&quot;Stable Marriage&quot;; &quot;SM&quot;;&#10;IF([.C60]=&quot;Valves Location Problem&quot;; &quot;VLP&quot;;&#10;IF([.C60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61]=&quot;Connected Maximum-density Still Life&quot;; &quot;CMSL&quot;;&#10;IF([.C61]=&quot;Crossing Minimization&quot;; &quot;CM&quot;;&#10;IF([.C61]=&quot;Graceful Graphs&quot;; &quot;GG&quot;;&#10;IF([.C61]=&quot;Graph Colouring&quot;; &quot;GC&quot;;&#10;IF([.C61]=&quot;Incremental Scheduling&quot;; &quot;IS&quot;;&#10;IF([.C61]=&quot;Knight Tour&quot;; &quot;KT&quot;;&#10;IF([.C61]=&quot;Knight Tour With Holes&quot;; &quot;KTWH&quot;;&#10;IF([.C61]=&quot;Labyrinth&quot;; &quot;L&quot;;&#10;IF([.C61]=&quot;Maximal Clique Problem&quot;; &quot;MCP&quot;;&#10;IF([.C61]=&quot;Nomystery&quot;; &quot;NM&quot;;&#10;IF([.C61]=&quot;Partner Units&quot;; &quot;PU&quot;;&#10;IF([.C61]=&quot;Permutation Pattern Matching&quot;; &quot;PPM&quot;;&#10;IF([.C61]=&quot;Ricochet Robots&quot;; &quot;RR&quot;;&#10;IF([.C61]=&quot;Sokoban&quot;; &quot;S&quot;;&#10;IF([.C61]=&quot;Stable Marriage&quot;; &quot;SM&quot;;&#10;IF([.C61]=&quot;Valves Location Problem&quot;; &quot;VLP&quot;;&#10;IF([.C61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2]=&quot;Connected Maximum-density Still Life&quot;; &quot;CMSL&quot;;&#10;IF([.C62]=&quot;Crossing Minimization&quot;; &quot;CM&quot;;&#10;IF([.C62]=&quot;Graceful Graphs&quot;; &quot;GG&quot;;&#10;IF([.C62]=&quot;Graph Colouring&quot;; &quot;GC&quot;;&#10;IF([.C62]=&quot;Incremental Scheduling&quot;; &quot;IS&quot;;&#10;IF([.C62]=&quot;Knight Tour&quot;; &quot;KT&quot;;&#10;IF([.C62]=&quot;Knight Tour With Holes&quot;; &quot;KTWH&quot;;&#10;IF([.C62]=&quot;Labyrinth&quot;; &quot;L&quot;;&#10;IF([.C62]=&quot;Maximal Clique Problem&quot;; &quot;MCP&quot;;&#10;IF([.C62]=&quot;Nomystery&quot;; &quot;NM&quot;;&#10;IF([.C62]=&quot;Partner Units&quot;; &quot;PU&quot;;&#10;IF([.C62]=&quot;Permutation Pattern Matching&quot;; &quot;PPM&quot;;&#10;IF([.C62]=&quot;Ricochet Robots&quot;; &quot;RR&quot;;&#10;IF([.C62]=&quot;Sokoban&quot;; &quot;S&quot;;&#10;IF([.C62]=&quot;Stable Marriage&quot;; &quot;SM&quot;;&#10;IF([.C62]=&quot;Valves Location Problem&quot;; &quot;VLP&quot;;&#10;IF([.C62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69" calcext:value-type="float">
            <text:p>0.69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3]=&quot;Connected Maximum-density Still Life&quot;; &quot;CMSL&quot;;&#10;IF([.C63]=&quot;Crossing Minimization&quot;; &quot;CM&quot;;&#10;IF([.C63]=&quot;Graceful Graphs&quot;; &quot;GG&quot;;&#10;IF([.C63]=&quot;Graph Colouring&quot;; &quot;GC&quot;;&#10;IF([.C63]=&quot;Incremental Scheduling&quot;; &quot;IS&quot;;&#10;IF([.C63]=&quot;Knight Tour&quot;; &quot;KT&quot;;&#10;IF([.C63]=&quot;Knight Tour With Holes&quot;; &quot;KTWH&quot;;&#10;IF([.C63]=&quot;Labyrinth&quot;; &quot;L&quot;;&#10;IF([.C63]=&quot;Maximal Clique Problem&quot;; &quot;MCP&quot;;&#10;IF([.C63]=&quot;Nomystery&quot;; &quot;NM&quot;;&#10;IF([.C63]=&quot;Partner Units&quot;; &quot;PU&quot;;&#10;IF([.C63]=&quot;Permutation Pattern Matching&quot;; &quot;PPM&quot;;&#10;IF([.C63]=&quot;Ricochet Robots&quot;; &quot;RR&quot;;&#10;IF([.C63]=&quot;Sokoban&quot;; &quot;S&quot;;&#10;IF([.C63]=&quot;Stable Marriage&quot;; &quot;SM&quot;;&#10;IF([.C63]=&quot;Valves Location Problem&quot;; &quot;VLP&quot;;&#10;IF([.C63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69" calcext:value-type="float">
            <text:p>0.6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4]=&quot;Connected Maximum-density Still Life&quot;; &quot;CMSL&quot;;&#10;IF([.C64]=&quot;Crossing Minimization&quot;; &quot;CM&quot;;&#10;IF([.C64]=&quot;Graceful Graphs&quot;; &quot;GG&quot;;&#10;IF([.C64]=&quot;Graph Colouring&quot;; &quot;GC&quot;;&#10;IF([.C64]=&quot;Incremental Scheduling&quot;; &quot;IS&quot;;&#10;IF([.C64]=&quot;Knight Tour&quot;; &quot;KT&quot;;&#10;IF([.C64]=&quot;Knight Tour With Holes&quot;; &quot;KTWH&quot;;&#10;IF([.C64]=&quot;Labyrinth&quot;; &quot;L&quot;;&#10;IF([.C64]=&quot;Maximal Clique Problem&quot;; &quot;MCP&quot;;&#10;IF([.C64]=&quot;Nomystery&quot;; &quot;NM&quot;;&#10;IF([.C64]=&quot;Partner Units&quot;; &quot;PU&quot;;&#10;IF([.C64]=&quot;Permutation Pattern Matching&quot;; &quot;PPM&quot;;&#10;IF([.C64]=&quot;Ricochet Robots&quot;; &quot;RR&quot;;&#10;IF([.C64]=&quot;Sokoban&quot;; &quot;S&quot;;&#10;IF([.C64]=&quot;Stable Marriage&quot;; &quot;SM&quot;;&#10;IF([.C64]=&quot;Valves Location Problem&quot;; &quot;VLP&quot;;&#10;IF([.C64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5]=&quot;Connected Maximum-density Still Life&quot;; &quot;CMSL&quot;;&#10;IF([.C65]=&quot;Crossing Minimization&quot;; &quot;CM&quot;;&#10;IF([.C65]=&quot;Graceful Graphs&quot;; &quot;GG&quot;;&#10;IF([.C65]=&quot;Graph Colouring&quot;; &quot;GC&quot;;&#10;IF([.C65]=&quot;Incremental Scheduling&quot;; &quot;IS&quot;;&#10;IF([.C65]=&quot;Knight Tour&quot;; &quot;KT&quot;;&#10;IF([.C65]=&quot;Knight Tour With Holes&quot;; &quot;KTWH&quot;;&#10;IF([.C65]=&quot;Labyrinth&quot;; &quot;L&quot;;&#10;IF([.C65]=&quot;Maximal Clique Problem&quot;; &quot;MCP&quot;;&#10;IF([.C65]=&quot;Nomystery&quot;; &quot;NM&quot;;&#10;IF([.C65]=&quot;Partner Units&quot;; &quot;PU&quot;;&#10;IF([.C65]=&quot;Permutation Pattern Matching&quot;; &quot;PPM&quot;;&#10;IF([.C65]=&quot;Ricochet Robots&quot;; &quot;RR&quot;;&#10;IF([.C65]=&quot;Sokoban&quot;; &quot;S&quot;;&#10;IF([.C65]=&quot;Stable Marriage&quot;; &quot;SM&quot;;&#10;IF([.C65]=&quot;Valves Location Problem&quot;; &quot;VLP&quot;;&#10;IF([.C65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6]=&quot;Connected Maximum-density Still Life&quot;; &quot;CMSL&quot;;&#10;IF([.C66]=&quot;Crossing Minimization&quot;; &quot;CM&quot;;&#10;IF([.C66]=&quot;Graceful Graphs&quot;; &quot;GG&quot;;&#10;IF([.C66]=&quot;Graph Colouring&quot;; &quot;GC&quot;;&#10;IF([.C66]=&quot;Incremental Scheduling&quot;; &quot;IS&quot;;&#10;IF([.C66]=&quot;Knight Tour&quot;; &quot;KT&quot;;&#10;IF([.C66]=&quot;Knight Tour With Holes&quot;; &quot;KTWH&quot;;&#10;IF([.C66]=&quot;Labyrinth&quot;; &quot;L&quot;;&#10;IF([.C66]=&quot;Maximal Clique Problem&quot;; &quot;MCP&quot;;&#10;IF([.C66]=&quot;Nomystery&quot;; &quot;NM&quot;;&#10;IF([.C66]=&quot;Partner Units&quot;; &quot;PU&quot;;&#10;IF([.C66]=&quot;Permutation Pattern Matching&quot;; &quot;PPM&quot;;&#10;IF([.C66]=&quot;Ricochet Robots&quot;; &quot;RR&quot;;&#10;IF([.C66]=&quot;Sokoban&quot;; &quot;S&quot;;&#10;IF([.C66]=&quot;Stable Marriage&quot;; &quot;SM&quot;;&#10;IF([.C66]=&quot;Valves Location Problem&quot;; &quot;VLP&quot;;&#10;IF([.C66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7]=&quot;Connected Maximum-density Still Life&quot;; &quot;CMSL&quot;;&#10;IF([.C67]=&quot;Crossing Minimization&quot;; &quot;CM&quot;;&#10;IF([.C67]=&quot;Graceful Graphs&quot;; &quot;GG&quot;;&#10;IF([.C67]=&quot;Graph Colouring&quot;; &quot;GC&quot;;&#10;IF([.C67]=&quot;Incremental Scheduling&quot;; &quot;IS&quot;;&#10;IF([.C67]=&quot;Knight Tour&quot;; &quot;KT&quot;;&#10;IF([.C67]=&quot;Knight Tour With Holes&quot;; &quot;KTWH&quot;;&#10;IF([.C67]=&quot;Labyrinth&quot;; &quot;L&quot;;&#10;IF([.C67]=&quot;Maximal Clique Problem&quot;; &quot;MCP&quot;;&#10;IF([.C67]=&quot;Nomystery&quot;; &quot;NM&quot;;&#10;IF([.C67]=&quot;Partner Units&quot;; &quot;PU&quot;;&#10;IF([.C67]=&quot;Permutation Pattern Matching&quot;; &quot;PPM&quot;;&#10;IF([.C67]=&quot;Ricochet Robots&quot;; &quot;RR&quot;;&#10;IF([.C67]=&quot;Sokoban&quot;; &quot;S&quot;;&#10;IF([.C67]=&quot;Stable Marriage&quot;; &quot;SM&quot;;&#10;IF([.C67]=&quot;Valves Location Problem&quot;; &quot;VLP&quot;;&#10;IF([.C67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8]=&quot;Connected Maximum-density Still Life&quot;; &quot;CMSL&quot;;&#10;IF([.C68]=&quot;Crossing Minimization&quot;; &quot;CM&quot;;&#10;IF([.C68]=&quot;Graceful Graphs&quot;; &quot;GG&quot;;&#10;IF([.C68]=&quot;Graph Colouring&quot;; &quot;GC&quot;;&#10;IF([.C68]=&quot;Incremental Scheduling&quot;; &quot;IS&quot;;&#10;IF([.C68]=&quot;Knight Tour&quot;; &quot;KT&quot;;&#10;IF([.C68]=&quot;Knight Tour With Holes&quot;; &quot;KTWH&quot;;&#10;IF([.C68]=&quot;Labyrinth&quot;; &quot;L&quot;;&#10;IF([.C68]=&quot;Maximal Clique Problem&quot;; &quot;MCP&quot;;&#10;IF([.C68]=&quot;Nomystery&quot;; &quot;NM&quot;;&#10;IF([.C68]=&quot;Partner Units&quot;; &quot;PU&quot;;&#10;IF([.C68]=&quot;Permutation Pattern Matching&quot;; &quot;PPM&quot;;&#10;IF([.C68]=&quot;Ricochet Robots&quot;; &quot;RR&quot;;&#10;IF([.C68]=&quot;Sokoban&quot;; &quot;S&quot;;&#10;IF([.C68]=&quot;Stable Marriage&quot;; &quot;SM&quot;;&#10;IF([.C68]=&quot;Valves Location Problem&quot;; &quot;VLP&quot;;&#10;IF([.C68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81" calcext:value-type="float">
            <text:p>0.81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69]=&quot;Connected Maximum-density Still Life&quot;; &quot;CMSL&quot;;&#10;IF([.C69]=&quot;Crossing Minimization&quot;; &quot;CM&quot;;&#10;IF([.C69]=&quot;Graceful Graphs&quot;; &quot;GG&quot;;&#10;IF([.C69]=&quot;Graph Colouring&quot;; &quot;GC&quot;;&#10;IF([.C69]=&quot;Incremental Scheduling&quot;; &quot;IS&quot;;&#10;IF([.C69]=&quot;Knight Tour&quot;; &quot;KT&quot;;&#10;IF([.C69]=&quot;Knight Tour With Holes&quot;; &quot;KTWH&quot;;&#10;IF([.C69]=&quot;Labyrinth&quot;; &quot;L&quot;;&#10;IF([.C69]=&quot;Maximal Clique Problem&quot;; &quot;MCP&quot;;&#10;IF([.C69]=&quot;Nomystery&quot;; &quot;NM&quot;;&#10;IF([.C69]=&quot;Partner Units&quot;; &quot;PU&quot;;&#10;IF([.C69]=&quot;Permutation Pattern Matching&quot;; &quot;PPM&quot;;&#10;IF([.C69]=&quot;Ricochet Robots&quot;; &quot;RR&quot;;&#10;IF([.C69]=&quot;Sokoban&quot;; &quot;S&quot;;&#10;IF([.C69]=&quot;Stable Marriage&quot;; &quot;SM&quot;;&#10;IF([.C69]=&quot;Valves Location Problem&quot;; &quot;VLP&quot;;&#10;IF([.C69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70]=&quot;Connected Maximum-density Still Life&quot;; &quot;CMSL&quot;;&#10;IF([.C70]=&quot;Crossing Minimization&quot;; &quot;CM&quot;;&#10;IF([.C70]=&quot;Graceful Graphs&quot;; &quot;GG&quot;;&#10;IF([.C70]=&quot;Graph Colouring&quot;; &quot;GC&quot;;&#10;IF([.C70]=&quot;Incremental Scheduling&quot;; &quot;IS&quot;;&#10;IF([.C70]=&quot;Knight Tour&quot;; &quot;KT&quot;;&#10;IF([.C70]=&quot;Knight Tour With Holes&quot;; &quot;KTWH&quot;;&#10;IF([.C70]=&quot;Labyrinth&quot;; &quot;L&quot;;&#10;IF([.C70]=&quot;Maximal Clique Problem&quot;; &quot;MCP&quot;;&#10;IF([.C70]=&quot;Nomystery&quot;; &quot;NM&quot;;&#10;IF([.C70]=&quot;Partner Units&quot;; &quot;PU&quot;;&#10;IF([.C70]=&quot;Permutation Pattern Matching&quot;; &quot;PPM&quot;;&#10;IF([.C70]=&quot;Ricochet Robots&quot;; &quot;RR&quot;;&#10;IF([.C70]=&quot;Sokoban&quot;; &quot;S&quot;;&#10;IF([.C70]=&quot;Stable Marriage&quot;; &quot;SM&quot;;&#10;IF([.C70]=&quot;Valves Location Problem&quot;; &quot;VLP&quot;;&#10;IF([.C70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71]=&quot;Connected Maximum-density Still Life&quot;; &quot;CMSL&quot;;&#10;IF([.C71]=&quot;Crossing Minimization&quot;; &quot;CM&quot;;&#10;IF([.C71]=&quot;Graceful Graphs&quot;; &quot;GG&quot;;&#10;IF([.C71]=&quot;Graph Colouring&quot;; &quot;GC&quot;;&#10;IF([.C71]=&quot;Incremental Scheduling&quot;; &quot;IS&quot;;&#10;IF([.C71]=&quot;Knight Tour&quot;; &quot;KT&quot;;&#10;IF([.C71]=&quot;Knight Tour With Holes&quot;; &quot;KTWH&quot;;&#10;IF([.C71]=&quot;Labyrinth&quot;; &quot;L&quot;;&#10;IF([.C71]=&quot;Maximal Clique Problem&quot;; &quot;MCP&quot;;&#10;IF([.C71]=&quot;Nomystery&quot;; &quot;NM&quot;;&#10;IF([.C71]=&quot;Partner Units&quot;; &quot;PU&quot;;&#10;IF([.C71]=&quot;Permutation Pattern Matching&quot;; &quot;PPM&quot;;&#10;IF([.C71]=&quot;Ricochet Robots&quot;; &quot;RR&quot;;&#10;IF([.C71]=&quot;Sokoban&quot;; &quot;S&quot;;&#10;IF([.C71]=&quot;Stable Marriage&quot;; &quot;SM&quot;;&#10;IF([.C71]=&quot;Valves Location Problem&quot;; &quot;VLP&quot;;&#10;IF([.C71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2]=&quot;Connected Maximum-density Still Life&quot;; &quot;CMSL&quot;;&#10;IF([.C72]=&quot;Crossing Minimization&quot;; &quot;CM&quot;;&#10;IF([.C72]=&quot;Graceful Graphs&quot;; &quot;GG&quot;;&#10;IF([.C72]=&quot;Graph Colouring&quot;; &quot;GC&quot;;&#10;IF([.C72]=&quot;Incremental Scheduling&quot;; &quot;IS&quot;;&#10;IF([.C72]=&quot;Knight Tour&quot;; &quot;KT&quot;;&#10;IF([.C72]=&quot;Knight Tour With Holes&quot;; &quot;KTWH&quot;;&#10;IF([.C72]=&quot;Labyrinth&quot;; &quot;L&quot;;&#10;IF([.C72]=&quot;Maximal Clique Problem&quot;; &quot;MCP&quot;;&#10;IF([.C72]=&quot;Nomystery&quot;; &quot;NM&quot;;&#10;IF([.C72]=&quot;Partner Units&quot;; &quot;PU&quot;;&#10;IF([.C72]=&quot;Permutation Pattern Matching&quot;; &quot;PPM&quot;;&#10;IF([.C72]=&quot;Ricochet Robots&quot;; &quot;RR&quot;;&#10;IF([.C72]=&quot;Sokoban&quot;; &quot;S&quot;;&#10;IF([.C72]=&quot;Stable Marriage&quot;; &quot;SM&quot;;&#10;IF([.C72]=&quot;Valves Location Problem&quot;; &quot;VLP&quot;;&#10;IF([.C72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3]=&quot;Connected Maximum-density Still Life&quot;; &quot;CMSL&quot;;&#10;IF([.C73]=&quot;Crossing Minimization&quot;; &quot;CM&quot;;&#10;IF([.C73]=&quot;Graceful Graphs&quot;; &quot;GG&quot;;&#10;IF([.C73]=&quot;Graph Colouring&quot;; &quot;GC&quot;;&#10;IF([.C73]=&quot;Incremental Scheduling&quot;; &quot;IS&quot;;&#10;IF([.C73]=&quot;Knight Tour&quot;; &quot;KT&quot;;&#10;IF([.C73]=&quot;Knight Tour With Holes&quot;; &quot;KTWH&quot;;&#10;IF([.C73]=&quot;Labyrinth&quot;; &quot;L&quot;;&#10;IF([.C73]=&quot;Maximal Clique Problem&quot;; &quot;MCP&quot;;&#10;IF([.C73]=&quot;Nomystery&quot;; &quot;NM&quot;;&#10;IF([.C73]=&quot;Partner Units&quot;; &quot;PU&quot;;&#10;IF([.C73]=&quot;Permutation Pattern Matching&quot;; &quot;PPM&quot;;&#10;IF([.C73]=&quot;Ricochet Robots&quot;; &quot;RR&quot;;&#10;IF([.C73]=&quot;Sokoban&quot;; &quot;S&quot;;&#10;IF([.C73]=&quot;Stable Marriage&quot;; &quot;SM&quot;;&#10;IF([.C73]=&quot;Valves Location Problem&quot;; &quot;VLP&quot;;&#10;IF([.C73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4]=&quot;Connected Maximum-density Still Life&quot;; &quot;CMSL&quot;;&#10;IF([.C74]=&quot;Crossing Minimization&quot;; &quot;CM&quot;;&#10;IF([.C74]=&quot;Graceful Graphs&quot;; &quot;GG&quot;;&#10;IF([.C74]=&quot;Graph Colouring&quot;; &quot;GC&quot;;&#10;IF([.C74]=&quot;Incremental Scheduling&quot;; &quot;IS&quot;;&#10;IF([.C74]=&quot;Knight Tour&quot;; &quot;KT&quot;;&#10;IF([.C74]=&quot;Knight Tour With Holes&quot;; &quot;KTWH&quot;;&#10;IF([.C74]=&quot;Labyrinth&quot;; &quot;L&quot;;&#10;IF([.C74]=&quot;Maximal Clique Problem&quot;; &quot;MCP&quot;;&#10;IF([.C74]=&quot;Nomystery&quot;; &quot;NM&quot;;&#10;IF([.C74]=&quot;Partner Units&quot;; &quot;PU&quot;;&#10;IF([.C74]=&quot;Permutation Pattern Matching&quot;; &quot;PPM&quot;;&#10;IF([.C74]=&quot;Ricochet Robots&quot;; &quot;RR&quot;;&#10;IF([.C74]=&quot;Sokoban&quot;; &quot;S&quot;;&#10;IF([.C74]=&quot;Stable Marriage&quot;; &quot;SM&quot;;&#10;IF([.C74]=&quot;Valves Location Problem&quot;; &quot;VLP&quot;;&#10;IF([.C74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5]=&quot;Connected Maximum-density Still Life&quot;; &quot;CMSL&quot;;&#10;IF([.C75]=&quot;Crossing Minimization&quot;; &quot;CM&quot;;&#10;IF([.C75]=&quot;Graceful Graphs&quot;; &quot;GG&quot;;&#10;IF([.C75]=&quot;Graph Colouring&quot;; &quot;GC&quot;;&#10;IF([.C75]=&quot;Incremental Scheduling&quot;; &quot;IS&quot;;&#10;IF([.C75]=&quot;Knight Tour&quot;; &quot;KT&quot;;&#10;IF([.C75]=&quot;Knight Tour With Holes&quot;; &quot;KTWH&quot;;&#10;IF([.C75]=&quot;Labyrinth&quot;; &quot;L&quot;;&#10;IF([.C75]=&quot;Maximal Clique Problem&quot;; &quot;MCP&quot;;&#10;IF([.C75]=&quot;Nomystery&quot;; &quot;NM&quot;;&#10;IF([.C75]=&quot;Partner Units&quot;; &quot;PU&quot;;&#10;IF([.C75]=&quot;Permutation Pattern Matching&quot;; &quot;PPM&quot;;&#10;IF([.C75]=&quot;Ricochet Robots&quot;; &quot;RR&quot;;&#10;IF([.C75]=&quot;Sokoban&quot;; &quot;S&quot;;&#10;IF([.C75]=&quot;Stable Marriage&quot;; &quot;SM&quot;;&#10;IF([.C75]=&quot;Valves Location Problem&quot;; &quot;VLP&quot;;&#10;IF([.C75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6]=&quot;Connected Maximum-density Still Life&quot;; &quot;CMSL&quot;;&#10;IF([.C76]=&quot;Crossing Minimization&quot;; &quot;CM&quot;;&#10;IF([.C76]=&quot;Graceful Graphs&quot;; &quot;GG&quot;;&#10;IF([.C76]=&quot;Graph Colouring&quot;; &quot;GC&quot;;&#10;IF([.C76]=&quot;Incremental Scheduling&quot;; &quot;IS&quot;;&#10;IF([.C76]=&quot;Knight Tour&quot;; &quot;KT&quot;;&#10;IF([.C76]=&quot;Knight Tour With Holes&quot;; &quot;KTWH&quot;;&#10;IF([.C76]=&quot;Labyrinth&quot;; &quot;L&quot;;&#10;IF([.C76]=&quot;Maximal Clique Problem&quot;; &quot;MCP&quot;;&#10;IF([.C76]=&quot;Nomystery&quot;; &quot;NM&quot;;&#10;IF([.C76]=&quot;Partner Units&quot;; &quot;PU&quot;;&#10;IF([.C76]=&quot;Permutation Pattern Matching&quot;; &quot;PPM&quot;;&#10;IF([.C76]=&quot;Ricochet Robots&quot;; &quot;RR&quot;;&#10;IF([.C76]=&quot;Sokoban&quot;; &quot;S&quot;;&#10;IF([.C76]=&quot;Stable Marriage&quot;; &quot;SM&quot;;&#10;IF([.C76]=&quot;Valves Location Problem&quot;; &quot;VLP&quot;;&#10;IF([.C7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7]=&quot;Connected Maximum-density Still Life&quot;; &quot;CMSL&quot;;&#10;IF([.C77]=&quot;Crossing Minimization&quot;; &quot;CM&quot;;&#10;IF([.C77]=&quot;Graceful Graphs&quot;; &quot;GG&quot;;&#10;IF([.C77]=&quot;Graph Colouring&quot;; &quot;GC&quot;;&#10;IF([.C77]=&quot;Incremental Scheduling&quot;; &quot;IS&quot;;&#10;IF([.C77]=&quot;Knight Tour&quot;; &quot;KT&quot;;&#10;IF([.C77]=&quot;Knight Tour With Holes&quot;; &quot;KTWH&quot;;&#10;IF([.C77]=&quot;Labyrinth&quot;; &quot;L&quot;;&#10;IF([.C77]=&quot;Maximal Clique Problem&quot;; &quot;MCP&quot;;&#10;IF([.C77]=&quot;Nomystery&quot;; &quot;NM&quot;;&#10;IF([.C77]=&quot;Partner Units&quot;; &quot;PU&quot;;&#10;IF([.C77]=&quot;Permutation Pattern Matching&quot;; &quot;PPM&quot;;&#10;IF([.C77]=&quot;Ricochet Robots&quot;; &quot;RR&quot;;&#10;IF([.C77]=&quot;Sokoban&quot;; &quot;S&quot;;&#10;IF([.C77]=&quot;Stable Marriage&quot;; &quot;SM&quot;;&#10;IF([.C77]=&quot;Valves Location Problem&quot;; &quot;VLP&quot;;&#10;IF([.C77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8]=&quot;Connected Maximum-density Still Life&quot;; &quot;CMSL&quot;;&#10;IF([.C78]=&quot;Crossing Minimization&quot;; &quot;CM&quot;;&#10;IF([.C78]=&quot;Graceful Graphs&quot;; &quot;GG&quot;;&#10;IF([.C78]=&quot;Graph Colouring&quot;; &quot;GC&quot;;&#10;IF([.C78]=&quot;Incremental Scheduling&quot;; &quot;IS&quot;;&#10;IF([.C78]=&quot;Knight Tour&quot;; &quot;KT&quot;;&#10;IF([.C78]=&quot;Knight Tour With Holes&quot;; &quot;KTWH&quot;;&#10;IF([.C78]=&quot;Labyrinth&quot;; &quot;L&quot;;&#10;IF([.C78]=&quot;Maximal Clique Problem&quot;; &quot;MCP&quot;;&#10;IF([.C78]=&quot;Nomystery&quot;; &quot;NM&quot;;&#10;IF([.C78]=&quot;Partner Units&quot;; &quot;PU&quot;;&#10;IF([.C78]=&quot;Permutation Pattern Matching&quot;; &quot;PPM&quot;;&#10;IF([.C78]=&quot;Ricochet Robots&quot;; &quot;RR&quot;;&#10;IF([.C78]=&quot;Sokoban&quot;; &quot;S&quot;;&#10;IF([.C78]=&quot;Stable Marriage&quot;; &quot;SM&quot;;&#10;IF([.C78]=&quot;Valves Location Problem&quot;; &quot;VLP&quot;;&#10;IF([.C78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79]=&quot;Connected Maximum-density Still Life&quot;; &quot;CMSL&quot;;&#10;IF([.C79]=&quot;Crossing Minimization&quot;; &quot;CM&quot;;&#10;IF([.C79]=&quot;Graceful Graphs&quot;; &quot;GG&quot;;&#10;IF([.C79]=&quot;Graph Colouring&quot;; &quot;GC&quot;;&#10;IF([.C79]=&quot;Incremental Scheduling&quot;; &quot;IS&quot;;&#10;IF([.C79]=&quot;Knight Tour&quot;; &quot;KT&quot;;&#10;IF([.C79]=&quot;Knight Tour With Holes&quot;; &quot;KTWH&quot;;&#10;IF([.C79]=&quot;Labyrinth&quot;; &quot;L&quot;;&#10;IF([.C79]=&quot;Maximal Clique Problem&quot;; &quot;MCP&quot;;&#10;IF([.C79]=&quot;Nomystery&quot;; &quot;NM&quot;;&#10;IF([.C79]=&quot;Partner Units&quot;; &quot;PU&quot;;&#10;IF([.C79]=&quot;Permutation Pattern Matching&quot;; &quot;PPM&quot;;&#10;IF([.C79]=&quot;Ricochet Robots&quot;; &quot;RR&quot;;&#10;IF([.C79]=&quot;Sokoban&quot;; &quot;S&quot;;&#10;IF([.C79]=&quot;Stable Marriage&quot;; &quot;SM&quot;;&#10;IF([.C79]=&quot;Valves Location Problem&quot;; &quot;VLP&quot;;&#10;IF([.C79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80]=&quot;Connected Maximum-density Still Life&quot;; &quot;CMSL&quot;;&#10;IF([.C80]=&quot;Crossing Minimization&quot;; &quot;CM&quot;;&#10;IF([.C80]=&quot;Graceful Graphs&quot;; &quot;GG&quot;;&#10;IF([.C80]=&quot;Graph Colouring&quot;; &quot;GC&quot;;&#10;IF([.C80]=&quot;Incremental Scheduling&quot;; &quot;IS&quot;;&#10;IF([.C80]=&quot;Knight Tour&quot;; &quot;KT&quot;;&#10;IF([.C80]=&quot;Knight Tour With Holes&quot;; &quot;KTWH&quot;;&#10;IF([.C80]=&quot;Labyrinth&quot;; &quot;L&quot;;&#10;IF([.C80]=&quot;Maximal Clique Problem&quot;; &quot;MCP&quot;;&#10;IF([.C80]=&quot;Nomystery&quot;; &quot;NM&quot;;&#10;IF([.C80]=&quot;Partner Units&quot;; &quot;PU&quot;;&#10;IF([.C80]=&quot;Permutation Pattern Matching&quot;; &quot;PPM&quot;;&#10;IF([.C80]=&quot;Ricochet Robots&quot;; &quot;RR&quot;;&#10;IF([.C80]=&quot;Sokoban&quot;; &quot;S&quot;;&#10;IF([.C80]=&quot;Stable Marriage&quot;; &quot;SM&quot;;&#10;IF([.C80]=&quot;Valves Location Problem&quot;; &quot;VLP&quot;;&#10;IF([.C80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81]=&quot;Connected Maximum-density Still Life&quot;; &quot;CMSL&quot;;&#10;IF([.C81]=&quot;Crossing Minimization&quot;; &quot;CM&quot;;&#10;IF([.C81]=&quot;Graceful Graphs&quot;; &quot;GG&quot;;&#10;IF([.C81]=&quot;Graph Colouring&quot;; &quot;GC&quot;;&#10;IF([.C81]=&quot;Incremental Scheduling&quot;; &quot;IS&quot;;&#10;IF([.C81]=&quot;Knight Tour&quot;; &quot;KT&quot;;&#10;IF([.C81]=&quot;Knight Tour With Holes&quot;; &quot;KTWH&quot;;&#10;IF([.C81]=&quot;Labyrinth&quot;; &quot;L&quot;;&#10;IF([.C81]=&quot;Maximal Clique Problem&quot;; &quot;MCP&quot;;&#10;IF([.C81]=&quot;Nomystery&quot;; &quot;NM&quot;;&#10;IF([.C81]=&quot;Partner Units&quot;; &quot;PU&quot;;&#10;IF([.C81]=&quot;Permutation Pattern Matching&quot;; &quot;PPM&quot;;&#10;IF([.C81]=&quot;Ricochet Robots&quot;; &quot;RR&quot;;&#10;IF([.C81]=&quot;Sokoban&quot;; &quot;S&quot;;&#10;IF([.C81]=&quot;Stable Marriage&quot;; &quot;SM&quot;;&#10;IF([.C81]=&quot;Valves Location Problem&quot;; &quot;VLP&quot;;&#10;IF([.C81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2]=&quot;Connected Maximum-density Still Life&quot;; &quot;CMSL&quot;;&#10;IF([.C82]=&quot;Crossing Minimization&quot;; &quot;CM&quot;;&#10;IF([.C82]=&quot;Graceful Graphs&quot;; &quot;GG&quot;;&#10;IF([.C82]=&quot;Graph Colouring&quot;; &quot;GC&quot;;&#10;IF([.C82]=&quot;Incremental Scheduling&quot;; &quot;IS&quot;;&#10;IF([.C82]=&quot;Knight Tour&quot;; &quot;KT&quot;;&#10;IF([.C82]=&quot;Knight Tour With Holes&quot;; &quot;KTWH&quot;;&#10;IF([.C82]=&quot;Labyrinth&quot;; &quot;L&quot;;&#10;IF([.C82]=&quot;Maximal Clique Problem&quot;; &quot;MCP&quot;;&#10;IF([.C82]=&quot;Nomystery&quot;; &quot;NM&quot;;&#10;IF([.C82]=&quot;Partner Units&quot;; &quot;PU&quot;;&#10;IF([.C82]=&quot;Permutation Pattern Matching&quot;; &quot;PPM&quot;;&#10;IF([.C82]=&quot;Ricochet Robots&quot;; &quot;RR&quot;;&#10;IF([.C82]=&quot;Sokoban&quot;; &quot;S&quot;;&#10;IF([.C82]=&quot;Stable Marriage&quot;; &quot;SM&quot;;&#10;IF([.C82]=&quot;Valves Location Problem&quot;; &quot;VLP&quot;;&#10;IF([.C82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3]=&quot;Connected Maximum-density Still Life&quot;; &quot;CMSL&quot;;&#10;IF([.C83]=&quot;Crossing Minimization&quot;; &quot;CM&quot;;&#10;IF([.C83]=&quot;Graceful Graphs&quot;; &quot;GG&quot;;&#10;IF([.C83]=&quot;Graph Colouring&quot;; &quot;GC&quot;;&#10;IF([.C83]=&quot;Incremental Scheduling&quot;; &quot;IS&quot;;&#10;IF([.C83]=&quot;Knight Tour&quot;; &quot;KT&quot;;&#10;IF([.C83]=&quot;Knight Tour With Holes&quot;; &quot;KTWH&quot;;&#10;IF([.C83]=&quot;Labyrinth&quot;; &quot;L&quot;;&#10;IF([.C83]=&quot;Maximal Clique Problem&quot;; &quot;MCP&quot;;&#10;IF([.C83]=&quot;Nomystery&quot;; &quot;NM&quot;;&#10;IF([.C83]=&quot;Partner Units&quot;; &quot;PU&quot;;&#10;IF([.C83]=&quot;Permutation Pattern Matching&quot;; &quot;PPM&quot;;&#10;IF([.C83]=&quot;Ricochet Robots&quot;; &quot;RR&quot;;&#10;IF([.C83]=&quot;Sokoban&quot;; &quot;S&quot;;&#10;IF([.C83]=&quot;Stable Marriage&quot;; &quot;SM&quot;;&#10;IF([.C83]=&quot;Valves Location Problem&quot;; &quot;VLP&quot;;&#10;IF([.C83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4]=&quot;Connected Maximum-density Still Life&quot;; &quot;CMSL&quot;;&#10;IF([.C84]=&quot;Crossing Minimization&quot;; &quot;CM&quot;;&#10;IF([.C84]=&quot;Graceful Graphs&quot;; &quot;GG&quot;;&#10;IF([.C84]=&quot;Graph Colouring&quot;; &quot;GC&quot;;&#10;IF([.C84]=&quot;Incremental Scheduling&quot;; &quot;IS&quot;;&#10;IF([.C84]=&quot;Knight Tour&quot;; &quot;KT&quot;;&#10;IF([.C84]=&quot;Knight Tour With Holes&quot;; &quot;KTWH&quot;;&#10;IF([.C84]=&quot;Labyrinth&quot;; &quot;L&quot;;&#10;IF([.C84]=&quot;Maximal Clique Problem&quot;; &quot;MCP&quot;;&#10;IF([.C84]=&quot;Nomystery&quot;; &quot;NM&quot;;&#10;IF([.C84]=&quot;Partner Units&quot;; &quot;PU&quot;;&#10;IF([.C84]=&quot;Permutation Pattern Matching&quot;; &quot;PPM&quot;;&#10;IF([.C84]=&quot;Ricochet Robots&quot;; &quot;RR&quot;;&#10;IF([.C84]=&quot;Sokoban&quot;; &quot;S&quot;;&#10;IF([.C84]=&quot;Stable Marriage&quot;; &quot;SM&quot;;&#10;IF([.C84]=&quot;Valves Location Problem&quot;; &quot;VLP&quot;;&#10;IF([.C84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5]=&quot;Connected Maximum-density Still Life&quot;; &quot;CMSL&quot;;&#10;IF([.C85]=&quot;Crossing Minimization&quot;; &quot;CM&quot;;&#10;IF([.C85]=&quot;Graceful Graphs&quot;; &quot;GG&quot;;&#10;IF([.C85]=&quot;Graph Colouring&quot;; &quot;GC&quot;;&#10;IF([.C85]=&quot;Incremental Scheduling&quot;; &quot;IS&quot;;&#10;IF([.C85]=&quot;Knight Tour&quot;; &quot;KT&quot;;&#10;IF([.C85]=&quot;Knight Tour With Holes&quot;; &quot;KTWH&quot;;&#10;IF([.C85]=&quot;Labyrinth&quot;; &quot;L&quot;;&#10;IF([.C85]=&quot;Maximal Clique Problem&quot;; &quot;MCP&quot;;&#10;IF([.C85]=&quot;Nomystery&quot;; &quot;NM&quot;;&#10;IF([.C85]=&quot;Partner Units&quot;; &quot;PU&quot;;&#10;IF([.C85]=&quot;Permutation Pattern Matching&quot;; &quot;PPM&quot;;&#10;IF([.C85]=&quot;Ricochet Robots&quot;; &quot;RR&quot;;&#10;IF([.C85]=&quot;Sokoban&quot;; &quot;S&quot;;&#10;IF([.C85]=&quot;Stable Marriage&quot;; &quot;SM&quot;;&#10;IF([.C85]=&quot;Valves Location Problem&quot;; &quot;VLP&quot;;&#10;IF([.C85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6]=&quot;Connected Maximum-density Still Life&quot;; &quot;CMSL&quot;;&#10;IF([.C86]=&quot;Crossing Minimization&quot;; &quot;CM&quot;;&#10;IF([.C86]=&quot;Graceful Graphs&quot;; &quot;GG&quot;;&#10;IF([.C86]=&quot;Graph Colouring&quot;; &quot;GC&quot;;&#10;IF([.C86]=&quot;Incremental Scheduling&quot;; &quot;IS&quot;;&#10;IF([.C86]=&quot;Knight Tour&quot;; &quot;KT&quot;;&#10;IF([.C86]=&quot;Knight Tour With Holes&quot;; &quot;KTWH&quot;;&#10;IF([.C86]=&quot;Labyrinth&quot;; &quot;L&quot;;&#10;IF([.C86]=&quot;Maximal Clique Problem&quot;; &quot;MCP&quot;;&#10;IF([.C86]=&quot;Nomystery&quot;; &quot;NM&quot;;&#10;IF([.C86]=&quot;Partner Units&quot;; &quot;PU&quot;;&#10;IF([.C86]=&quot;Permutation Pattern Matching&quot;; &quot;PPM&quot;;&#10;IF([.C86]=&quot;Ricochet Robots&quot;; &quot;RR&quot;;&#10;IF([.C86]=&quot;Sokoban&quot;; &quot;S&quot;;&#10;IF([.C86]=&quot;Stable Marriage&quot;; &quot;SM&quot;;&#10;IF([.C86]=&quot;Valves Location Problem&quot;; &quot;VLP&quot;;&#10;IF([.C86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7]=&quot;Connected Maximum-density Still Life&quot;; &quot;CMSL&quot;;&#10;IF([.C87]=&quot;Crossing Minimization&quot;; &quot;CM&quot;;&#10;IF([.C87]=&quot;Graceful Graphs&quot;; &quot;GG&quot;;&#10;IF([.C87]=&quot;Graph Colouring&quot;; &quot;GC&quot;;&#10;IF([.C87]=&quot;Incremental Scheduling&quot;; &quot;IS&quot;;&#10;IF([.C87]=&quot;Knight Tour&quot;; &quot;KT&quot;;&#10;IF([.C87]=&quot;Knight Tour With Holes&quot;; &quot;KTWH&quot;;&#10;IF([.C87]=&quot;Labyrinth&quot;; &quot;L&quot;;&#10;IF([.C87]=&quot;Maximal Clique Problem&quot;; &quot;MCP&quot;;&#10;IF([.C87]=&quot;Nomystery&quot;; &quot;NM&quot;;&#10;IF([.C87]=&quot;Partner Units&quot;; &quot;PU&quot;;&#10;IF([.C87]=&quot;Permutation Pattern Matching&quot;; &quot;PPM&quot;;&#10;IF([.C87]=&quot;Ricochet Robots&quot;; &quot;RR&quot;;&#10;IF([.C87]=&quot;Sokoban&quot;; &quot;S&quot;;&#10;IF([.C87]=&quot;Stable Marriage&quot;; &quot;SM&quot;;&#10;IF([.C87]=&quot;Valves Location Problem&quot;; &quot;VLP&quot;;&#10;IF([.C87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8]=&quot;Connected Maximum-density Still Life&quot;; &quot;CMSL&quot;;&#10;IF([.C88]=&quot;Crossing Minimization&quot;; &quot;CM&quot;;&#10;IF([.C88]=&quot;Graceful Graphs&quot;; &quot;GG&quot;;&#10;IF([.C88]=&quot;Graph Colouring&quot;; &quot;GC&quot;;&#10;IF([.C88]=&quot;Incremental Scheduling&quot;; &quot;IS&quot;;&#10;IF([.C88]=&quot;Knight Tour&quot;; &quot;KT&quot;;&#10;IF([.C88]=&quot;Knight Tour With Holes&quot;; &quot;KTWH&quot;;&#10;IF([.C88]=&quot;Labyrinth&quot;; &quot;L&quot;;&#10;IF([.C88]=&quot;Maximal Clique Problem&quot;; &quot;MCP&quot;;&#10;IF([.C88]=&quot;Nomystery&quot;; &quot;NM&quot;;&#10;IF([.C88]=&quot;Partner Units&quot;; &quot;PU&quot;;&#10;IF([.C88]=&quot;Permutation Pattern Matching&quot;; &quot;PPM&quot;;&#10;IF([.C88]=&quot;Ricochet Robots&quot;; &quot;RR&quot;;&#10;IF([.C88]=&quot;Sokoban&quot;; &quot;S&quot;;&#10;IF([.C88]=&quot;Stable Marriage&quot;; &quot;SM&quot;;&#10;IF([.C88]=&quot;Valves Location Problem&quot;; &quot;VLP&quot;;&#10;IF([.C88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89]=&quot;Connected Maximum-density Still Life&quot;; &quot;CMSL&quot;;&#10;IF([.C89]=&quot;Crossing Minimization&quot;; &quot;CM&quot;;&#10;IF([.C89]=&quot;Graceful Graphs&quot;; &quot;GG&quot;;&#10;IF([.C89]=&quot;Graph Colouring&quot;; &quot;GC&quot;;&#10;IF([.C89]=&quot;Incremental Scheduling&quot;; &quot;IS&quot;;&#10;IF([.C89]=&quot;Knight Tour&quot;; &quot;KT&quot;;&#10;IF([.C89]=&quot;Knight Tour With Holes&quot;; &quot;KTWH&quot;;&#10;IF([.C89]=&quot;Labyrinth&quot;; &quot;L&quot;;&#10;IF([.C89]=&quot;Maximal Clique Problem&quot;; &quot;MCP&quot;;&#10;IF([.C89]=&quot;Nomystery&quot;; &quot;NM&quot;;&#10;IF([.C89]=&quot;Partner Units&quot;; &quot;PU&quot;;&#10;IF([.C89]=&quot;Permutation Pattern Matching&quot;; &quot;PPM&quot;;&#10;IF([.C89]=&quot;Ricochet Robots&quot;; &quot;RR&quot;;&#10;IF([.C89]=&quot;Sokoban&quot;; &quot;S&quot;;&#10;IF([.C89]=&quot;Stable Marriage&quot;; &quot;SM&quot;;&#10;IF([.C89]=&quot;Valves Location Problem&quot;; &quot;VLP&quot;;&#10;IF([.C89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90]=&quot;Connected Maximum-density Still Life&quot;; &quot;CMSL&quot;;&#10;IF([.C90]=&quot;Crossing Minimization&quot;; &quot;CM&quot;;&#10;IF([.C90]=&quot;Graceful Graphs&quot;; &quot;GG&quot;;&#10;IF([.C90]=&quot;Graph Colouring&quot;; &quot;GC&quot;;&#10;IF([.C90]=&quot;Incremental Scheduling&quot;; &quot;IS&quot;;&#10;IF([.C90]=&quot;Knight Tour&quot;; &quot;KT&quot;;&#10;IF([.C90]=&quot;Knight Tour With Holes&quot;; &quot;KTWH&quot;;&#10;IF([.C90]=&quot;Labyrinth&quot;; &quot;L&quot;;&#10;IF([.C90]=&quot;Maximal Clique Problem&quot;; &quot;MCP&quot;;&#10;IF([.C90]=&quot;Nomystery&quot;; &quot;NM&quot;;&#10;IF([.C90]=&quot;Partner Units&quot;; &quot;PU&quot;;&#10;IF([.C90]=&quot;Permutation Pattern Matching&quot;; &quot;PPM&quot;;&#10;IF([.C90]=&quot;Ricochet Robots&quot;; &quot;RR&quot;;&#10;IF([.C90]=&quot;Sokoban&quot;; &quot;S&quot;;&#10;IF([.C90]=&quot;Stable Marriage&quot;; &quot;SM&quot;;&#10;IF([.C90]=&quot;Valves Location Problem&quot;; &quot;VLP&quot;;&#10;IF([.C90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91]=&quot;Connected Maximum-density Still Life&quot;; &quot;CMSL&quot;;&#10;IF([.C91]=&quot;Crossing Minimization&quot;; &quot;CM&quot;;&#10;IF([.C91]=&quot;Graceful Graphs&quot;; &quot;GG&quot;;&#10;IF([.C91]=&quot;Graph Colouring&quot;; &quot;GC&quot;;&#10;IF([.C91]=&quot;Incremental Scheduling&quot;; &quot;IS&quot;;&#10;IF([.C91]=&quot;Knight Tour&quot;; &quot;KT&quot;;&#10;IF([.C91]=&quot;Knight Tour With Holes&quot;; &quot;KTWH&quot;;&#10;IF([.C91]=&quot;Labyrinth&quot;; &quot;L&quot;;&#10;IF([.C91]=&quot;Maximal Clique Problem&quot;; &quot;MCP&quot;;&#10;IF([.C91]=&quot;Nomystery&quot;; &quot;NM&quot;;&#10;IF([.C91]=&quot;Partner Units&quot;; &quot;PU&quot;;&#10;IF([.C91]=&quot;Permutation Pattern Matching&quot;; &quot;PPM&quot;;&#10;IF([.C91]=&quot;Ricochet Robots&quot;; &quot;RR&quot;;&#10;IF([.C91]=&quot;Sokoban&quot;; &quot;S&quot;;&#10;IF([.C91]=&quot;Stable Marriage&quot;; &quot;SM&quot;;&#10;IF([.C91]=&quot;Valves Location Problem&quot;; &quot;VLP&quot;;&#10;IF([.C91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2]=&quot;Connected Maximum-density Still Life&quot;; &quot;CMSL&quot;;&#10;IF([.C92]=&quot;Crossing Minimization&quot;; &quot;CM&quot;;&#10;IF([.C92]=&quot;Graceful Graphs&quot;; &quot;GG&quot;;&#10;IF([.C92]=&quot;Graph Colouring&quot;; &quot;GC&quot;;&#10;IF([.C92]=&quot;Incremental Scheduling&quot;; &quot;IS&quot;;&#10;IF([.C92]=&quot;Knight Tour&quot;; &quot;KT&quot;;&#10;IF([.C92]=&quot;Knight Tour With Holes&quot;; &quot;KTWH&quot;;&#10;IF([.C92]=&quot;Labyrinth&quot;; &quot;L&quot;;&#10;IF([.C92]=&quot;Maximal Clique Problem&quot;; &quot;MCP&quot;;&#10;IF([.C92]=&quot;Nomystery&quot;; &quot;NM&quot;;&#10;IF([.C92]=&quot;Partner Units&quot;; &quot;PU&quot;;&#10;IF([.C92]=&quot;Permutation Pattern Matching&quot;; &quot;PPM&quot;;&#10;IF([.C92]=&quot;Ricochet Robots&quot;; &quot;RR&quot;;&#10;IF([.C92]=&quot;Sokoban&quot;; &quot;S&quot;;&#10;IF([.C92]=&quot;Stable Marriage&quot;; &quot;SM&quot;;&#10;IF([.C92]=&quot;Valves Location Problem&quot;; &quot;VLP&quot;;&#10;IF([.C92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3]=&quot;Connected Maximum-density Still Life&quot;; &quot;CMSL&quot;;&#10;IF([.C93]=&quot;Crossing Minimization&quot;; &quot;CM&quot;;&#10;IF([.C93]=&quot;Graceful Graphs&quot;; &quot;GG&quot;;&#10;IF([.C93]=&quot;Graph Colouring&quot;; &quot;GC&quot;;&#10;IF([.C93]=&quot;Incremental Scheduling&quot;; &quot;IS&quot;;&#10;IF([.C93]=&quot;Knight Tour&quot;; &quot;KT&quot;;&#10;IF([.C93]=&quot;Knight Tour With Holes&quot;; &quot;KTWH&quot;;&#10;IF([.C93]=&quot;Labyrinth&quot;; &quot;L&quot;;&#10;IF([.C93]=&quot;Maximal Clique Problem&quot;; &quot;MCP&quot;;&#10;IF([.C93]=&quot;Nomystery&quot;; &quot;NM&quot;;&#10;IF([.C93]=&quot;Partner Units&quot;; &quot;PU&quot;;&#10;IF([.C93]=&quot;Permutation Pattern Matching&quot;; &quot;PPM&quot;;&#10;IF([.C93]=&quot;Ricochet Robots&quot;; &quot;RR&quot;;&#10;IF([.C93]=&quot;Sokoban&quot;; &quot;S&quot;;&#10;IF([.C93]=&quot;Stable Marriage&quot;; &quot;SM&quot;;&#10;IF([.C93]=&quot;Valves Location Problem&quot;; &quot;VLP&quot;;&#10;IF([.C93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4]=&quot;Connected Maximum-density Still Life&quot;; &quot;CMSL&quot;;&#10;IF([.C94]=&quot;Crossing Minimization&quot;; &quot;CM&quot;;&#10;IF([.C94]=&quot;Graceful Graphs&quot;; &quot;GG&quot;;&#10;IF([.C94]=&quot;Graph Colouring&quot;; &quot;GC&quot;;&#10;IF([.C94]=&quot;Incremental Scheduling&quot;; &quot;IS&quot;;&#10;IF([.C94]=&quot;Knight Tour&quot;; &quot;KT&quot;;&#10;IF([.C94]=&quot;Knight Tour With Holes&quot;; &quot;KTWH&quot;;&#10;IF([.C94]=&quot;Labyrinth&quot;; &quot;L&quot;;&#10;IF([.C94]=&quot;Maximal Clique Problem&quot;; &quot;MCP&quot;;&#10;IF([.C94]=&quot;Nomystery&quot;; &quot;NM&quot;;&#10;IF([.C94]=&quot;Partner Units&quot;; &quot;PU&quot;;&#10;IF([.C94]=&quot;Permutation Pattern Matching&quot;; &quot;PPM&quot;;&#10;IF([.C94]=&quot;Ricochet Robots&quot;; &quot;RR&quot;;&#10;IF([.C94]=&quot;Sokoban&quot;; &quot;S&quot;;&#10;IF([.C94]=&quot;Stable Marriage&quot;; &quot;SM&quot;;&#10;IF([.C94]=&quot;Valves Location Problem&quot;; &quot;VLP&quot;;&#10;IF([.C94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5]=&quot;Connected Maximum-density Still Life&quot;; &quot;CMSL&quot;;&#10;IF([.C95]=&quot;Crossing Minimization&quot;; &quot;CM&quot;;&#10;IF([.C95]=&quot;Graceful Graphs&quot;; &quot;GG&quot;;&#10;IF([.C95]=&quot;Graph Colouring&quot;; &quot;GC&quot;;&#10;IF([.C95]=&quot;Incremental Scheduling&quot;; &quot;IS&quot;;&#10;IF([.C95]=&quot;Knight Tour&quot;; &quot;KT&quot;;&#10;IF([.C95]=&quot;Knight Tour With Holes&quot;; &quot;KTWH&quot;;&#10;IF([.C95]=&quot;Labyrinth&quot;; &quot;L&quot;;&#10;IF([.C95]=&quot;Maximal Clique Problem&quot;; &quot;MCP&quot;;&#10;IF([.C95]=&quot;Nomystery&quot;; &quot;NM&quot;;&#10;IF([.C95]=&quot;Partner Units&quot;; &quot;PU&quot;;&#10;IF([.C95]=&quot;Permutation Pattern Matching&quot;; &quot;PPM&quot;;&#10;IF([.C95]=&quot;Ricochet Robots&quot;; &quot;RR&quot;;&#10;IF([.C95]=&quot;Sokoban&quot;; &quot;S&quot;;&#10;IF([.C95]=&quot;Stable Marriage&quot;; &quot;SM&quot;;&#10;IF([.C95]=&quot;Valves Location Problem&quot;; &quot;VLP&quot;;&#10;IF([.C95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6]=&quot;Connected Maximum-density Still Life&quot;; &quot;CMSL&quot;;&#10;IF([.C96]=&quot;Crossing Minimization&quot;; &quot;CM&quot;;&#10;IF([.C96]=&quot;Graceful Graphs&quot;; &quot;GG&quot;;&#10;IF([.C96]=&quot;Graph Colouring&quot;; &quot;GC&quot;;&#10;IF([.C96]=&quot;Incremental Scheduling&quot;; &quot;IS&quot;;&#10;IF([.C96]=&quot;Knight Tour&quot;; &quot;KT&quot;;&#10;IF([.C96]=&quot;Knight Tour With Holes&quot;; &quot;KTWH&quot;;&#10;IF([.C96]=&quot;Labyrinth&quot;; &quot;L&quot;;&#10;IF([.C96]=&quot;Maximal Clique Problem&quot;; &quot;MCP&quot;;&#10;IF([.C96]=&quot;Nomystery&quot;; &quot;NM&quot;;&#10;IF([.C96]=&quot;Partner Units&quot;; &quot;PU&quot;;&#10;IF([.C96]=&quot;Permutation Pattern Matching&quot;; &quot;PPM&quot;;&#10;IF([.C96]=&quot;Ricochet Robots&quot;; &quot;RR&quot;;&#10;IF([.C96]=&quot;Sokoban&quot;; &quot;S&quot;;&#10;IF([.C96]=&quot;Stable Marriage&quot;; &quot;SM&quot;;&#10;IF([.C96]=&quot;Valves Location Problem&quot;; &quot;VLP&quot;;&#10;IF([.C96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7]=&quot;Connected Maximum-density Still Life&quot;; &quot;CMSL&quot;;&#10;IF([.C97]=&quot;Crossing Minimization&quot;; &quot;CM&quot;;&#10;IF([.C97]=&quot;Graceful Graphs&quot;; &quot;GG&quot;;&#10;IF([.C97]=&quot;Graph Colouring&quot;; &quot;GC&quot;;&#10;IF([.C97]=&quot;Incremental Scheduling&quot;; &quot;IS&quot;;&#10;IF([.C97]=&quot;Knight Tour&quot;; &quot;KT&quot;;&#10;IF([.C97]=&quot;Knight Tour With Holes&quot;; &quot;KTWH&quot;;&#10;IF([.C97]=&quot;Labyrinth&quot;; &quot;L&quot;;&#10;IF([.C97]=&quot;Maximal Clique Problem&quot;; &quot;MCP&quot;;&#10;IF([.C97]=&quot;Nomystery&quot;; &quot;NM&quot;;&#10;IF([.C97]=&quot;Partner Units&quot;; &quot;PU&quot;;&#10;IF([.C97]=&quot;Permutation Pattern Matching&quot;; &quot;PPM&quot;;&#10;IF([.C97]=&quot;Ricochet Robots&quot;; &quot;RR&quot;;&#10;IF([.C97]=&quot;Sokoban&quot;; &quot;S&quot;;&#10;IF([.C97]=&quot;Stable Marriage&quot;; &quot;SM&quot;;&#10;IF([.C97]=&quot;Valves Location Problem&quot;; &quot;VLP&quot;;&#10;IF([.C97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8]=&quot;Connected Maximum-density Still Life&quot;; &quot;CMSL&quot;;&#10;IF([.C98]=&quot;Crossing Minimization&quot;; &quot;CM&quot;;&#10;IF([.C98]=&quot;Graceful Graphs&quot;; &quot;GG&quot;;&#10;IF([.C98]=&quot;Graph Colouring&quot;; &quot;GC&quot;;&#10;IF([.C98]=&quot;Incremental Scheduling&quot;; &quot;IS&quot;;&#10;IF([.C98]=&quot;Knight Tour&quot;; &quot;KT&quot;;&#10;IF([.C98]=&quot;Knight Tour With Holes&quot;; &quot;KTWH&quot;;&#10;IF([.C98]=&quot;Labyrinth&quot;; &quot;L&quot;;&#10;IF([.C98]=&quot;Maximal Clique Problem&quot;; &quot;MCP&quot;;&#10;IF([.C98]=&quot;Nomystery&quot;; &quot;NM&quot;;&#10;IF([.C98]=&quot;Partner Units&quot;; &quot;PU&quot;;&#10;IF([.C98]=&quot;Permutation Pattern Matching&quot;; &quot;PPM&quot;;&#10;IF([.C98]=&quot;Ricochet Robots&quot;; &quot;RR&quot;;&#10;IF([.C98]=&quot;Sokoban&quot;; &quot;S&quot;;&#10;IF([.C98]=&quot;Stable Marriage&quot;; &quot;SM&quot;;&#10;IF([.C98]=&quot;Valves Location Problem&quot;; &quot;VLP&quot;;&#10;IF([.C98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99]=&quot;Connected Maximum-density Still Life&quot;; &quot;CMSL&quot;;&#10;IF([.C99]=&quot;Crossing Minimization&quot;; &quot;CM&quot;;&#10;IF([.C99]=&quot;Graceful Graphs&quot;; &quot;GG&quot;;&#10;IF([.C99]=&quot;Graph Colouring&quot;; &quot;GC&quot;;&#10;IF([.C99]=&quot;Incremental Scheduling&quot;; &quot;IS&quot;;&#10;IF([.C99]=&quot;Knight Tour&quot;; &quot;KT&quot;;&#10;IF([.C99]=&quot;Knight Tour With Holes&quot;; &quot;KTWH&quot;;&#10;IF([.C99]=&quot;Labyrinth&quot;; &quot;L&quot;;&#10;IF([.C99]=&quot;Maximal Clique Problem&quot;; &quot;MCP&quot;;&#10;IF([.C99]=&quot;Nomystery&quot;; &quot;NM&quot;;&#10;IF([.C99]=&quot;Partner Units&quot;; &quot;PU&quot;;&#10;IF([.C99]=&quot;Permutation Pattern Matching&quot;; &quot;PPM&quot;;&#10;IF([.C99]=&quot;Ricochet Robots&quot;; &quot;RR&quot;;&#10;IF([.C99]=&quot;Sokoban&quot;; &quot;S&quot;;&#10;IF([.C99]=&quot;Stable Marriage&quot;; &quot;SM&quot;;&#10;IF([.C99]=&quot;Valves Location Problem&quot;; &quot;VLP&quot;;&#10;IF([.C9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00]=&quot;Connected Maximum-density Still Life&quot;; &quot;CMSL&quot;;&#10;IF([.C100]=&quot;Crossing Minimization&quot;; &quot;CM&quot;;&#10;IF([.C100]=&quot;Graceful Graphs&quot;; &quot;GG&quot;;&#10;IF([.C100]=&quot;Graph Colouring&quot;; &quot;GC&quot;;&#10;IF([.C100]=&quot;Incremental Scheduling&quot;; &quot;IS&quot;;&#10;IF([.C100]=&quot;Knight Tour&quot;; &quot;KT&quot;;&#10;IF([.C100]=&quot;Knight Tour With Holes&quot;; &quot;KTWH&quot;;&#10;IF([.C100]=&quot;Labyrinth&quot;; &quot;L&quot;;&#10;IF([.C100]=&quot;Maximal Clique Problem&quot;; &quot;MCP&quot;;&#10;IF([.C100]=&quot;Nomystery&quot;; &quot;NM&quot;;&#10;IF([.C100]=&quot;Partner Units&quot;; &quot;PU&quot;;&#10;IF([.C100]=&quot;Permutation Pattern Matching&quot;; &quot;PPM&quot;;&#10;IF([.C100]=&quot;Ricochet Robots&quot;; &quot;RR&quot;;&#10;IF([.C100]=&quot;Sokoban&quot;; &quot;S&quot;;&#10;IF([.C100]=&quot;Stable Marriage&quot;; &quot;SM&quot;;&#10;IF([.C100]=&quot;Valves Location Problem&quot;; &quot;VLP&quot;;&#10;IF([.C100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01]=&quot;Connected Maximum-density Still Life&quot;; &quot;CMSL&quot;;&#10;IF([.C101]=&quot;Crossing Minimization&quot;; &quot;CM&quot;;&#10;IF([.C101]=&quot;Graceful Graphs&quot;; &quot;GG&quot;;&#10;IF([.C101]=&quot;Graph Colouring&quot;; &quot;GC&quot;;&#10;IF([.C101]=&quot;Incremental Scheduling&quot;; &quot;IS&quot;;&#10;IF([.C101]=&quot;Knight Tour&quot;; &quot;KT&quot;;&#10;IF([.C101]=&quot;Knight Tour With Holes&quot;; &quot;KTWH&quot;;&#10;IF([.C101]=&quot;Labyrinth&quot;; &quot;L&quot;;&#10;IF([.C101]=&quot;Maximal Clique Problem&quot;; &quot;MCP&quot;;&#10;IF([.C101]=&quot;Nomystery&quot;; &quot;NM&quot;;&#10;IF([.C101]=&quot;Partner Units&quot;; &quot;PU&quot;;&#10;IF([.C101]=&quot;Permutation Pattern Matching&quot;; &quot;PPM&quot;;&#10;IF([.C101]=&quot;Ricochet Robots&quot;; &quot;RR&quot;;&#10;IF([.C101]=&quot;Sokoban&quot;; &quot;S&quot;;&#10;IF([.C101]=&quot;Stable Marriage&quot;; &quot;SM&quot;;&#10;IF([.C101]=&quot;Valves Location Problem&quot;; &quot;VLP&quot;;&#10;IF([.C101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2]=&quot;Connected Maximum-density Still Life&quot;; &quot;CMSL&quot;;&#10;IF([.C102]=&quot;Crossing Minimization&quot;; &quot;CM&quot;;&#10;IF([.C102]=&quot;Graceful Graphs&quot;; &quot;GG&quot;;&#10;IF([.C102]=&quot;Graph Colouring&quot;; &quot;GC&quot;;&#10;IF([.C102]=&quot;Incremental Scheduling&quot;; &quot;IS&quot;;&#10;IF([.C102]=&quot;Knight Tour&quot;; &quot;KT&quot;;&#10;IF([.C102]=&quot;Knight Tour With Holes&quot;; &quot;KTWH&quot;;&#10;IF([.C102]=&quot;Labyrinth&quot;; &quot;L&quot;;&#10;IF([.C102]=&quot;Maximal Clique Problem&quot;; &quot;MCP&quot;;&#10;IF([.C102]=&quot;Nomystery&quot;; &quot;NM&quot;;&#10;IF([.C102]=&quot;Partner Units&quot;; &quot;PU&quot;;&#10;IF([.C102]=&quot;Permutation Pattern Matching&quot;; &quot;PPM&quot;;&#10;IF([.C102]=&quot;Ricochet Robots&quot;; &quot;RR&quot;;&#10;IF([.C102]=&quot;Sokoban&quot;; &quot;S&quot;;&#10;IF([.C102]=&quot;Stable Marriage&quot;; &quot;SM&quot;;&#10;IF([.C102]=&quot;Valves Location Problem&quot;; &quot;VLP&quot;;&#10;IF([.C102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3]=&quot;Connected Maximum-density Still Life&quot;; &quot;CMSL&quot;;&#10;IF([.C103]=&quot;Crossing Minimization&quot;; &quot;CM&quot;;&#10;IF([.C103]=&quot;Graceful Graphs&quot;; &quot;GG&quot;;&#10;IF([.C103]=&quot;Graph Colouring&quot;; &quot;GC&quot;;&#10;IF([.C103]=&quot;Incremental Scheduling&quot;; &quot;IS&quot;;&#10;IF([.C103]=&quot;Knight Tour&quot;; &quot;KT&quot;;&#10;IF([.C103]=&quot;Knight Tour With Holes&quot;; &quot;KTWH&quot;;&#10;IF([.C103]=&quot;Labyrinth&quot;; &quot;L&quot;;&#10;IF([.C103]=&quot;Maximal Clique Problem&quot;; &quot;MCP&quot;;&#10;IF([.C103]=&quot;Nomystery&quot;; &quot;NM&quot;;&#10;IF([.C103]=&quot;Partner Units&quot;; &quot;PU&quot;;&#10;IF([.C103]=&quot;Permutation Pattern Matching&quot;; &quot;PPM&quot;;&#10;IF([.C103]=&quot;Ricochet Robots&quot;; &quot;RR&quot;;&#10;IF([.C103]=&quot;Sokoban&quot;; &quot;S&quot;;&#10;IF([.C103]=&quot;Stable Marriage&quot;; &quot;SM&quot;;&#10;IF([.C103]=&quot;Valves Location Problem&quot;; &quot;VLP&quot;;&#10;IF([.C103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4]=&quot;Connected Maximum-density Still Life&quot;; &quot;CMSL&quot;;&#10;IF([.C104]=&quot;Crossing Minimization&quot;; &quot;CM&quot;;&#10;IF([.C104]=&quot;Graceful Graphs&quot;; &quot;GG&quot;;&#10;IF([.C104]=&quot;Graph Colouring&quot;; &quot;GC&quot;;&#10;IF([.C104]=&quot;Incremental Scheduling&quot;; &quot;IS&quot;;&#10;IF([.C104]=&quot;Knight Tour&quot;; &quot;KT&quot;;&#10;IF([.C104]=&quot;Knight Tour With Holes&quot;; &quot;KTWH&quot;;&#10;IF([.C104]=&quot;Labyrinth&quot;; &quot;L&quot;;&#10;IF([.C104]=&quot;Maximal Clique Problem&quot;; &quot;MCP&quot;;&#10;IF([.C104]=&quot;Nomystery&quot;; &quot;NM&quot;;&#10;IF([.C104]=&quot;Partner Units&quot;; &quot;PU&quot;;&#10;IF([.C104]=&quot;Permutation Pattern Matching&quot;; &quot;PPM&quot;;&#10;IF([.C104]=&quot;Ricochet Robots&quot;; &quot;RR&quot;;&#10;IF([.C104]=&quot;Sokoban&quot;; &quot;S&quot;;&#10;IF([.C104]=&quot;Stable Marriage&quot;; &quot;SM&quot;;&#10;IF([.C104]=&quot;Valves Location Problem&quot;; &quot;VLP&quot;;&#10;IF([.C104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5]=&quot;Connected Maximum-density Still Life&quot;; &quot;CMSL&quot;;&#10;IF([.C105]=&quot;Crossing Minimization&quot;; &quot;CM&quot;;&#10;IF([.C105]=&quot;Graceful Graphs&quot;; &quot;GG&quot;;&#10;IF([.C105]=&quot;Graph Colouring&quot;; &quot;GC&quot;;&#10;IF([.C105]=&quot;Incremental Scheduling&quot;; &quot;IS&quot;;&#10;IF([.C105]=&quot;Knight Tour&quot;; &quot;KT&quot;;&#10;IF([.C105]=&quot;Knight Tour With Holes&quot;; &quot;KTWH&quot;;&#10;IF([.C105]=&quot;Labyrinth&quot;; &quot;L&quot;;&#10;IF([.C105]=&quot;Maximal Clique Problem&quot;; &quot;MCP&quot;;&#10;IF([.C105]=&quot;Nomystery&quot;; &quot;NM&quot;;&#10;IF([.C105]=&quot;Partner Units&quot;; &quot;PU&quot;;&#10;IF([.C105]=&quot;Permutation Pattern Matching&quot;; &quot;PPM&quot;;&#10;IF([.C105]=&quot;Ricochet Robots&quot;; &quot;RR&quot;;&#10;IF([.C105]=&quot;Sokoban&quot;; &quot;S&quot;;&#10;IF([.C105]=&quot;Stable Marriage&quot;; &quot;SM&quot;;&#10;IF([.C105]=&quot;Valves Location Problem&quot;; &quot;VLP&quot;;&#10;IF([.C105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6]=&quot;Connected Maximum-density Still Life&quot;; &quot;CMSL&quot;;&#10;IF([.C106]=&quot;Crossing Minimization&quot;; &quot;CM&quot;;&#10;IF([.C106]=&quot;Graceful Graphs&quot;; &quot;GG&quot;;&#10;IF([.C106]=&quot;Graph Colouring&quot;; &quot;GC&quot;;&#10;IF([.C106]=&quot;Incremental Scheduling&quot;; &quot;IS&quot;;&#10;IF([.C106]=&quot;Knight Tour&quot;; &quot;KT&quot;;&#10;IF([.C106]=&quot;Knight Tour With Holes&quot;; &quot;KTWH&quot;;&#10;IF([.C106]=&quot;Labyrinth&quot;; &quot;L&quot;;&#10;IF([.C106]=&quot;Maximal Clique Problem&quot;; &quot;MCP&quot;;&#10;IF([.C106]=&quot;Nomystery&quot;; &quot;NM&quot;;&#10;IF([.C106]=&quot;Partner Units&quot;; &quot;PU&quot;;&#10;IF([.C106]=&quot;Permutation Pattern Matching&quot;; &quot;PPM&quot;;&#10;IF([.C106]=&quot;Ricochet Robots&quot;; &quot;RR&quot;;&#10;IF([.C106]=&quot;Sokoban&quot;; &quot;S&quot;;&#10;IF([.C106]=&quot;Stable Marriage&quot;; &quot;SM&quot;;&#10;IF([.C106]=&quot;Valves Location Problem&quot;; &quot;VLP&quot;;&#10;IF([.C106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7]=&quot;Connected Maximum-density Still Life&quot;; &quot;CMSL&quot;;&#10;IF([.C107]=&quot;Crossing Minimization&quot;; &quot;CM&quot;;&#10;IF([.C107]=&quot;Graceful Graphs&quot;; &quot;GG&quot;;&#10;IF([.C107]=&quot;Graph Colouring&quot;; &quot;GC&quot;;&#10;IF([.C107]=&quot;Incremental Scheduling&quot;; &quot;IS&quot;;&#10;IF([.C107]=&quot;Knight Tour&quot;; &quot;KT&quot;;&#10;IF([.C107]=&quot;Knight Tour With Holes&quot;; &quot;KTWH&quot;;&#10;IF([.C107]=&quot;Labyrinth&quot;; &quot;L&quot;;&#10;IF([.C107]=&quot;Maximal Clique Problem&quot;; &quot;MCP&quot;;&#10;IF([.C107]=&quot;Nomystery&quot;; &quot;NM&quot;;&#10;IF([.C107]=&quot;Partner Units&quot;; &quot;PU&quot;;&#10;IF([.C107]=&quot;Permutation Pattern Matching&quot;; &quot;PPM&quot;;&#10;IF([.C107]=&quot;Ricochet Robots&quot;; &quot;RR&quot;;&#10;IF([.C107]=&quot;Sokoban&quot;; &quot;S&quot;;&#10;IF([.C107]=&quot;Stable Marriage&quot;; &quot;SM&quot;;&#10;IF([.C107]=&quot;Valves Location Problem&quot;; &quot;VLP&quot;;&#10;IF([.C107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8]=&quot;Connected Maximum-density Still Life&quot;; &quot;CMSL&quot;;&#10;IF([.C108]=&quot;Crossing Minimization&quot;; &quot;CM&quot;;&#10;IF([.C108]=&quot;Graceful Graphs&quot;; &quot;GG&quot;;&#10;IF([.C108]=&quot;Graph Colouring&quot;; &quot;GC&quot;;&#10;IF([.C108]=&quot;Incremental Scheduling&quot;; &quot;IS&quot;;&#10;IF([.C108]=&quot;Knight Tour&quot;; &quot;KT&quot;;&#10;IF([.C108]=&quot;Knight Tour With Holes&quot;; &quot;KTWH&quot;;&#10;IF([.C108]=&quot;Labyrinth&quot;; &quot;L&quot;;&#10;IF([.C108]=&quot;Maximal Clique Problem&quot;; &quot;MCP&quot;;&#10;IF([.C108]=&quot;Nomystery&quot;; &quot;NM&quot;;&#10;IF([.C108]=&quot;Partner Units&quot;; &quot;PU&quot;;&#10;IF([.C108]=&quot;Permutation Pattern Matching&quot;; &quot;PPM&quot;;&#10;IF([.C108]=&quot;Ricochet Robots&quot;; &quot;RR&quot;;&#10;IF([.C108]=&quot;Sokoban&quot;; &quot;S&quot;;&#10;IF([.C108]=&quot;Stable Marriage&quot;; &quot;SM&quot;;&#10;IF([.C108]=&quot;Valves Location Problem&quot;; &quot;VLP&quot;;&#10;IF([.C108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09]=&quot;Connected Maximum-density Still Life&quot;; &quot;CMSL&quot;;&#10;IF([.C109]=&quot;Crossing Minimization&quot;; &quot;CM&quot;;&#10;IF([.C109]=&quot;Graceful Graphs&quot;; &quot;GG&quot;;&#10;IF([.C109]=&quot;Graph Colouring&quot;; &quot;GC&quot;;&#10;IF([.C109]=&quot;Incremental Scheduling&quot;; &quot;IS&quot;;&#10;IF([.C109]=&quot;Knight Tour&quot;; &quot;KT&quot;;&#10;IF([.C109]=&quot;Knight Tour With Holes&quot;; &quot;KTWH&quot;;&#10;IF([.C109]=&quot;Labyrinth&quot;; &quot;L&quot;;&#10;IF([.C109]=&quot;Maximal Clique Problem&quot;; &quot;MCP&quot;;&#10;IF([.C109]=&quot;Nomystery&quot;; &quot;NM&quot;;&#10;IF([.C109]=&quot;Partner Units&quot;; &quot;PU&quot;;&#10;IF([.C109]=&quot;Permutation Pattern Matching&quot;; &quot;PPM&quot;;&#10;IF([.C109]=&quot;Ricochet Robots&quot;; &quot;RR&quot;;&#10;IF([.C109]=&quot;Sokoban&quot;; &quot;S&quot;;&#10;IF([.C109]=&quot;Stable Marriage&quot;; &quot;SM&quot;;&#10;IF([.C109]=&quot;Valves Location Problem&quot;; &quot;VLP&quot;;&#10;IF([.C109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10]=&quot;Connected Maximum-density Still Life&quot;; &quot;CMSL&quot;;&#10;IF([.C110]=&quot;Crossing Minimization&quot;; &quot;CM&quot;;&#10;IF([.C110]=&quot;Graceful Graphs&quot;; &quot;GG&quot;;&#10;IF([.C110]=&quot;Graph Colouring&quot;; &quot;GC&quot;;&#10;IF([.C110]=&quot;Incremental Scheduling&quot;; &quot;IS&quot;;&#10;IF([.C110]=&quot;Knight Tour&quot;; &quot;KT&quot;;&#10;IF([.C110]=&quot;Knight Tour With Holes&quot;; &quot;KTWH&quot;;&#10;IF([.C110]=&quot;Labyrinth&quot;; &quot;L&quot;;&#10;IF([.C110]=&quot;Maximal Clique Problem&quot;; &quot;MCP&quot;;&#10;IF([.C110]=&quot;Nomystery&quot;; &quot;NM&quot;;&#10;IF([.C110]=&quot;Partner Units&quot;; &quot;PU&quot;;&#10;IF([.C110]=&quot;Permutation Pattern Matching&quot;; &quot;PPM&quot;;&#10;IF([.C110]=&quot;Ricochet Robots&quot;; &quot;RR&quot;;&#10;IF([.C110]=&quot;Sokoban&quot;; &quot;S&quot;;&#10;IF([.C110]=&quot;Stable Marriage&quot;; &quot;SM&quot;;&#10;IF([.C110]=&quot;Valves Location Problem&quot;; &quot;VLP&quot;;&#10;IF([.C110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11]=&quot;Connected Maximum-density Still Life&quot;; &quot;CMSL&quot;;&#10;IF([.C111]=&quot;Crossing Minimization&quot;; &quot;CM&quot;;&#10;IF([.C111]=&quot;Graceful Graphs&quot;; &quot;GG&quot;;&#10;IF([.C111]=&quot;Graph Colouring&quot;; &quot;GC&quot;;&#10;IF([.C111]=&quot;Incremental Scheduling&quot;; &quot;IS&quot;;&#10;IF([.C111]=&quot;Knight Tour&quot;; &quot;KT&quot;;&#10;IF([.C111]=&quot;Knight Tour With Holes&quot;; &quot;KTWH&quot;;&#10;IF([.C111]=&quot;Labyrinth&quot;; &quot;L&quot;;&#10;IF([.C111]=&quot;Maximal Clique Problem&quot;; &quot;MCP&quot;;&#10;IF([.C111]=&quot;Nomystery&quot;; &quot;NM&quot;;&#10;IF([.C111]=&quot;Partner Units&quot;; &quot;PU&quot;;&#10;IF([.C111]=&quot;Permutation Pattern Matching&quot;; &quot;PPM&quot;;&#10;IF([.C111]=&quot;Ricochet Robots&quot;; &quot;RR&quot;;&#10;IF([.C111]=&quot;Sokoban&quot;; &quot;S&quot;;&#10;IF([.C111]=&quot;Stable Marriage&quot;; &quot;SM&quot;;&#10;IF([.C111]=&quot;Valves Location Problem&quot;; &quot;VLP&quot;;&#10;IF([.C111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2]=&quot;Connected Maximum-density Still Life&quot;; &quot;CMSL&quot;;&#10;IF([.C112]=&quot;Crossing Minimization&quot;; &quot;CM&quot;;&#10;IF([.C112]=&quot;Graceful Graphs&quot;; &quot;GG&quot;;&#10;IF([.C112]=&quot;Graph Colouring&quot;; &quot;GC&quot;;&#10;IF([.C112]=&quot;Incremental Scheduling&quot;; &quot;IS&quot;;&#10;IF([.C112]=&quot;Knight Tour&quot;; &quot;KT&quot;;&#10;IF([.C112]=&quot;Knight Tour With Holes&quot;; &quot;KTWH&quot;;&#10;IF([.C112]=&quot;Labyrinth&quot;; &quot;L&quot;;&#10;IF([.C112]=&quot;Maximal Clique Problem&quot;; &quot;MCP&quot;;&#10;IF([.C112]=&quot;Nomystery&quot;; &quot;NM&quot;;&#10;IF([.C112]=&quot;Partner Units&quot;; &quot;PU&quot;;&#10;IF([.C112]=&quot;Permutation Pattern Matching&quot;; &quot;PPM&quot;;&#10;IF([.C112]=&quot;Ricochet Robots&quot;; &quot;RR&quot;;&#10;IF([.C112]=&quot;Sokoban&quot;; &quot;S&quot;;&#10;IF([.C112]=&quot;Stable Marriage&quot;; &quot;SM&quot;;&#10;IF([.C112]=&quot;Valves Location Problem&quot;; &quot;VLP&quot;;&#10;IF([.C112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3]=&quot;Connected Maximum-density Still Life&quot;; &quot;CMSL&quot;;&#10;IF([.C113]=&quot;Crossing Minimization&quot;; &quot;CM&quot;;&#10;IF([.C113]=&quot;Graceful Graphs&quot;; &quot;GG&quot;;&#10;IF([.C113]=&quot;Graph Colouring&quot;; &quot;GC&quot;;&#10;IF([.C113]=&quot;Incremental Scheduling&quot;; &quot;IS&quot;;&#10;IF([.C113]=&quot;Knight Tour&quot;; &quot;KT&quot;;&#10;IF([.C113]=&quot;Knight Tour With Holes&quot;; &quot;KTWH&quot;;&#10;IF([.C113]=&quot;Labyrinth&quot;; &quot;L&quot;;&#10;IF([.C113]=&quot;Maximal Clique Problem&quot;; &quot;MCP&quot;;&#10;IF([.C113]=&quot;Nomystery&quot;; &quot;NM&quot;;&#10;IF([.C113]=&quot;Partner Units&quot;; &quot;PU&quot;;&#10;IF([.C113]=&quot;Permutation Pattern Matching&quot;; &quot;PPM&quot;;&#10;IF([.C113]=&quot;Ricochet Robots&quot;; &quot;RR&quot;;&#10;IF([.C113]=&quot;Sokoban&quot;; &quot;S&quot;;&#10;IF([.C113]=&quot;Stable Marriage&quot;; &quot;SM&quot;;&#10;IF([.C113]=&quot;Valves Location Problem&quot;; &quot;VLP&quot;;&#10;IF([.C113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4]=&quot;Connected Maximum-density Still Life&quot;; &quot;CMSL&quot;;&#10;IF([.C114]=&quot;Crossing Minimization&quot;; &quot;CM&quot;;&#10;IF([.C114]=&quot;Graceful Graphs&quot;; &quot;GG&quot;;&#10;IF([.C114]=&quot;Graph Colouring&quot;; &quot;GC&quot;;&#10;IF([.C114]=&quot;Incremental Scheduling&quot;; &quot;IS&quot;;&#10;IF([.C114]=&quot;Knight Tour&quot;; &quot;KT&quot;;&#10;IF([.C114]=&quot;Knight Tour With Holes&quot;; &quot;KTWH&quot;;&#10;IF([.C114]=&quot;Labyrinth&quot;; &quot;L&quot;;&#10;IF([.C114]=&quot;Maximal Clique Problem&quot;; &quot;MCP&quot;;&#10;IF([.C114]=&quot;Nomystery&quot;; &quot;NM&quot;;&#10;IF([.C114]=&quot;Partner Units&quot;; &quot;PU&quot;;&#10;IF([.C114]=&quot;Permutation Pattern Matching&quot;; &quot;PPM&quot;;&#10;IF([.C114]=&quot;Ricochet Robots&quot;; &quot;RR&quot;;&#10;IF([.C114]=&quot;Sokoban&quot;; &quot;S&quot;;&#10;IF([.C114]=&quot;Stable Marriage&quot;; &quot;SM&quot;;&#10;IF([.C114]=&quot;Valves Location Problem&quot;; &quot;VLP&quot;;&#10;IF([.C114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5]=&quot;Connected Maximum-density Still Life&quot;; &quot;CMSL&quot;;&#10;IF([.C115]=&quot;Crossing Minimization&quot;; &quot;CM&quot;;&#10;IF([.C115]=&quot;Graceful Graphs&quot;; &quot;GG&quot;;&#10;IF([.C115]=&quot;Graph Colouring&quot;; &quot;GC&quot;;&#10;IF([.C115]=&quot;Incremental Scheduling&quot;; &quot;IS&quot;;&#10;IF([.C115]=&quot;Knight Tour&quot;; &quot;KT&quot;;&#10;IF([.C115]=&quot;Knight Tour With Holes&quot;; &quot;KTWH&quot;;&#10;IF([.C115]=&quot;Labyrinth&quot;; &quot;L&quot;;&#10;IF([.C115]=&quot;Maximal Clique Problem&quot;; &quot;MCP&quot;;&#10;IF([.C115]=&quot;Nomystery&quot;; &quot;NM&quot;;&#10;IF([.C115]=&quot;Partner Units&quot;; &quot;PU&quot;;&#10;IF([.C115]=&quot;Permutation Pattern Matching&quot;; &quot;PPM&quot;;&#10;IF([.C115]=&quot;Ricochet Robots&quot;; &quot;RR&quot;;&#10;IF([.C115]=&quot;Sokoban&quot;; &quot;S&quot;;&#10;IF([.C115]=&quot;Stable Marriage&quot;; &quot;SM&quot;;&#10;IF([.C115]=&quot;Valves Location Problem&quot;; &quot;VLP&quot;;&#10;IF([.C115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6]=&quot;Connected Maximum-density Still Life&quot;; &quot;CMSL&quot;;&#10;IF([.C116]=&quot;Crossing Minimization&quot;; &quot;CM&quot;;&#10;IF([.C116]=&quot;Graceful Graphs&quot;; &quot;GG&quot;;&#10;IF([.C116]=&quot;Graph Colouring&quot;; &quot;GC&quot;;&#10;IF([.C116]=&quot;Incremental Scheduling&quot;; &quot;IS&quot;;&#10;IF([.C116]=&quot;Knight Tour&quot;; &quot;KT&quot;;&#10;IF([.C116]=&quot;Knight Tour With Holes&quot;; &quot;KTWH&quot;;&#10;IF([.C116]=&quot;Labyrinth&quot;; &quot;L&quot;;&#10;IF([.C116]=&quot;Maximal Clique Problem&quot;; &quot;MCP&quot;;&#10;IF([.C116]=&quot;Nomystery&quot;; &quot;NM&quot;;&#10;IF([.C116]=&quot;Partner Units&quot;; &quot;PU&quot;;&#10;IF([.C116]=&quot;Permutation Pattern Matching&quot;; &quot;PPM&quot;;&#10;IF([.C116]=&quot;Ricochet Robots&quot;; &quot;RR&quot;;&#10;IF([.C116]=&quot;Sokoban&quot;; &quot;S&quot;;&#10;IF([.C116]=&quot;Stable Marriage&quot;; &quot;SM&quot;;&#10;IF([.C116]=&quot;Valves Location Problem&quot;; &quot;VLP&quot;;&#10;IF([.C116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7]=&quot;Connected Maximum-density Still Life&quot;; &quot;CMSL&quot;;&#10;IF([.C117]=&quot;Crossing Minimization&quot;; &quot;CM&quot;;&#10;IF([.C117]=&quot;Graceful Graphs&quot;; &quot;GG&quot;;&#10;IF([.C117]=&quot;Graph Colouring&quot;; &quot;GC&quot;;&#10;IF([.C117]=&quot;Incremental Scheduling&quot;; &quot;IS&quot;;&#10;IF([.C117]=&quot;Knight Tour&quot;; &quot;KT&quot;;&#10;IF([.C117]=&quot;Knight Tour With Holes&quot;; &quot;KTWH&quot;;&#10;IF([.C117]=&quot;Labyrinth&quot;; &quot;L&quot;;&#10;IF([.C117]=&quot;Maximal Clique Problem&quot;; &quot;MCP&quot;;&#10;IF([.C117]=&quot;Nomystery&quot;; &quot;NM&quot;;&#10;IF([.C117]=&quot;Partner Units&quot;; &quot;PU&quot;;&#10;IF([.C117]=&quot;Permutation Pattern Matching&quot;; &quot;PPM&quot;;&#10;IF([.C117]=&quot;Ricochet Robots&quot;; &quot;RR&quot;;&#10;IF([.C117]=&quot;Sokoban&quot;; &quot;S&quot;;&#10;IF([.C117]=&quot;Stable Marriage&quot;; &quot;SM&quot;;&#10;IF([.C117]=&quot;Valves Location Problem&quot;; &quot;VLP&quot;;&#10;IF([.C117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8]=&quot;Connected Maximum-density Still Life&quot;; &quot;CMSL&quot;;&#10;IF([.C118]=&quot;Crossing Minimization&quot;; &quot;CM&quot;;&#10;IF([.C118]=&quot;Graceful Graphs&quot;; &quot;GG&quot;;&#10;IF([.C118]=&quot;Graph Colouring&quot;; &quot;GC&quot;;&#10;IF([.C118]=&quot;Incremental Scheduling&quot;; &quot;IS&quot;;&#10;IF([.C118]=&quot;Knight Tour&quot;; &quot;KT&quot;;&#10;IF([.C118]=&quot;Knight Tour With Holes&quot;; &quot;KTWH&quot;;&#10;IF([.C118]=&quot;Labyrinth&quot;; &quot;L&quot;;&#10;IF([.C118]=&quot;Maximal Clique Problem&quot;; &quot;MCP&quot;;&#10;IF([.C118]=&quot;Nomystery&quot;; &quot;NM&quot;;&#10;IF([.C118]=&quot;Partner Units&quot;; &quot;PU&quot;;&#10;IF([.C118]=&quot;Permutation Pattern Matching&quot;; &quot;PPM&quot;;&#10;IF([.C118]=&quot;Ricochet Robots&quot;; &quot;RR&quot;;&#10;IF([.C118]=&quot;Sokoban&quot;; &quot;S&quot;;&#10;IF([.C118]=&quot;Stable Marriage&quot;; &quot;SM&quot;;&#10;IF([.C118]=&quot;Valves Location Problem&quot;; &quot;VLP&quot;;&#10;IF([.C118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19]=&quot;Connected Maximum-density Still Life&quot;; &quot;CMSL&quot;;&#10;IF([.C119]=&quot;Crossing Minimization&quot;; &quot;CM&quot;;&#10;IF([.C119]=&quot;Graceful Graphs&quot;; &quot;GG&quot;;&#10;IF([.C119]=&quot;Graph Colouring&quot;; &quot;GC&quot;;&#10;IF([.C119]=&quot;Incremental Scheduling&quot;; &quot;IS&quot;;&#10;IF([.C119]=&quot;Knight Tour&quot;; &quot;KT&quot;;&#10;IF([.C119]=&quot;Knight Tour With Holes&quot;; &quot;KTWH&quot;;&#10;IF([.C119]=&quot;Labyrinth&quot;; &quot;L&quot;;&#10;IF([.C119]=&quot;Maximal Clique Problem&quot;; &quot;MCP&quot;;&#10;IF([.C119]=&quot;Nomystery&quot;; &quot;NM&quot;;&#10;IF([.C119]=&quot;Partner Units&quot;; &quot;PU&quot;;&#10;IF([.C119]=&quot;Permutation Pattern Matching&quot;; &quot;PPM&quot;;&#10;IF([.C119]=&quot;Ricochet Robots&quot;; &quot;RR&quot;;&#10;IF([.C119]=&quot;Sokoban&quot;; &quot;S&quot;;&#10;IF([.C119]=&quot;Stable Marriage&quot;; &quot;SM&quot;;&#10;IF([.C119]=&quot;Valves Location Problem&quot;; &quot;VLP&quot;;&#10;IF([.C119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20]=&quot;Connected Maximum-density Still Life&quot;; &quot;CMSL&quot;;&#10;IF([.C120]=&quot;Crossing Minimization&quot;; &quot;CM&quot;;&#10;IF([.C120]=&quot;Graceful Graphs&quot;; &quot;GG&quot;;&#10;IF([.C120]=&quot;Graph Colouring&quot;; &quot;GC&quot;;&#10;IF([.C120]=&quot;Incremental Scheduling&quot;; &quot;IS&quot;;&#10;IF([.C120]=&quot;Knight Tour&quot;; &quot;KT&quot;;&#10;IF([.C120]=&quot;Knight Tour With Holes&quot;; &quot;KTWH&quot;;&#10;IF([.C120]=&quot;Labyrinth&quot;; &quot;L&quot;;&#10;IF([.C120]=&quot;Maximal Clique Problem&quot;; &quot;MCP&quot;;&#10;IF([.C120]=&quot;Nomystery&quot;; &quot;NM&quot;;&#10;IF([.C120]=&quot;Partner Units&quot;; &quot;PU&quot;;&#10;IF([.C120]=&quot;Permutation Pattern Matching&quot;; &quot;PPM&quot;;&#10;IF([.C120]=&quot;Ricochet Robots&quot;; &quot;RR&quot;;&#10;IF([.C120]=&quot;Sokoban&quot;; &quot;S&quot;;&#10;IF([.C120]=&quot;Stable Marriage&quot;; &quot;SM&quot;;&#10;IF([.C120]=&quot;Valves Location Problem&quot;; &quot;VLP&quot;;&#10;IF([.C120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4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21]=&quot;Connected Maximum-density Still Life&quot;; &quot;CMSL&quot;;&#10;IF([.C121]=&quot;Crossing Minimization&quot;; &quot;CM&quot;;&#10;IF([.C121]=&quot;Graceful Graphs&quot;; &quot;GG&quot;;&#10;IF([.C121]=&quot;Graph Colouring&quot;; &quot;GC&quot;;&#10;IF([.C121]=&quot;Incremental Scheduling&quot;; &quot;IS&quot;;&#10;IF([.C121]=&quot;Knight Tour&quot;; &quot;KT&quot;;&#10;IF([.C121]=&quot;Knight Tour With Holes&quot;; &quot;KTWH&quot;;&#10;IF([.C121]=&quot;Labyrinth&quot;; &quot;L&quot;;&#10;IF([.C121]=&quot;Maximal Clique Problem&quot;; &quot;MCP&quot;;&#10;IF([.C121]=&quot;Nomystery&quot;; &quot;NM&quot;;&#10;IF([.C121]=&quot;Partner Units&quot;; &quot;PU&quot;;&#10;IF([.C121]=&quot;Permutation Pattern Matching&quot;; &quot;PPM&quot;;&#10;IF([.C121]=&quot;Ricochet Robots&quot;; &quot;RR&quot;;&#10;IF([.C121]=&quot;Sokoban&quot;; &quot;S&quot;;&#10;IF([.C121]=&quot;Stable Marriage&quot;; &quot;SM&quot;;&#10;IF([.C121]=&quot;Valves Location Problem&quot;; &quot;VLP&quot;;&#10;IF([.C121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2]=&quot;Connected Maximum-density Still Life&quot;; &quot;CMSL&quot;;&#10;IF([.C122]=&quot;Crossing Minimization&quot;; &quot;CM&quot;;&#10;IF([.C122]=&quot;Graceful Graphs&quot;; &quot;GG&quot;;&#10;IF([.C122]=&quot;Graph Colouring&quot;; &quot;GC&quot;;&#10;IF([.C122]=&quot;Incremental Scheduling&quot;; &quot;IS&quot;;&#10;IF([.C122]=&quot;Knight Tour&quot;; &quot;KT&quot;;&#10;IF([.C122]=&quot;Knight Tour With Holes&quot;; &quot;KTWH&quot;;&#10;IF([.C122]=&quot;Labyrinth&quot;; &quot;L&quot;;&#10;IF([.C122]=&quot;Maximal Clique Problem&quot;; &quot;MCP&quot;;&#10;IF([.C122]=&quot;Nomystery&quot;; &quot;NM&quot;;&#10;IF([.C122]=&quot;Partner Units&quot;; &quot;PU&quot;;&#10;IF([.C122]=&quot;Permutation Pattern Matching&quot;; &quot;PPM&quot;;&#10;IF([.C122]=&quot;Ricochet Robots&quot;; &quot;RR&quot;;&#10;IF([.C122]=&quot;Sokoban&quot;; &quot;S&quot;;&#10;IF([.C122]=&quot;Stable Marriage&quot;; &quot;SM&quot;;&#10;IF([.C122]=&quot;Valves Location Problem&quot;; &quot;VLP&quot;;&#10;IF([.C12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3]=&quot;Connected Maximum-density Still Life&quot;; &quot;CMSL&quot;;&#10;IF([.C123]=&quot;Crossing Minimization&quot;; &quot;CM&quot;;&#10;IF([.C123]=&quot;Graceful Graphs&quot;; &quot;GG&quot;;&#10;IF([.C123]=&quot;Graph Colouring&quot;; &quot;GC&quot;;&#10;IF([.C123]=&quot;Incremental Scheduling&quot;; &quot;IS&quot;;&#10;IF([.C123]=&quot;Knight Tour&quot;; &quot;KT&quot;;&#10;IF([.C123]=&quot;Knight Tour With Holes&quot;; &quot;KTWH&quot;;&#10;IF([.C123]=&quot;Labyrinth&quot;; &quot;L&quot;;&#10;IF([.C123]=&quot;Maximal Clique Problem&quot;; &quot;MCP&quot;;&#10;IF([.C123]=&quot;Nomystery&quot;; &quot;NM&quot;;&#10;IF([.C123]=&quot;Partner Units&quot;; &quot;PU&quot;;&#10;IF([.C123]=&quot;Permutation Pattern Matching&quot;; &quot;PPM&quot;;&#10;IF([.C123]=&quot;Ricochet Robots&quot;; &quot;RR&quot;;&#10;IF([.C123]=&quot;Sokoban&quot;; &quot;S&quot;;&#10;IF([.C123]=&quot;Stable Marriage&quot;; &quot;SM&quot;;&#10;IF([.C123]=&quot;Valves Location Problem&quot;; &quot;VLP&quot;;&#10;IF([.C123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4]=&quot;Connected Maximum-density Still Life&quot;; &quot;CMSL&quot;;&#10;IF([.C124]=&quot;Crossing Minimization&quot;; &quot;CM&quot;;&#10;IF([.C124]=&quot;Graceful Graphs&quot;; &quot;GG&quot;;&#10;IF([.C124]=&quot;Graph Colouring&quot;; &quot;GC&quot;;&#10;IF([.C124]=&quot;Incremental Scheduling&quot;; &quot;IS&quot;;&#10;IF([.C124]=&quot;Knight Tour&quot;; &quot;KT&quot;;&#10;IF([.C124]=&quot;Knight Tour With Holes&quot;; &quot;KTWH&quot;;&#10;IF([.C124]=&quot;Labyrinth&quot;; &quot;L&quot;;&#10;IF([.C124]=&quot;Maximal Clique Problem&quot;; &quot;MCP&quot;;&#10;IF([.C124]=&quot;Nomystery&quot;; &quot;NM&quot;;&#10;IF([.C124]=&quot;Partner Units&quot;; &quot;PU&quot;;&#10;IF([.C124]=&quot;Permutation Pattern Matching&quot;; &quot;PPM&quot;;&#10;IF([.C124]=&quot;Ricochet Robots&quot;; &quot;RR&quot;;&#10;IF([.C124]=&quot;Sokoban&quot;; &quot;S&quot;;&#10;IF([.C124]=&quot;Stable Marriage&quot;; &quot;SM&quot;;&#10;IF([.C124]=&quot;Valves Location Problem&quot;; &quot;VLP&quot;;&#10;IF([.C124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5]=&quot;Connected Maximum-density Still Life&quot;; &quot;CMSL&quot;;&#10;IF([.C125]=&quot;Crossing Minimization&quot;; &quot;CM&quot;;&#10;IF([.C125]=&quot;Graceful Graphs&quot;; &quot;GG&quot;;&#10;IF([.C125]=&quot;Graph Colouring&quot;; &quot;GC&quot;;&#10;IF([.C125]=&quot;Incremental Scheduling&quot;; &quot;IS&quot;;&#10;IF([.C125]=&quot;Knight Tour&quot;; &quot;KT&quot;;&#10;IF([.C125]=&quot;Knight Tour With Holes&quot;; &quot;KTWH&quot;;&#10;IF([.C125]=&quot;Labyrinth&quot;; &quot;L&quot;;&#10;IF([.C125]=&quot;Maximal Clique Problem&quot;; &quot;MCP&quot;;&#10;IF([.C125]=&quot;Nomystery&quot;; &quot;NM&quot;;&#10;IF([.C125]=&quot;Partner Units&quot;; &quot;PU&quot;;&#10;IF([.C125]=&quot;Permutation Pattern Matching&quot;; &quot;PPM&quot;;&#10;IF([.C125]=&quot;Ricochet Robots&quot;; &quot;RR&quot;;&#10;IF([.C125]=&quot;Sokoban&quot;; &quot;S&quot;;&#10;IF([.C125]=&quot;Stable Marriage&quot;; &quot;SM&quot;;&#10;IF([.C125]=&quot;Valves Location Problem&quot;; &quot;VLP&quot;;&#10;IF([.C125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6]=&quot;Connected Maximum-density Still Life&quot;; &quot;CMSL&quot;;&#10;IF([.C126]=&quot;Crossing Minimization&quot;; &quot;CM&quot;;&#10;IF([.C126]=&quot;Graceful Graphs&quot;; &quot;GG&quot;;&#10;IF([.C126]=&quot;Graph Colouring&quot;; &quot;GC&quot;;&#10;IF([.C126]=&quot;Incremental Scheduling&quot;; &quot;IS&quot;;&#10;IF([.C126]=&quot;Knight Tour&quot;; &quot;KT&quot;;&#10;IF([.C126]=&quot;Knight Tour With Holes&quot;; &quot;KTWH&quot;;&#10;IF([.C126]=&quot;Labyrinth&quot;; &quot;L&quot;;&#10;IF([.C126]=&quot;Maximal Clique Problem&quot;; &quot;MCP&quot;;&#10;IF([.C126]=&quot;Nomystery&quot;; &quot;NM&quot;;&#10;IF([.C126]=&quot;Partner Units&quot;; &quot;PU&quot;;&#10;IF([.C126]=&quot;Permutation Pattern Matching&quot;; &quot;PPM&quot;;&#10;IF([.C126]=&quot;Ricochet Robots&quot;; &quot;RR&quot;;&#10;IF([.C126]=&quot;Sokoban&quot;; &quot;S&quot;;&#10;IF([.C126]=&quot;Stable Marriage&quot;; &quot;SM&quot;;&#10;IF([.C126]=&quot;Valves Location Problem&quot;; &quot;VLP&quot;;&#10;IF([.C126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7]=&quot;Connected Maximum-density Still Life&quot;; &quot;CMSL&quot;;&#10;IF([.C127]=&quot;Crossing Minimization&quot;; &quot;CM&quot;;&#10;IF([.C127]=&quot;Graceful Graphs&quot;; &quot;GG&quot;;&#10;IF([.C127]=&quot;Graph Colouring&quot;; &quot;GC&quot;;&#10;IF([.C127]=&quot;Incremental Scheduling&quot;; &quot;IS&quot;;&#10;IF([.C127]=&quot;Knight Tour&quot;; &quot;KT&quot;;&#10;IF([.C127]=&quot;Knight Tour With Holes&quot;; &quot;KTWH&quot;;&#10;IF([.C127]=&quot;Labyrinth&quot;; &quot;L&quot;;&#10;IF([.C127]=&quot;Maximal Clique Problem&quot;; &quot;MCP&quot;;&#10;IF([.C127]=&quot;Nomystery&quot;; &quot;NM&quot;;&#10;IF([.C127]=&quot;Partner Units&quot;; &quot;PU&quot;;&#10;IF([.C127]=&quot;Permutation Pattern Matching&quot;; &quot;PPM&quot;;&#10;IF([.C127]=&quot;Ricochet Robots&quot;; &quot;RR&quot;;&#10;IF([.C127]=&quot;Sokoban&quot;; &quot;S&quot;;&#10;IF([.C127]=&quot;Stable Marriage&quot;; &quot;SM&quot;;&#10;IF([.C127]=&quot;Valves Location Problem&quot;; &quot;VLP&quot;;&#10;IF([.C127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3" calcext:value-type="float">
            <text:p>0.93</text:p>
          </table:table-cell>
          <table:table-cell table:number-columns-repeated="2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8]=&quot;Connected Maximum-density Still Life&quot;; &quot;CMSL&quot;;&#10;IF([.C128]=&quot;Crossing Minimization&quot;; &quot;CM&quot;;&#10;IF([.C128]=&quot;Graceful Graphs&quot;; &quot;GG&quot;;&#10;IF([.C128]=&quot;Graph Colouring&quot;; &quot;GC&quot;;&#10;IF([.C128]=&quot;Incremental Scheduling&quot;; &quot;IS&quot;;&#10;IF([.C128]=&quot;Knight Tour&quot;; &quot;KT&quot;;&#10;IF([.C128]=&quot;Knight Tour With Holes&quot;; &quot;KTWH&quot;;&#10;IF([.C128]=&quot;Labyrinth&quot;; &quot;L&quot;;&#10;IF([.C128]=&quot;Maximal Clique Problem&quot;; &quot;MCP&quot;;&#10;IF([.C128]=&quot;Nomystery&quot;; &quot;NM&quot;;&#10;IF([.C128]=&quot;Partner Units&quot;; &quot;PU&quot;;&#10;IF([.C128]=&quot;Permutation Pattern Matching&quot;; &quot;PPM&quot;;&#10;IF([.C128]=&quot;Ricochet Robots&quot;; &quot;RR&quot;;&#10;IF([.C128]=&quot;Sokoban&quot;; &quot;S&quot;;&#10;IF([.C128]=&quot;Stable Marriage&quot;; &quot;SM&quot;;&#10;IF([.C128]=&quot;Valves Location Problem&quot;; &quot;VLP&quot;;&#10;IF([.C128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29]=&quot;Connected Maximum-density Still Life&quot;; &quot;CMSL&quot;;&#10;IF([.C129]=&quot;Crossing Minimization&quot;; &quot;CM&quot;;&#10;IF([.C129]=&quot;Graceful Graphs&quot;; &quot;GG&quot;;&#10;IF([.C129]=&quot;Graph Colouring&quot;; &quot;GC&quot;;&#10;IF([.C129]=&quot;Incremental Scheduling&quot;; &quot;IS&quot;;&#10;IF([.C129]=&quot;Knight Tour&quot;; &quot;KT&quot;;&#10;IF([.C129]=&quot;Knight Tour With Holes&quot;; &quot;KTWH&quot;;&#10;IF([.C129]=&quot;Labyrinth&quot;; &quot;L&quot;;&#10;IF([.C129]=&quot;Maximal Clique Problem&quot;; &quot;MCP&quot;;&#10;IF([.C129]=&quot;Nomystery&quot;; &quot;NM&quot;;&#10;IF([.C129]=&quot;Partner Units&quot;; &quot;PU&quot;;&#10;IF([.C129]=&quot;Permutation Pattern Matching&quot;; &quot;PPM&quot;;&#10;IF([.C129]=&quot;Ricochet Robots&quot;; &quot;RR&quot;;&#10;IF([.C129]=&quot;Sokoban&quot;; &quot;S&quot;;&#10;IF([.C129]=&quot;Stable Marriage&quot;; &quot;SM&quot;;&#10;IF([.C129]=&quot;Valves Location Problem&quot;; &quot;VLP&quot;;&#10;IF([.C129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87" calcext:value-type="float">
            <text:p>0.8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30]=&quot;Connected Maximum-density Still Life&quot;; &quot;CMSL&quot;;&#10;IF([.C130]=&quot;Crossing Minimization&quot;; &quot;CM&quot;;&#10;IF([.C130]=&quot;Graceful Graphs&quot;; &quot;GG&quot;;&#10;IF([.C130]=&quot;Graph Colouring&quot;; &quot;GC&quot;;&#10;IF([.C130]=&quot;Incremental Scheduling&quot;; &quot;IS&quot;;&#10;IF([.C130]=&quot;Knight Tour&quot;; &quot;KT&quot;;&#10;IF([.C130]=&quot;Knight Tour With Holes&quot;; &quot;KTWH&quot;;&#10;IF([.C130]=&quot;Labyrinth&quot;; &quot;L&quot;;&#10;IF([.C130]=&quot;Maximal Clique Problem&quot;; &quot;MCP&quot;;&#10;IF([.C130]=&quot;Nomystery&quot;; &quot;NM&quot;;&#10;IF([.C130]=&quot;Partner Units&quot;; &quot;PU&quot;;&#10;IF([.C130]=&quot;Permutation Pattern Matching&quot;; &quot;PPM&quot;;&#10;IF([.C130]=&quot;Ricochet Robots&quot;; &quot;RR&quot;;&#10;IF([.C130]=&quot;Sokoban&quot;; &quot;S&quot;;&#10;IF([.C130]=&quot;Stable Marriage&quot;; &quot;SM&quot;;&#10;IF([.C130]=&quot;Valves Location Problem&quot;; &quot;VLP&quot;;&#10;IF([.C130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31]=&quot;Connected Maximum-density Still Life&quot;; &quot;CMSL&quot;;&#10;IF([.C131]=&quot;Crossing Minimization&quot;; &quot;CM&quot;;&#10;IF([.C131]=&quot;Graceful Graphs&quot;; &quot;GG&quot;;&#10;IF([.C131]=&quot;Graph Colouring&quot;; &quot;GC&quot;;&#10;IF([.C131]=&quot;Incremental Scheduling&quot;; &quot;IS&quot;;&#10;IF([.C131]=&quot;Knight Tour&quot;; &quot;KT&quot;;&#10;IF([.C131]=&quot;Knight Tour With Holes&quot;; &quot;KTWH&quot;;&#10;IF([.C131]=&quot;Labyrinth&quot;; &quot;L&quot;;&#10;IF([.C131]=&quot;Maximal Clique Problem&quot;; &quot;MCP&quot;;&#10;IF([.C131]=&quot;Nomystery&quot;; &quot;NM&quot;;&#10;IF([.C131]=&quot;Partner Units&quot;; &quot;PU&quot;;&#10;IF([.C131]=&quot;Permutation Pattern Matching&quot;; &quot;PPM&quot;;&#10;IF([.C131]=&quot;Ricochet Robots&quot;; &quot;RR&quot;;&#10;IF([.C131]=&quot;Sokoban&quot;; &quot;S&quot;;&#10;IF([.C131]=&quot;Stable Marriage&quot;; &quot;SM&quot;;&#10;IF([.C131]=&quot;Valves Location Problem&quot;; &quot;VLP&quot;;&#10;IF([.C131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4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2]=&quot;Connected Maximum-density Still Life&quot;; &quot;CMSL&quot;;&#10;IF([.C132]=&quot;Crossing Minimization&quot;; &quot;CM&quot;;&#10;IF([.C132]=&quot;Graceful Graphs&quot;; &quot;GG&quot;;&#10;IF([.C132]=&quot;Graph Colouring&quot;; &quot;GC&quot;;&#10;IF([.C132]=&quot;Incremental Scheduling&quot;; &quot;IS&quot;;&#10;IF([.C132]=&quot;Knight Tour&quot;; &quot;KT&quot;;&#10;IF([.C132]=&quot;Knight Tour With Holes&quot;; &quot;KTWH&quot;;&#10;IF([.C132]=&quot;Labyrinth&quot;; &quot;L&quot;;&#10;IF([.C132]=&quot;Maximal Clique Problem&quot;; &quot;MCP&quot;;&#10;IF([.C132]=&quot;Nomystery&quot;; &quot;NM&quot;;&#10;IF([.C132]=&quot;Partner Units&quot;; &quot;PU&quot;;&#10;IF([.C132]=&quot;Permutation Pattern Matching&quot;; &quot;PPM&quot;;&#10;IF([.C132]=&quot;Ricochet Robots&quot;; &quot;RR&quot;;&#10;IF([.C132]=&quot;Sokoban&quot;; &quot;S&quot;;&#10;IF([.C132]=&quot;Stable Marriage&quot;; &quot;SM&quot;;&#10;IF([.C132]=&quot;Valves Location Problem&quot;; &quot;VLP&quot;;&#10;IF([.C132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3]=&quot;Connected Maximum-density Still Life&quot;; &quot;CMSL&quot;;&#10;IF([.C133]=&quot;Crossing Minimization&quot;; &quot;CM&quot;;&#10;IF([.C133]=&quot;Graceful Graphs&quot;; &quot;GG&quot;;&#10;IF([.C133]=&quot;Graph Colouring&quot;; &quot;GC&quot;;&#10;IF([.C133]=&quot;Incremental Scheduling&quot;; &quot;IS&quot;;&#10;IF([.C133]=&quot;Knight Tour&quot;; &quot;KT&quot;;&#10;IF([.C133]=&quot;Knight Tour With Holes&quot;; &quot;KTWH&quot;;&#10;IF([.C133]=&quot;Labyrinth&quot;; &quot;L&quot;;&#10;IF([.C133]=&quot;Maximal Clique Problem&quot;; &quot;MCP&quot;;&#10;IF([.C133]=&quot;Nomystery&quot;; &quot;NM&quot;;&#10;IF([.C133]=&quot;Partner Units&quot;; &quot;PU&quot;;&#10;IF([.C133]=&quot;Permutation Pattern Matching&quot;; &quot;PPM&quot;;&#10;IF([.C133]=&quot;Ricochet Robots&quot;; &quot;RR&quot;;&#10;IF([.C133]=&quot;Sokoban&quot;; &quot;S&quot;;&#10;IF([.C133]=&quot;Stable Marriage&quot;; &quot;SM&quot;;&#10;IF([.C133]=&quot;Valves Location Problem&quot;; &quot;VLP&quot;;&#10;IF([.C13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4]=&quot;Connected Maximum-density Still Life&quot;; &quot;CMSL&quot;;&#10;IF([.C134]=&quot;Crossing Minimization&quot;; &quot;CM&quot;;&#10;IF([.C134]=&quot;Graceful Graphs&quot;; &quot;GG&quot;;&#10;IF([.C134]=&quot;Graph Colouring&quot;; &quot;GC&quot;;&#10;IF([.C134]=&quot;Incremental Scheduling&quot;; &quot;IS&quot;;&#10;IF([.C134]=&quot;Knight Tour&quot;; &quot;KT&quot;;&#10;IF([.C134]=&quot;Knight Tour With Holes&quot;; &quot;KTWH&quot;;&#10;IF([.C134]=&quot;Labyrinth&quot;; &quot;L&quot;;&#10;IF([.C134]=&quot;Maximal Clique Problem&quot;; &quot;MCP&quot;;&#10;IF([.C134]=&quot;Nomystery&quot;; &quot;NM&quot;;&#10;IF([.C134]=&quot;Partner Units&quot;; &quot;PU&quot;;&#10;IF([.C134]=&quot;Permutation Pattern Matching&quot;; &quot;PPM&quot;;&#10;IF([.C134]=&quot;Ricochet Robots&quot;; &quot;RR&quot;;&#10;IF([.C134]=&quot;Sokoban&quot;; &quot;S&quot;;&#10;IF([.C134]=&quot;Stable Marriage&quot;; &quot;SM&quot;;&#10;IF([.C134]=&quot;Valves Location Problem&quot;; &quot;VLP&quot;;&#10;IF([.C134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5]=&quot;Connected Maximum-density Still Life&quot;; &quot;CMSL&quot;;&#10;IF([.C135]=&quot;Crossing Minimization&quot;; &quot;CM&quot;;&#10;IF([.C135]=&quot;Graceful Graphs&quot;; &quot;GG&quot;;&#10;IF([.C135]=&quot;Graph Colouring&quot;; &quot;GC&quot;;&#10;IF([.C135]=&quot;Incremental Scheduling&quot;; &quot;IS&quot;;&#10;IF([.C135]=&quot;Knight Tour&quot;; &quot;KT&quot;;&#10;IF([.C135]=&quot;Knight Tour With Holes&quot;; &quot;KTWH&quot;;&#10;IF([.C135]=&quot;Labyrinth&quot;; &quot;L&quot;;&#10;IF([.C135]=&quot;Maximal Clique Problem&quot;; &quot;MCP&quot;;&#10;IF([.C135]=&quot;Nomystery&quot;; &quot;NM&quot;;&#10;IF([.C135]=&quot;Partner Units&quot;; &quot;PU&quot;;&#10;IF([.C135]=&quot;Permutation Pattern Matching&quot;; &quot;PPM&quot;;&#10;IF([.C135]=&quot;Ricochet Robots&quot;; &quot;RR&quot;;&#10;IF([.C135]=&quot;Sokoban&quot;; &quot;S&quot;;&#10;IF([.C135]=&quot;Stable Marriage&quot;; &quot;SM&quot;;&#10;IF([.C135]=&quot;Valves Location Problem&quot;; &quot;VLP&quot;;&#10;IF([.C135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6]=&quot;Connected Maximum-density Still Life&quot;; &quot;CMSL&quot;;&#10;IF([.C136]=&quot;Crossing Minimization&quot;; &quot;CM&quot;;&#10;IF([.C136]=&quot;Graceful Graphs&quot;; &quot;GG&quot;;&#10;IF([.C136]=&quot;Graph Colouring&quot;; &quot;GC&quot;;&#10;IF([.C136]=&quot;Incremental Scheduling&quot;; &quot;IS&quot;;&#10;IF([.C136]=&quot;Knight Tour&quot;; &quot;KT&quot;;&#10;IF([.C136]=&quot;Knight Tour With Holes&quot;; &quot;KTWH&quot;;&#10;IF([.C136]=&quot;Labyrinth&quot;; &quot;L&quot;;&#10;IF([.C136]=&quot;Maximal Clique Problem&quot;; &quot;MCP&quot;;&#10;IF([.C136]=&quot;Nomystery&quot;; &quot;NM&quot;;&#10;IF([.C136]=&quot;Partner Units&quot;; &quot;PU&quot;;&#10;IF([.C136]=&quot;Permutation Pattern Matching&quot;; &quot;PPM&quot;;&#10;IF([.C136]=&quot;Ricochet Robots&quot;; &quot;RR&quot;;&#10;IF([.C136]=&quot;Sokoban&quot;; &quot;S&quot;;&#10;IF([.C136]=&quot;Stable Marriage&quot;; &quot;SM&quot;;&#10;IF([.C136]=&quot;Valves Location Problem&quot;; &quot;VLP&quot;;&#10;IF([.C136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7]=&quot;Connected Maximum-density Still Life&quot;; &quot;CMSL&quot;;&#10;IF([.C137]=&quot;Crossing Minimization&quot;; &quot;CM&quot;;&#10;IF([.C137]=&quot;Graceful Graphs&quot;; &quot;GG&quot;;&#10;IF([.C137]=&quot;Graph Colouring&quot;; &quot;GC&quot;;&#10;IF([.C137]=&quot;Incremental Scheduling&quot;; &quot;IS&quot;;&#10;IF([.C137]=&quot;Knight Tour&quot;; &quot;KT&quot;;&#10;IF([.C137]=&quot;Knight Tour With Holes&quot;; &quot;KTWH&quot;;&#10;IF([.C137]=&quot;Labyrinth&quot;; &quot;L&quot;;&#10;IF([.C137]=&quot;Maximal Clique Problem&quot;; &quot;MCP&quot;;&#10;IF([.C137]=&quot;Nomystery&quot;; &quot;NM&quot;;&#10;IF([.C137]=&quot;Partner Units&quot;; &quot;PU&quot;;&#10;IF([.C137]=&quot;Permutation Pattern Matching&quot;; &quot;PPM&quot;;&#10;IF([.C137]=&quot;Ricochet Robots&quot;; &quot;RR&quot;;&#10;IF([.C137]=&quot;Sokoban&quot;; &quot;S&quot;;&#10;IF([.C137]=&quot;Stable Marriage&quot;; &quot;SM&quot;;&#10;IF([.C137]=&quot;Valves Location Problem&quot;; &quot;VLP&quot;;&#10;IF([.C137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8]=&quot;Connected Maximum-density Still Life&quot;; &quot;CMSL&quot;;&#10;IF([.C138]=&quot;Crossing Minimization&quot;; &quot;CM&quot;;&#10;IF([.C138]=&quot;Graceful Graphs&quot;; &quot;GG&quot;;&#10;IF([.C138]=&quot;Graph Colouring&quot;; &quot;GC&quot;;&#10;IF([.C138]=&quot;Incremental Scheduling&quot;; &quot;IS&quot;;&#10;IF([.C138]=&quot;Knight Tour&quot;; &quot;KT&quot;;&#10;IF([.C138]=&quot;Knight Tour With Holes&quot;; &quot;KTWH&quot;;&#10;IF([.C138]=&quot;Labyrinth&quot;; &quot;L&quot;;&#10;IF([.C138]=&quot;Maximal Clique Problem&quot;; &quot;MCP&quot;;&#10;IF([.C138]=&quot;Nomystery&quot;; &quot;NM&quot;;&#10;IF([.C138]=&quot;Partner Units&quot;; &quot;PU&quot;;&#10;IF([.C138]=&quot;Permutation Pattern Matching&quot;; &quot;PPM&quot;;&#10;IF([.C138]=&quot;Ricochet Robots&quot;; &quot;RR&quot;;&#10;IF([.C138]=&quot;Sokoban&quot;; &quot;S&quot;;&#10;IF([.C138]=&quot;Stable Marriage&quot;; &quot;SM&quot;;&#10;IF([.C138]=&quot;Valves Location Problem&quot;; &quot;VLP&quot;;&#10;IF([.C138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39]=&quot;Connected Maximum-density Still Life&quot;; &quot;CMSL&quot;;&#10;IF([.C139]=&quot;Crossing Minimization&quot;; &quot;CM&quot;;&#10;IF([.C139]=&quot;Graceful Graphs&quot;; &quot;GG&quot;;&#10;IF([.C139]=&quot;Graph Colouring&quot;; &quot;GC&quot;;&#10;IF([.C139]=&quot;Incremental Scheduling&quot;; &quot;IS&quot;;&#10;IF([.C139]=&quot;Knight Tour&quot;; &quot;KT&quot;;&#10;IF([.C139]=&quot;Knight Tour With Holes&quot;; &quot;KTWH&quot;;&#10;IF([.C139]=&quot;Labyrinth&quot;; &quot;L&quot;;&#10;IF([.C139]=&quot;Maximal Clique Problem&quot;; &quot;MCP&quot;;&#10;IF([.C139]=&quot;Nomystery&quot;; &quot;NM&quot;;&#10;IF([.C139]=&quot;Partner Units&quot;; &quot;PU&quot;;&#10;IF([.C139]=&quot;Permutation Pattern Matching&quot;; &quot;PPM&quot;;&#10;IF([.C139]=&quot;Ricochet Robots&quot;; &quot;RR&quot;;&#10;IF([.C139]=&quot;Sokoban&quot;; &quot;S&quot;;&#10;IF([.C139]=&quot;Stable Marriage&quot;; &quot;SM&quot;;&#10;IF([.C139]=&quot;Valves Location Problem&quot;; &quot;VLP&quot;;&#10;IF([.C139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40]=&quot;Connected Maximum-density Still Life&quot;; &quot;CMSL&quot;;&#10;IF([.C140]=&quot;Crossing Minimization&quot;; &quot;CM&quot;;&#10;IF([.C140]=&quot;Graceful Graphs&quot;; &quot;GG&quot;;&#10;IF([.C140]=&quot;Graph Colouring&quot;; &quot;GC&quot;;&#10;IF([.C140]=&quot;Incremental Scheduling&quot;; &quot;IS&quot;;&#10;IF([.C140]=&quot;Knight Tour&quot;; &quot;KT&quot;;&#10;IF([.C140]=&quot;Knight Tour With Holes&quot;; &quot;KTWH&quot;;&#10;IF([.C140]=&quot;Labyrinth&quot;; &quot;L&quot;;&#10;IF([.C140]=&quot;Maximal Clique Problem&quot;; &quot;MCP&quot;;&#10;IF([.C140]=&quot;Nomystery&quot;; &quot;NM&quot;;&#10;IF([.C140]=&quot;Partner Units&quot;; &quot;PU&quot;;&#10;IF([.C140]=&quot;Permutation Pattern Matching&quot;; &quot;PPM&quot;;&#10;IF([.C140]=&quot;Ricochet Robots&quot;; &quot;RR&quot;;&#10;IF([.C140]=&quot;Sokoban&quot;; &quot;S&quot;;&#10;IF([.C140]=&quot;Stable Marriage&quot;; &quot;SM&quot;;&#10;IF([.C140]=&quot;Valves Location Problem&quot;; &quot;VLP&quot;;&#10;IF([.C140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41]=&quot;Connected Maximum-density Still Life&quot;; &quot;CMSL&quot;;&#10;IF([.C141]=&quot;Crossing Minimization&quot;; &quot;CM&quot;;&#10;IF([.C141]=&quot;Graceful Graphs&quot;; &quot;GG&quot;;&#10;IF([.C141]=&quot;Graph Colouring&quot;; &quot;GC&quot;;&#10;IF([.C141]=&quot;Incremental Scheduling&quot;; &quot;IS&quot;;&#10;IF([.C141]=&quot;Knight Tour&quot;; &quot;KT&quot;;&#10;IF([.C141]=&quot;Knight Tour With Holes&quot;; &quot;KTWH&quot;;&#10;IF([.C141]=&quot;Labyrinth&quot;; &quot;L&quot;;&#10;IF([.C141]=&quot;Maximal Clique Problem&quot;; &quot;MCP&quot;;&#10;IF([.C141]=&quot;Nomystery&quot;; &quot;NM&quot;;&#10;IF([.C141]=&quot;Partner Units&quot;; &quot;PU&quot;;&#10;IF([.C141]=&quot;Permutation Pattern Matching&quot;; &quot;PPM&quot;;&#10;IF([.C141]=&quot;Ricochet Robots&quot;; &quot;RR&quot;;&#10;IF([.C141]=&quot;Sokoban&quot;; &quot;S&quot;;&#10;IF([.C141]=&quot;Stable Marriage&quot;; &quot;SM&quot;;&#10;IF([.C141]=&quot;Valves Location Problem&quot;; &quot;VLP&quot;;&#10;IF([.C141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2]=&quot;Connected Maximum-density Still Life&quot;; &quot;CMSL&quot;;&#10;IF([.C142]=&quot;Crossing Minimization&quot;; &quot;CM&quot;;&#10;IF([.C142]=&quot;Graceful Graphs&quot;; &quot;GG&quot;;&#10;IF([.C142]=&quot;Graph Colouring&quot;; &quot;GC&quot;;&#10;IF([.C142]=&quot;Incremental Scheduling&quot;; &quot;IS&quot;;&#10;IF([.C142]=&quot;Knight Tour&quot;; &quot;KT&quot;;&#10;IF([.C142]=&quot;Knight Tour With Holes&quot;; &quot;KTWH&quot;;&#10;IF([.C142]=&quot;Labyrinth&quot;; &quot;L&quot;;&#10;IF([.C142]=&quot;Maximal Clique Problem&quot;; &quot;MCP&quot;;&#10;IF([.C142]=&quot;Nomystery&quot;; &quot;NM&quot;;&#10;IF([.C142]=&quot;Partner Units&quot;; &quot;PU&quot;;&#10;IF([.C142]=&quot;Permutation Pattern Matching&quot;; &quot;PPM&quot;;&#10;IF([.C142]=&quot;Ricochet Robots&quot;; &quot;RR&quot;;&#10;IF([.C142]=&quot;Sokoban&quot;; &quot;S&quot;;&#10;IF([.C142]=&quot;Stable Marriage&quot;; &quot;SM&quot;;&#10;IF([.C142]=&quot;Valves Location Problem&quot;; &quot;VLP&quot;;&#10;IF([.C142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3]=&quot;Connected Maximum-density Still Life&quot;; &quot;CMSL&quot;;&#10;IF([.C143]=&quot;Crossing Minimization&quot;; &quot;CM&quot;;&#10;IF([.C143]=&quot;Graceful Graphs&quot;; &quot;GG&quot;;&#10;IF([.C143]=&quot;Graph Colouring&quot;; &quot;GC&quot;;&#10;IF([.C143]=&quot;Incremental Scheduling&quot;; &quot;IS&quot;;&#10;IF([.C143]=&quot;Knight Tour&quot;; &quot;KT&quot;;&#10;IF([.C143]=&quot;Knight Tour With Holes&quot;; &quot;KTWH&quot;;&#10;IF([.C143]=&quot;Labyrinth&quot;; &quot;L&quot;;&#10;IF([.C143]=&quot;Maximal Clique Problem&quot;; &quot;MCP&quot;;&#10;IF([.C143]=&quot;Nomystery&quot;; &quot;NM&quot;;&#10;IF([.C143]=&quot;Partner Units&quot;; &quot;PU&quot;;&#10;IF([.C143]=&quot;Permutation Pattern Matching&quot;; &quot;PPM&quot;;&#10;IF([.C143]=&quot;Ricochet Robots&quot;; &quot;RR&quot;;&#10;IF([.C143]=&quot;Sokoban&quot;; &quot;S&quot;;&#10;IF([.C143]=&quot;Stable Marriage&quot;; &quot;SM&quot;;&#10;IF([.C143]=&quot;Valves Location Problem&quot;; &quot;VLP&quot;;&#10;IF([.C143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4]=&quot;Connected Maximum-density Still Life&quot;; &quot;CMSL&quot;;&#10;IF([.C144]=&quot;Crossing Minimization&quot;; &quot;CM&quot;;&#10;IF([.C144]=&quot;Graceful Graphs&quot;; &quot;GG&quot;;&#10;IF([.C144]=&quot;Graph Colouring&quot;; &quot;GC&quot;;&#10;IF([.C144]=&quot;Incremental Scheduling&quot;; &quot;IS&quot;;&#10;IF([.C144]=&quot;Knight Tour&quot;; &quot;KT&quot;;&#10;IF([.C144]=&quot;Knight Tour With Holes&quot;; &quot;KTWH&quot;;&#10;IF([.C144]=&quot;Labyrinth&quot;; &quot;L&quot;;&#10;IF([.C144]=&quot;Maximal Clique Problem&quot;; &quot;MCP&quot;;&#10;IF([.C144]=&quot;Nomystery&quot;; &quot;NM&quot;;&#10;IF([.C144]=&quot;Partner Units&quot;; &quot;PU&quot;;&#10;IF([.C144]=&quot;Permutation Pattern Matching&quot;; &quot;PPM&quot;;&#10;IF([.C144]=&quot;Ricochet Robots&quot;; &quot;RR&quot;;&#10;IF([.C144]=&quot;Sokoban&quot;; &quot;S&quot;;&#10;IF([.C144]=&quot;Stable Marriage&quot;; &quot;SM&quot;;&#10;IF([.C144]=&quot;Valves Location Problem&quot;; &quot;VLP&quot;;&#10;IF([.C144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5]=&quot;Connected Maximum-density Still Life&quot;; &quot;CMSL&quot;;&#10;IF([.C145]=&quot;Crossing Minimization&quot;; &quot;CM&quot;;&#10;IF([.C145]=&quot;Graceful Graphs&quot;; &quot;GG&quot;;&#10;IF([.C145]=&quot;Graph Colouring&quot;; &quot;GC&quot;;&#10;IF([.C145]=&quot;Incremental Scheduling&quot;; &quot;IS&quot;;&#10;IF([.C145]=&quot;Knight Tour&quot;; &quot;KT&quot;;&#10;IF([.C145]=&quot;Knight Tour With Holes&quot;; &quot;KTWH&quot;;&#10;IF([.C145]=&quot;Labyrinth&quot;; &quot;L&quot;;&#10;IF([.C145]=&quot;Maximal Clique Problem&quot;; &quot;MCP&quot;;&#10;IF([.C145]=&quot;Nomystery&quot;; &quot;NM&quot;;&#10;IF([.C145]=&quot;Partner Units&quot;; &quot;PU&quot;;&#10;IF([.C145]=&quot;Permutation Pattern Matching&quot;; &quot;PPM&quot;;&#10;IF([.C145]=&quot;Ricochet Robots&quot;; &quot;RR&quot;;&#10;IF([.C145]=&quot;Sokoban&quot;; &quot;S&quot;;&#10;IF([.C145]=&quot;Stable Marriage&quot;; &quot;SM&quot;;&#10;IF([.C145]=&quot;Valves Location Problem&quot;; &quot;VLP&quot;;&#10;IF([.C145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6]=&quot;Connected Maximum-density Still Life&quot;; &quot;CMSL&quot;;&#10;IF([.C146]=&quot;Crossing Minimization&quot;; &quot;CM&quot;;&#10;IF([.C146]=&quot;Graceful Graphs&quot;; &quot;GG&quot;;&#10;IF([.C146]=&quot;Graph Colouring&quot;; &quot;GC&quot;;&#10;IF([.C146]=&quot;Incremental Scheduling&quot;; &quot;IS&quot;;&#10;IF([.C146]=&quot;Knight Tour&quot;; &quot;KT&quot;;&#10;IF([.C146]=&quot;Knight Tour With Holes&quot;; &quot;KTWH&quot;;&#10;IF([.C146]=&quot;Labyrinth&quot;; &quot;L&quot;;&#10;IF([.C146]=&quot;Maximal Clique Problem&quot;; &quot;MCP&quot;;&#10;IF([.C146]=&quot;Nomystery&quot;; &quot;NM&quot;;&#10;IF([.C146]=&quot;Partner Units&quot;; &quot;PU&quot;;&#10;IF([.C146]=&quot;Permutation Pattern Matching&quot;; &quot;PPM&quot;;&#10;IF([.C146]=&quot;Ricochet Robots&quot;; &quot;RR&quot;;&#10;IF([.C146]=&quot;Sokoban&quot;; &quot;S&quot;;&#10;IF([.C146]=&quot;Stable Marriage&quot;; &quot;SM&quot;;&#10;IF([.C146]=&quot;Valves Location Problem&quot;; &quot;VLP&quot;;&#10;IF([.C146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7]=&quot;Connected Maximum-density Still Life&quot;; &quot;CMSL&quot;;&#10;IF([.C147]=&quot;Crossing Minimization&quot;; &quot;CM&quot;;&#10;IF([.C147]=&quot;Graceful Graphs&quot;; &quot;GG&quot;;&#10;IF([.C147]=&quot;Graph Colouring&quot;; &quot;GC&quot;;&#10;IF([.C147]=&quot;Incremental Scheduling&quot;; &quot;IS&quot;;&#10;IF([.C147]=&quot;Knight Tour&quot;; &quot;KT&quot;;&#10;IF([.C147]=&quot;Knight Tour With Holes&quot;; &quot;KTWH&quot;;&#10;IF([.C147]=&quot;Labyrinth&quot;; &quot;L&quot;;&#10;IF([.C147]=&quot;Maximal Clique Problem&quot;; &quot;MCP&quot;;&#10;IF([.C147]=&quot;Nomystery&quot;; &quot;NM&quot;;&#10;IF([.C147]=&quot;Partner Units&quot;; &quot;PU&quot;;&#10;IF([.C147]=&quot;Permutation Pattern Matching&quot;; &quot;PPM&quot;;&#10;IF([.C147]=&quot;Ricochet Robots&quot;; &quot;RR&quot;;&#10;IF([.C147]=&quot;Sokoban&quot;; &quot;S&quot;;&#10;IF([.C147]=&quot;Stable Marriage&quot;; &quot;SM&quot;;&#10;IF([.C147]=&quot;Valves Location Problem&quot;; &quot;VLP&quot;;&#10;IF([.C147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8]=&quot;Connected Maximum-density Still Life&quot;; &quot;CMSL&quot;;&#10;IF([.C148]=&quot;Crossing Minimization&quot;; &quot;CM&quot;;&#10;IF([.C148]=&quot;Graceful Graphs&quot;; &quot;GG&quot;;&#10;IF([.C148]=&quot;Graph Colouring&quot;; &quot;GC&quot;;&#10;IF([.C148]=&quot;Incremental Scheduling&quot;; &quot;IS&quot;;&#10;IF([.C148]=&quot;Knight Tour&quot;; &quot;KT&quot;;&#10;IF([.C148]=&quot;Knight Tour With Holes&quot;; &quot;KTWH&quot;;&#10;IF([.C148]=&quot;Labyrinth&quot;; &quot;L&quot;;&#10;IF([.C148]=&quot;Maximal Clique Problem&quot;; &quot;MCP&quot;;&#10;IF([.C148]=&quot;Nomystery&quot;; &quot;NM&quot;;&#10;IF([.C148]=&quot;Partner Units&quot;; &quot;PU&quot;;&#10;IF([.C148]=&quot;Permutation Pattern Matching&quot;; &quot;PPM&quot;;&#10;IF([.C148]=&quot;Ricochet Robots&quot;; &quot;RR&quot;;&#10;IF([.C148]=&quot;Sokoban&quot;; &quot;S&quot;;&#10;IF([.C148]=&quot;Stable Marriage&quot;; &quot;SM&quot;;&#10;IF([.C148]=&quot;Valves Location Problem&quot;; &quot;VLP&quot;;&#10;IF([.C148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49]=&quot;Connected Maximum-density Still Life&quot;; &quot;CMSL&quot;;&#10;IF([.C149]=&quot;Crossing Minimization&quot;; &quot;CM&quot;;&#10;IF([.C149]=&quot;Graceful Graphs&quot;; &quot;GG&quot;;&#10;IF([.C149]=&quot;Graph Colouring&quot;; &quot;GC&quot;;&#10;IF([.C149]=&quot;Incremental Scheduling&quot;; &quot;IS&quot;;&#10;IF([.C149]=&quot;Knight Tour&quot;; &quot;KT&quot;;&#10;IF([.C149]=&quot;Knight Tour With Holes&quot;; &quot;KTWH&quot;;&#10;IF([.C149]=&quot;Labyrinth&quot;; &quot;L&quot;;&#10;IF([.C149]=&quot;Maximal Clique Problem&quot;; &quot;MCP&quot;;&#10;IF([.C149]=&quot;Nomystery&quot;; &quot;NM&quot;;&#10;IF([.C149]=&quot;Partner Units&quot;; &quot;PU&quot;;&#10;IF([.C149]=&quot;Permutation Pattern Matching&quot;; &quot;PPM&quot;;&#10;IF([.C149]=&quot;Ricochet Robots&quot;; &quot;RR&quot;;&#10;IF([.C149]=&quot;Sokoban&quot;; &quot;S&quot;;&#10;IF([.C149]=&quot;Stable Marriage&quot;; &quot;SM&quot;;&#10;IF([.C149]=&quot;Valves Location Problem&quot;; &quot;VLP&quot;;&#10;IF([.C149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50]=&quot;Connected Maximum-density Still Life&quot;; &quot;CMSL&quot;;&#10;IF([.C150]=&quot;Crossing Minimization&quot;; &quot;CM&quot;;&#10;IF([.C150]=&quot;Graceful Graphs&quot;; &quot;GG&quot;;&#10;IF([.C150]=&quot;Graph Colouring&quot;; &quot;GC&quot;;&#10;IF([.C150]=&quot;Incremental Scheduling&quot;; &quot;IS&quot;;&#10;IF([.C150]=&quot;Knight Tour&quot;; &quot;KT&quot;;&#10;IF([.C150]=&quot;Knight Tour With Holes&quot;; &quot;KTWH&quot;;&#10;IF([.C150]=&quot;Labyrinth&quot;; &quot;L&quot;;&#10;IF([.C150]=&quot;Maximal Clique Problem&quot;; &quot;MCP&quot;;&#10;IF([.C150]=&quot;Nomystery&quot;; &quot;NM&quot;;&#10;IF([.C150]=&quot;Partner Units&quot;; &quot;PU&quot;;&#10;IF([.C150]=&quot;Permutation Pattern Matching&quot;; &quot;PPM&quot;;&#10;IF([.C150]=&quot;Ricochet Robots&quot;; &quot;RR&quot;;&#10;IF([.C150]=&quot;Sokoban&quot;; &quot;S&quot;;&#10;IF([.C150]=&quot;Stable Marriage&quot;; &quot;SM&quot;;&#10;IF([.C150]=&quot;Valves Location Problem&quot;; &quot;VLP&quot;;&#10;IF([.C150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51]=&quot;Connected Maximum-density Still Life&quot;; &quot;CMSL&quot;;&#10;IF([.C151]=&quot;Crossing Minimization&quot;; &quot;CM&quot;;&#10;IF([.C151]=&quot;Graceful Graphs&quot;; &quot;GG&quot;;&#10;IF([.C151]=&quot;Graph Colouring&quot;; &quot;GC&quot;;&#10;IF([.C151]=&quot;Incremental Scheduling&quot;; &quot;IS&quot;;&#10;IF([.C151]=&quot;Knight Tour&quot;; &quot;KT&quot;;&#10;IF([.C151]=&quot;Knight Tour With Holes&quot;; &quot;KTWH&quot;;&#10;IF([.C151]=&quot;Labyrinth&quot;; &quot;L&quot;;&#10;IF([.C151]=&quot;Maximal Clique Problem&quot;; &quot;MCP&quot;;&#10;IF([.C151]=&quot;Nomystery&quot;; &quot;NM&quot;;&#10;IF([.C151]=&quot;Partner Units&quot;; &quot;PU&quot;;&#10;IF([.C151]=&quot;Permutation Pattern Matching&quot;; &quot;PPM&quot;;&#10;IF([.C151]=&quot;Ricochet Robots&quot;; &quot;RR&quot;;&#10;IF([.C151]=&quot;Sokoban&quot;; &quot;S&quot;;&#10;IF([.C151]=&quot;Stable Marriage&quot;; &quot;SM&quot;;&#10;IF([.C151]=&quot;Valves Location Problem&quot;; &quot;VLP&quot;;&#10;IF([.C151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2]=&quot;Connected Maximum-density Still Life&quot;; &quot;CMSL&quot;;&#10;IF([.C152]=&quot;Crossing Minimization&quot;; &quot;CM&quot;;&#10;IF([.C152]=&quot;Graceful Graphs&quot;; &quot;GG&quot;;&#10;IF([.C152]=&quot;Graph Colouring&quot;; &quot;GC&quot;;&#10;IF([.C152]=&quot;Incremental Scheduling&quot;; &quot;IS&quot;;&#10;IF([.C152]=&quot;Knight Tour&quot;; &quot;KT&quot;;&#10;IF([.C152]=&quot;Knight Tour With Holes&quot;; &quot;KTWH&quot;;&#10;IF([.C152]=&quot;Labyrinth&quot;; &quot;L&quot;;&#10;IF([.C152]=&quot;Maximal Clique Problem&quot;; &quot;MCP&quot;;&#10;IF([.C152]=&quot;Nomystery&quot;; &quot;NM&quot;;&#10;IF([.C152]=&quot;Partner Units&quot;; &quot;PU&quot;;&#10;IF([.C152]=&quot;Permutation Pattern Matching&quot;; &quot;PPM&quot;;&#10;IF([.C152]=&quot;Ricochet Robots&quot;; &quot;RR&quot;;&#10;IF([.C152]=&quot;Sokoban&quot;; &quot;S&quot;;&#10;IF([.C152]=&quot;Stable Marriage&quot;; &quot;SM&quot;;&#10;IF([.C152]=&quot;Valves Location Problem&quot;; &quot;VLP&quot;;&#10;IF([.C152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first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3]=&quot;Connected Maximum-density Still Life&quot;; &quot;CMSL&quot;;&#10;IF([.C153]=&quot;Crossing Minimization&quot;; &quot;CM&quot;;&#10;IF([.C153]=&quot;Graceful Graphs&quot;; &quot;GG&quot;;&#10;IF([.C153]=&quot;Graph Colouring&quot;; &quot;GC&quot;;&#10;IF([.C153]=&quot;Incremental Scheduling&quot;; &quot;IS&quot;;&#10;IF([.C153]=&quot;Knight Tour&quot;; &quot;KT&quot;;&#10;IF([.C153]=&quot;Knight Tour With Holes&quot;; &quot;KTWH&quot;;&#10;IF([.C153]=&quot;Labyrinth&quot;; &quot;L&quot;;&#10;IF([.C153]=&quot;Maximal Clique Problem&quot;; &quot;MCP&quot;;&#10;IF([.C153]=&quot;Nomystery&quot;; &quot;NM&quot;;&#10;IF([.C153]=&quot;Partner Units&quot;; &quot;PU&quot;;&#10;IF([.C153]=&quot;Permutation Pattern Matching&quot;; &quot;PPM&quot;;&#10;IF([.C153]=&quot;Ricochet Robots&quot;; &quot;RR&quot;;&#10;IF([.C153]=&quot;Sokoban&quot;; &quot;S&quot;;&#10;IF([.C153]=&quot;Stable Marriage&quot;; &quot;SM&quot;;&#10;IF([.C153]=&quot;Valves Location Problem&quot;; &quot;VLP&quot;;&#10;IF([.C153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behavior_first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4]=&quot;Connected Maximum-density Still Life&quot;; &quot;CMSL&quot;;&#10;IF([.C154]=&quot;Crossing Minimization&quot;; &quot;CM&quot;;&#10;IF([.C154]=&quot;Graceful Graphs&quot;; &quot;GG&quot;;&#10;IF([.C154]=&quot;Graph Colouring&quot;; &quot;GC&quot;;&#10;IF([.C154]=&quot;Incremental Scheduling&quot;; &quot;IS&quot;;&#10;IF([.C154]=&quot;Knight Tour&quot;; &quot;KT&quot;;&#10;IF([.C154]=&quot;Knight Tour With Holes&quot;; &quot;KTWH&quot;;&#10;IF([.C154]=&quot;Labyrinth&quot;; &quot;L&quot;;&#10;IF([.C154]=&quot;Maximal Clique Problem&quot;; &quot;MCP&quot;;&#10;IF([.C154]=&quot;Nomystery&quot;; &quot;NM&quot;;&#10;IF([.C154]=&quot;Partner Units&quot;; &quot;PU&quot;;&#10;IF([.C154]=&quot;Permutation Pattern Matching&quot;; &quot;PPM&quot;;&#10;IF([.C154]=&quot;Ricochet Robots&quot;; &quot;RR&quot;;&#10;IF([.C154]=&quot;Sokoban&quot;; &quot;S&quot;;&#10;IF([.C154]=&quot;Stable Marriage&quot;; &quot;SM&quot;;&#10;IF([.C154]=&quot;Valves Location Problem&quot;; &quot;VLP&quot;;&#10;IF([.C154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1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5]=&quot;Connected Maximum-density Still Life&quot;; &quot;CMSL&quot;;&#10;IF([.C155]=&quot;Crossing Minimization&quot;; &quot;CM&quot;;&#10;IF([.C155]=&quot;Graceful Graphs&quot;; &quot;GG&quot;;&#10;IF([.C155]=&quot;Graph Colouring&quot;; &quot;GC&quot;;&#10;IF([.C155]=&quot;Incremental Scheduling&quot;; &quot;IS&quot;;&#10;IF([.C155]=&quot;Knight Tour&quot;; &quot;KT&quot;;&#10;IF([.C155]=&quot;Knight Tour With Holes&quot;; &quot;KTWH&quot;;&#10;IF([.C155]=&quot;Labyrinth&quot;; &quot;L&quot;;&#10;IF([.C155]=&quot;Maximal Clique Problem&quot;; &quot;MCP&quot;;&#10;IF([.C155]=&quot;Nomystery&quot;; &quot;NM&quot;;&#10;IF([.C155]=&quot;Partner Units&quot;; &quot;PU&quot;;&#10;IF([.C155]=&quot;Permutation Pattern Matching&quot;; &quot;PPM&quot;;&#10;IF([.C155]=&quot;Ricochet Robots&quot;; &quot;RR&quot;;&#10;IF([.C155]=&quot;Sokoban&quot;; &quot;S&quot;;&#10;IF([.C155]=&quot;Stable Marriage&quot;; &quot;SM&quot;;&#10;IF([.C155]=&quot;Valves Location Problem&quot;; &quot;VLP&quot;;&#10;IF([.C15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6]=&quot;Connected Maximum-density Still Life&quot;; &quot;CMSL&quot;;&#10;IF([.C156]=&quot;Crossing Minimization&quot;; &quot;CM&quot;;&#10;IF([.C156]=&quot;Graceful Graphs&quot;; &quot;GG&quot;;&#10;IF([.C156]=&quot;Graph Colouring&quot;; &quot;GC&quot;;&#10;IF([.C156]=&quot;Incremental Scheduling&quot;; &quot;IS&quot;;&#10;IF([.C156]=&quot;Knight Tour&quot;; &quot;KT&quot;;&#10;IF([.C156]=&quot;Knight Tour With Holes&quot;; &quot;KTWH&quot;;&#10;IF([.C156]=&quot;Labyrinth&quot;; &quot;L&quot;;&#10;IF([.C156]=&quot;Maximal Clique Problem&quot;; &quot;MCP&quot;;&#10;IF([.C156]=&quot;Nomystery&quot;; &quot;NM&quot;;&#10;IF([.C156]=&quot;Partner Units&quot;; &quot;PU&quot;;&#10;IF([.C156]=&quot;Permutation Pattern Matching&quot;; &quot;PPM&quot;;&#10;IF([.C156]=&quot;Ricochet Robots&quot;; &quot;RR&quot;;&#10;IF([.C156]=&quot;Sokoban&quot;; &quot;S&quot;;&#10;IF([.C156]=&quot;Stable Marriage&quot;; &quot;SM&quot;;&#10;IF([.C156]=&quot;Valves Location Problem&quot;; &quot;VLP&quot;;&#10;IF([.C156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second_report_v3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7]=&quot;Connected Maximum-density Still Life&quot;; &quot;CMSL&quot;;&#10;IF([.C157]=&quot;Crossing Minimization&quot;; &quot;CM&quot;;&#10;IF([.C157]=&quot;Graceful Graphs&quot;; &quot;GG&quot;;&#10;IF([.C157]=&quot;Graph Colouring&quot;; &quot;GC&quot;;&#10;IF([.C157]=&quot;Incremental Scheduling&quot;; &quot;IS&quot;;&#10;IF([.C157]=&quot;Knight Tour&quot;; &quot;KT&quot;;&#10;IF([.C157]=&quot;Knight Tour With Holes&quot;; &quot;KTWH&quot;;&#10;IF([.C157]=&quot;Labyrinth&quot;; &quot;L&quot;;&#10;IF([.C157]=&quot;Maximal Clique Problem&quot;; &quot;MCP&quot;;&#10;IF([.C157]=&quot;Nomystery&quot;; &quot;NM&quot;;&#10;IF([.C157]=&quot;Partner Units&quot;; &quot;PU&quot;;&#10;IF([.C157]=&quot;Permutation Pattern Matching&quot;; &quot;PPM&quot;;&#10;IF([.C157]=&quot;Ricochet Robots&quot;; &quot;RR&quot;;&#10;IF([.C157]=&quot;Sokoban&quot;; &quot;S&quot;;&#10;IF([.C157]=&quot;Stable Marriage&quot;; &quot;SM&quot;;&#10;IF([.C157]=&quot;Valves Location Problem&quot;; &quot;VLP&quot;;&#10;IF([.C157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4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4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8]=&quot;Connected Maximum-density Still Life&quot;; &quot;CMSL&quot;;&#10;IF([.C158]=&quot;Crossing Minimization&quot;; &quot;CM&quot;;&#10;IF([.C158]=&quot;Graceful Graphs&quot;; &quot;GG&quot;;&#10;IF([.C158]=&quot;Graph Colouring&quot;; &quot;GC&quot;;&#10;IF([.C158]=&quot;Incremental Scheduling&quot;; &quot;IS&quot;;&#10;IF([.C158]=&quot;Knight Tour&quot;; &quot;KT&quot;;&#10;IF([.C158]=&quot;Knight Tour With Holes&quot;; &quot;KTWH&quot;;&#10;IF([.C158]=&quot;Labyrinth&quot;; &quot;L&quot;;&#10;IF([.C158]=&quot;Maximal Clique Problem&quot;; &quot;MCP&quot;;&#10;IF([.C158]=&quot;Nomystery&quot;; &quot;NM&quot;;&#10;IF([.C158]=&quot;Partner Units&quot;; &quot;PU&quot;;&#10;IF([.C158]=&quot;Permutation Pattern Matching&quot;; &quot;PPM&quot;;&#10;IF([.C158]=&quot;Ricochet Robots&quot;; &quot;RR&quot;;&#10;IF([.C158]=&quot;Sokoban&quot;; &quot;S&quot;;&#10;IF([.C158]=&quot;Stable Marriage&quot;; &quot;SM&quot;;&#10;IF([.C158]=&quot;Valves Location Problem&quot;; &quot;VLP&quot;;&#10;IF([.C158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second_report_v5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59]=&quot;Connected Maximum-density Still Life&quot;; &quot;CMSL&quot;;&#10;IF([.C159]=&quot;Crossing Minimization&quot;; &quot;CM&quot;;&#10;IF([.C159]=&quot;Graceful Graphs&quot;; &quot;GG&quot;;&#10;IF([.C159]=&quot;Graph Colouring&quot;; &quot;GC&quot;;&#10;IF([.C159]=&quot;Incremental Scheduling&quot;; &quot;IS&quot;;&#10;IF([.C159]=&quot;Knight Tour&quot;; &quot;KT&quot;;&#10;IF([.C159]=&quot;Knight Tour With Holes&quot;; &quot;KTWH&quot;;&#10;IF([.C159]=&quot;Labyrinth&quot;; &quot;L&quot;;&#10;IF([.C159]=&quot;Maximal Clique Problem&quot;; &quot;MCP&quot;;&#10;IF([.C159]=&quot;Nomystery&quot;; &quot;NM&quot;;&#10;IF([.C159]=&quot;Partner Units&quot;; &quot;PU&quot;;&#10;IF([.C159]=&quot;Permutation Pattern Matching&quot;; &quot;PPM&quot;;&#10;IF([.C159]=&quot;Ricochet Robots&quot;; &quot;RR&quot;;&#10;IF([.C159]=&quot;Sokoban&quot;; &quot;S&quot;;&#10;IF([.C159]=&quot;Stable Marriage&quot;; &quot;SM&quot;;&#10;IF([.C159]=&quot;Valves Location Problem&quot;; &quot;VLP&quot;;&#10;IF([.C159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60]=&quot;Connected Maximum-density Still Life&quot;; &quot;CMSL&quot;;&#10;IF([.C160]=&quot;Crossing Minimization&quot;; &quot;CM&quot;;&#10;IF([.C160]=&quot;Graceful Graphs&quot;; &quot;GG&quot;;&#10;IF([.C160]=&quot;Graph Colouring&quot;; &quot;GC&quot;;&#10;IF([.C160]=&quot;Incremental Scheduling&quot;; &quot;IS&quot;;&#10;IF([.C160]=&quot;Knight Tour&quot;; &quot;KT&quot;;&#10;IF([.C160]=&quot;Knight Tour With Holes&quot;; &quot;KTWH&quot;;&#10;IF([.C160]=&quot;Labyrinth&quot;; &quot;L&quot;;&#10;IF([.C160]=&quot;Maximal Clique Problem&quot;; &quot;MCP&quot;;&#10;IF([.C160]=&quot;Nomystery&quot;; &quot;NM&quot;;&#10;IF([.C160]=&quot;Partner Units&quot;; &quot;PU&quot;;&#10;IF([.C160]=&quot;Permutation Pattern Matching&quot;; &quot;PPM&quot;;&#10;IF([.C160]=&quot;Ricochet Robots&quot;; &quot;RR&quot;;&#10;IF([.C160]=&quot;Sokoban&quot;; &quot;S&quot;;&#10;IF([.C160]=&quot;Stable Marriage&quot;; &quot;SM&quot;;&#10;IF([.C160]=&quot;Valves Location Problem&quot;; &quot;VLP&quot;;&#10;IF([.C160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ehavior_second_report_v6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61]=&quot;Connected Maximum-density Still Life&quot;; &quot;CMSL&quot;;&#10;IF([.C161]=&quot;Crossing Minimization&quot;; &quot;CM&quot;;&#10;IF([.C161]=&quot;Graceful Graphs&quot;; &quot;GG&quot;;&#10;IF([.C161]=&quot;Graph Colouring&quot;; &quot;GC&quot;;&#10;IF([.C161]=&quot;Incremental Scheduling&quot;; &quot;IS&quot;;&#10;IF([.C161]=&quot;Knight Tour&quot;; &quot;KT&quot;;&#10;IF([.C161]=&quot;Knight Tour With Holes&quot;; &quot;KTWH&quot;;&#10;IF([.C161]=&quot;Labyrinth&quot;; &quot;L&quot;;&#10;IF([.C161]=&quot;Maximal Clique Problem&quot;; &quot;MCP&quot;;&#10;IF([.C161]=&quot;Nomystery&quot;; &quot;NM&quot;;&#10;IF([.C161]=&quot;Partner Units&quot;; &quot;PU&quot;;&#10;IF([.C161]=&quot;Permutation Pattern Matching&quot;; &quot;PPM&quot;;&#10;IF([.C161]=&quot;Ricochet Robots&quot;; &quot;RR&quot;;&#10;IF([.C161]=&quot;Sokoban&quot;; &quot;S&quot;;&#10;IF([.C161]=&quot;Stable Marriage&quot;; &quot;SM&quot;;&#10;IF([.C161]=&quot;Valves Location Problem&quot;; &quot;VLP&quot;;&#10;IF([.C161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onnected Maximum-density Still Life</text:p>
          </table:table-cell>
          <table:table-cell table:formula="of:=IF([.C162]=&quot;Connected Maximum-density Still Life&quot;; &quot;CMSL&quot;;&#10;IF([.C162]=&quot;Crossing Minimization&quot;; &quot;CM&quot;;&#10;IF([.C162]=&quot;Graceful Graphs&quot;; &quot;GG&quot;;&#10;IF([.C162]=&quot;Graph Colouring&quot;; &quot;GC&quot;;&#10;IF([.C162]=&quot;Incremental Scheduling&quot;; &quot;IS&quot;;&#10;IF([.C162]=&quot;Knight Tour&quot;; &quot;KT&quot;;&#10;IF([.C162]=&quot;Knight Tour With Holes&quot;; &quot;KTWH&quot;;&#10;IF([.C162]=&quot;Labyrinth&quot;; &quot;L&quot;;&#10;IF([.C162]=&quot;Maximal Clique Problem&quot;; &quot;MCP&quot;;&#10;IF([.C162]=&quot;Nomystery&quot;; &quot;NM&quot;;&#10;IF([.C162]=&quot;Partner Units&quot;; &quot;PU&quot;;&#10;IF([.C162]=&quot;Permutation Pattern Matching&quot;; &quot;PPM&quot;;&#10;IF([.C162]=&quot;Ricochet Robots&quot;; &quot;RR&quot;;&#10;IF([.C162]=&quot;Sokoban&quot;; &quot;S&quot;;&#10;IF([.C162]=&quot;Stable Marriage&quot;; &quot;SM&quot;;&#10;IF([.C162]=&quot;Valves Location Problem&quot;; &quot;VLP&quot;;&#10;IF([.C162]=&quot;VisitAll&quot;; &quot;VA&quot;; &quot;ERROR!&quot;&#10;)))))))))))))))))" office:value-type="string" office:string-value="CMSL" calcext:value-type="string">
            <text:p>CMSL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Crossing Minimization</text:p>
          </table:table-cell>
          <table:table-cell table:formula="of:=IF([.C163]=&quot;Connected Maximum-density Still Life&quot;; &quot;CMSL&quot;;&#10;IF([.C163]=&quot;Crossing Minimization&quot;; &quot;CM&quot;;&#10;IF([.C163]=&quot;Graceful Graphs&quot;; &quot;GG&quot;;&#10;IF([.C163]=&quot;Graph Colouring&quot;; &quot;GC&quot;;&#10;IF([.C163]=&quot;Incremental Scheduling&quot;; &quot;IS&quot;;&#10;IF([.C163]=&quot;Knight Tour&quot;; &quot;KT&quot;;&#10;IF([.C163]=&quot;Knight Tour With Holes&quot;; &quot;KTWH&quot;;&#10;IF([.C163]=&quot;Labyrinth&quot;; &quot;L&quot;;&#10;IF([.C163]=&quot;Maximal Clique Problem&quot;; &quot;MCP&quot;;&#10;IF([.C163]=&quot;Nomystery&quot;; &quot;NM&quot;;&#10;IF([.C163]=&quot;Partner Units&quot;; &quot;PU&quot;;&#10;IF([.C163]=&quot;Permutation Pattern Matching&quot;; &quot;PPM&quot;;&#10;IF([.C163]=&quot;Ricochet Robots&quot;; &quot;RR&quot;;&#10;IF([.C163]=&quot;Sokoban&quot;; &quot;S&quot;;&#10;IF([.C163]=&quot;Stable Marriage&quot;; &quot;SM&quot;;&#10;IF([.C163]=&quot;Valves Location Problem&quot;; &quot;VLP&quot;;&#10;IF([.C163]=&quot;VisitAll&quot;; &quot;VA&quot;; &quot;ERROR!&quot;&#10;)))))))))))))))))" office:value-type="string" office:string-value="CM" calcext:value-type="string">
            <text:p>CM</text:p>
          </table:table-cell>
          <table:table-cell table:number-columns-repeated="4"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ceful Graphs</text:p>
          </table:table-cell>
          <table:table-cell table:formula="of:=IF([.C164]=&quot;Connected Maximum-density Still Life&quot;; &quot;CMSL&quot;;&#10;IF([.C164]=&quot;Crossing Minimization&quot;; &quot;CM&quot;;&#10;IF([.C164]=&quot;Graceful Graphs&quot;; &quot;GG&quot;;&#10;IF([.C164]=&quot;Graph Colouring&quot;; &quot;GC&quot;;&#10;IF([.C164]=&quot;Incremental Scheduling&quot;; &quot;IS&quot;;&#10;IF([.C164]=&quot;Knight Tour&quot;; &quot;KT&quot;;&#10;IF([.C164]=&quot;Knight Tour With Holes&quot;; &quot;KTWH&quot;;&#10;IF([.C164]=&quot;Labyrinth&quot;; &quot;L&quot;;&#10;IF([.C164]=&quot;Maximal Clique Problem&quot;; &quot;MCP&quot;;&#10;IF([.C164]=&quot;Nomystery&quot;; &quot;NM&quot;;&#10;IF([.C164]=&quot;Partner Units&quot;; &quot;PU&quot;;&#10;IF([.C164]=&quot;Permutation Pattern Matching&quot;; &quot;PPM&quot;;&#10;IF([.C164]=&quot;Ricochet Robots&quot;; &quot;RR&quot;;&#10;IF([.C164]=&quot;Sokoban&quot;; &quot;S&quot;;&#10;IF([.C164]=&quot;Stable Marriage&quot;; &quot;SM&quot;;&#10;IF([.C164]=&quot;Valves Location Problem&quot;; &quot;VLP&quot;;&#10;IF([.C164]=&quot;VisitAll&quot;; &quot;VA&quot;; &quot;ERROR!&quot;&#10;)))))))))))))))))" office:value-type="string" office:string-value="GG" calcext:value-type="string">
            <text:p>G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Incremental Scheduling</text:p>
          </table:table-cell>
          <table:table-cell table:formula="of:=IF([.C165]=&quot;Connected Maximum-density Still Life&quot;; &quot;CMSL&quot;;&#10;IF([.C165]=&quot;Crossing Minimization&quot;; &quot;CM&quot;;&#10;IF([.C165]=&quot;Graceful Graphs&quot;; &quot;GG&quot;;&#10;IF([.C165]=&quot;Graph Colouring&quot;; &quot;GC&quot;;&#10;IF([.C165]=&quot;Incremental Scheduling&quot;; &quot;IS&quot;;&#10;IF([.C165]=&quot;Knight Tour&quot;; &quot;KT&quot;;&#10;IF([.C165]=&quot;Knight Tour With Holes&quot;; &quot;KTWH&quot;;&#10;IF([.C165]=&quot;Labyrinth&quot;; &quot;L&quot;;&#10;IF([.C165]=&quot;Maximal Clique Problem&quot;; &quot;MCP&quot;;&#10;IF([.C165]=&quot;Nomystery&quot;; &quot;NM&quot;;&#10;IF([.C165]=&quot;Partner Units&quot;; &quot;PU&quot;;&#10;IF([.C165]=&quot;Permutation Pattern Matching&quot;; &quot;PPM&quot;;&#10;IF([.C165]=&quot;Ricochet Robots&quot;; &quot;RR&quot;;&#10;IF([.C165]=&quot;Sokoban&quot;; &quot;S&quot;;&#10;IF([.C165]=&quot;Stable Marriage&quot;; &quot;SM&quot;;&#10;IF([.C165]=&quot;Valves Location Problem&quot;; &quot;VLP&quot;;&#10;IF([.C165]=&quot;VisitAll&quot;; &quot;VA&quot;; &quot;ERROR!&quot;&#10;)))))))))))))))))" office:value-type="string" office:string-value="IS" calcext:value-type="string">
            <text:p>IS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97" calcext:value-type="float">
            <text:p>0.9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</text:p>
          </table:table-cell>
          <table:table-cell table:formula="of:=IF([.C166]=&quot;Connected Maximum-density Still Life&quot;; &quot;CMSL&quot;;&#10;IF([.C166]=&quot;Crossing Minimization&quot;; &quot;CM&quot;;&#10;IF([.C166]=&quot;Graceful Graphs&quot;; &quot;GG&quot;;&#10;IF([.C166]=&quot;Graph Colouring&quot;; &quot;GC&quot;;&#10;IF([.C166]=&quot;Incremental Scheduling&quot;; &quot;IS&quot;;&#10;IF([.C166]=&quot;Knight Tour&quot;; &quot;KT&quot;;&#10;IF([.C166]=&quot;Knight Tour With Holes&quot;; &quot;KTWH&quot;;&#10;IF([.C166]=&quot;Labyrinth&quot;; &quot;L&quot;;&#10;IF([.C166]=&quot;Maximal Clique Problem&quot;; &quot;MCP&quot;;&#10;IF([.C166]=&quot;Nomystery&quot;; &quot;NM&quot;;&#10;IF([.C166]=&quot;Partner Units&quot;; &quot;PU&quot;;&#10;IF([.C166]=&quot;Permutation Pattern Matching&quot;; &quot;PPM&quot;;&#10;IF([.C166]=&quot;Ricochet Robots&quot;; &quot;RR&quot;;&#10;IF([.C166]=&quot;Sokoban&quot;; &quot;S&quot;;&#10;IF([.C166]=&quot;Stable Marriage&quot;; &quot;SM&quot;;&#10;IF([.C166]=&quot;Valves Location Problem&quot;; &quot;VLP&quot;;&#10;IF([.C166]=&quot;VisitAll&quot;; &quot;VA&quot;; &quot;ERROR!&quot;&#10;)))))))))))))))))" office:value-type="string" office:string-value="KT" calcext:value-type="string">
            <text:p>K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Knight Tour With Holes</text:p>
          </table:table-cell>
          <table:table-cell table:formula="of:=IF([.C167]=&quot;Connected Maximum-density Still Life&quot;; &quot;CMSL&quot;;&#10;IF([.C167]=&quot;Crossing Minimization&quot;; &quot;CM&quot;;&#10;IF([.C167]=&quot;Graceful Graphs&quot;; &quot;GG&quot;;&#10;IF([.C167]=&quot;Graph Colouring&quot;; &quot;GC&quot;;&#10;IF([.C167]=&quot;Incremental Scheduling&quot;; &quot;IS&quot;;&#10;IF([.C167]=&quot;Knight Tour&quot;; &quot;KT&quot;;&#10;IF([.C167]=&quot;Knight Tour With Holes&quot;; &quot;KTWH&quot;;&#10;IF([.C167]=&quot;Labyrinth&quot;; &quot;L&quot;;&#10;IF([.C167]=&quot;Maximal Clique Problem&quot;; &quot;MCP&quot;;&#10;IF([.C167]=&quot;Nomystery&quot;; &quot;NM&quot;;&#10;IF([.C167]=&quot;Partner Units&quot;; &quot;PU&quot;;&#10;IF([.C167]=&quot;Permutation Pattern Matching&quot;; &quot;PPM&quot;;&#10;IF([.C167]=&quot;Ricochet Robots&quot;; &quot;RR&quot;;&#10;IF([.C167]=&quot;Sokoban&quot;; &quot;S&quot;;&#10;IF([.C167]=&quot;Stable Marriage&quot;; &quot;SM&quot;;&#10;IF([.C167]=&quot;Valves Location Problem&quot;; &quot;VLP&quot;;&#10;IF([.C167]=&quot;VisitAll&quot;; &quot;VA&quot;; &quot;ERROR!&quot;&#10;)))))))))))))))))" office:value-type="string" office:string-value="KTWH" calcext:value-type="string">
            <text:p>KTW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Maximal Clique Problem</text:p>
          </table:table-cell>
          <table:table-cell table:formula="of:=IF([.C168]=&quot;Connected Maximum-density Still Life&quot;; &quot;CMSL&quot;;&#10;IF([.C168]=&quot;Crossing Minimization&quot;; &quot;CM&quot;;&#10;IF([.C168]=&quot;Graceful Graphs&quot;; &quot;GG&quot;;&#10;IF([.C168]=&quot;Graph Colouring&quot;; &quot;GC&quot;;&#10;IF([.C168]=&quot;Incremental Scheduling&quot;; &quot;IS&quot;;&#10;IF([.C168]=&quot;Knight Tour&quot;; &quot;KT&quot;;&#10;IF([.C168]=&quot;Knight Tour With Holes&quot;; &quot;KTWH&quot;;&#10;IF([.C168]=&quot;Labyrinth&quot;; &quot;L&quot;;&#10;IF([.C168]=&quot;Maximal Clique Problem&quot;; &quot;MCP&quot;;&#10;IF([.C168]=&quot;Nomystery&quot;; &quot;NM&quot;;&#10;IF([.C168]=&quot;Partner Units&quot;; &quot;PU&quot;;&#10;IF([.C168]=&quot;Permutation Pattern Matching&quot;; &quot;PPM&quot;;&#10;IF([.C168]=&quot;Ricochet Robots&quot;; &quot;RR&quot;;&#10;IF([.C168]=&quot;Sokoban&quot;; &quot;S&quot;;&#10;IF([.C168]=&quot;Stable Marriage&quot;; &quot;SM&quot;;&#10;IF([.C168]=&quot;Valves Location Problem&quot;; &quot;VLP&quot;;&#10;IF([.C168]=&quot;VisitAll&quot;; &quot;VA&quot;; &quot;ERROR!&quot;&#10;)))))))))))))))))" office:value-type="string" office:string-value="MCP" calcext:value-type="string">
            <text:p>MCP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Nomystery</text:p>
          </table:table-cell>
          <table:table-cell table:formula="of:=IF([.C169]=&quot;Connected Maximum-density Still Life&quot;; &quot;CMSL&quot;;&#10;IF([.C169]=&quot;Crossing Minimization&quot;; &quot;CM&quot;;&#10;IF([.C169]=&quot;Graceful Graphs&quot;; &quot;GG&quot;;&#10;IF([.C169]=&quot;Graph Colouring&quot;; &quot;GC&quot;;&#10;IF([.C169]=&quot;Incremental Scheduling&quot;; &quot;IS&quot;;&#10;IF([.C169]=&quot;Knight Tour&quot;; &quot;KT&quot;;&#10;IF([.C169]=&quot;Knight Tour With Holes&quot;; &quot;KTWH&quot;;&#10;IF([.C169]=&quot;Labyrinth&quot;; &quot;L&quot;;&#10;IF([.C169]=&quot;Maximal Clique Problem&quot;; &quot;MCP&quot;;&#10;IF([.C169]=&quot;Nomystery&quot;; &quot;NM&quot;;&#10;IF([.C169]=&quot;Partner Units&quot;; &quot;PU&quot;;&#10;IF([.C169]=&quot;Permutation Pattern Matching&quot;; &quot;PPM&quot;;&#10;IF([.C169]=&quot;Ricochet Robots&quot;; &quot;RR&quot;;&#10;IF([.C169]=&quot;Sokoban&quot;; &quot;S&quot;;&#10;IF([.C169]=&quot;Stable Marriage&quot;; &quot;SM&quot;;&#10;IF([.C169]=&quot;Valves Location Problem&quot;; &quot;VLP&quot;;&#10;IF([.C169]=&quot;VisitAll&quot;; &quot;VA&quot;; &quot;ERROR!&quot;&#10;)))))))))))))))))" office:value-type="string" office:string-value="NM" calcext:value-type="string">
            <text:p>NM</text:p>
          </table:table-cell>
          <table:table-cell table:number-columns-repeated="4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artner Units</text:p>
          </table:table-cell>
          <table:table-cell table:formula="of:=IF([.C170]=&quot;Connected Maximum-density Still Life&quot;; &quot;CMSL&quot;;&#10;IF([.C170]=&quot;Crossing Minimization&quot;; &quot;CM&quot;;&#10;IF([.C170]=&quot;Graceful Graphs&quot;; &quot;GG&quot;;&#10;IF([.C170]=&quot;Graph Colouring&quot;; &quot;GC&quot;;&#10;IF([.C170]=&quot;Incremental Scheduling&quot;; &quot;IS&quot;;&#10;IF([.C170]=&quot;Knight Tour&quot;; &quot;KT&quot;;&#10;IF([.C170]=&quot;Knight Tour With Holes&quot;; &quot;KTWH&quot;;&#10;IF([.C170]=&quot;Labyrinth&quot;; &quot;L&quot;;&#10;IF([.C170]=&quot;Maximal Clique Problem&quot;; &quot;MCP&quot;;&#10;IF([.C170]=&quot;Nomystery&quot;; &quot;NM&quot;;&#10;IF([.C170]=&quot;Partner Units&quot;; &quot;PU&quot;;&#10;IF([.C170]=&quot;Permutation Pattern Matching&quot;; &quot;PPM&quot;;&#10;IF([.C170]=&quot;Ricochet Robots&quot;; &quot;RR&quot;;&#10;IF([.C170]=&quot;Sokoban&quot;; &quot;S&quot;;&#10;IF([.C170]=&quot;Stable Marriage&quot;; &quot;SM&quot;;&#10;IF([.C170]=&quot;Valves Location Problem&quot;; &quot;VLP&quot;;&#10;IF([.C170]=&quot;VisitAll&quot;; &quot;VA&quot;; &quot;ERROR!&quot;&#10;)))))))))))))))))" office:value-type="string" office:string-value="PU" calcext:value-type="string">
            <text:p>PU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Permutation Pattern Matching</text:p>
          </table:table-cell>
          <table:table-cell table:formula="of:=IF([.C171]=&quot;Connected Maximum-density Still Life&quot;; &quot;CMSL&quot;;&#10;IF([.C171]=&quot;Crossing Minimization&quot;; &quot;CM&quot;;&#10;IF([.C171]=&quot;Graceful Graphs&quot;; &quot;GG&quot;;&#10;IF([.C171]=&quot;Graph Colouring&quot;; &quot;GC&quot;;&#10;IF([.C171]=&quot;Incremental Scheduling&quot;; &quot;IS&quot;;&#10;IF([.C171]=&quot;Knight Tour&quot;; &quot;KT&quot;;&#10;IF([.C171]=&quot;Knight Tour With Holes&quot;; &quot;KTWH&quot;;&#10;IF([.C171]=&quot;Labyrinth&quot;; &quot;L&quot;;&#10;IF([.C171]=&quot;Maximal Clique Problem&quot;; &quot;MCP&quot;;&#10;IF([.C171]=&quot;Nomystery&quot;; &quot;NM&quot;;&#10;IF([.C171]=&quot;Partner Units&quot;; &quot;PU&quot;;&#10;IF([.C171]=&quot;Permutation Pattern Matching&quot;; &quot;PPM&quot;;&#10;IF([.C171]=&quot;Ricochet Robots&quot;; &quot;RR&quot;;&#10;IF([.C171]=&quot;Sokoban&quot;; &quot;S&quot;;&#10;IF([.C171]=&quot;Stable Marriage&quot;; &quot;SM&quot;;&#10;IF([.C171]=&quot;Valves Location Problem&quot;; &quot;VLP&quot;;&#10;IF([.C171]=&quot;VisitAll&quot;; &quot;VA&quot;; &quot;ERROR!&quot;&#10;)))))))))))))))))" office:value-type="string" office:string-value="PPM" calcext:value-type="string">
            <text:p>PPM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Ricochet Robots</text:p>
          </table:table-cell>
          <table:table-cell table:formula="of:=IF([.C172]=&quot;Connected Maximum-density Still Life&quot;; &quot;CMSL&quot;;&#10;IF([.C172]=&quot;Crossing Minimization&quot;; &quot;CM&quot;;&#10;IF([.C172]=&quot;Graceful Graphs&quot;; &quot;GG&quot;;&#10;IF([.C172]=&quot;Graph Colouring&quot;; &quot;GC&quot;;&#10;IF([.C172]=&quot;Incremental Scheduling&quot;; &quot;IS&quot;;&#10;IF([.C172]=&quot;Knight Tour&quot;; &quot;KT&quot;;&#10;IF([.C172]=&quot;Knight Tour With Holes&quot;; &quot;KTWH&quot;;&#10;IF([.C172]=&quot;Labyrinth&quot;; &quot;L&quot;;&#10;IF([.C172]=&quot;Maximal Clique Problem&quot;; &quot;MCP&quot;;&#10;IF([.C172]=&quot;Nomystery&quot;; &quot;NM&quot;;&#10;IF([.C172]=&quot;Partner Units&quot;; &quot;PU&quot;;&#10;IF([.C172]=&quot;Permutation Pattern Matching&quot;; &quot;PPM&quot;;&#10;IF([.C172]=&quot;Ricochet Robots&quot;; &quot;RR&quot;;&#10;IF([.C172]=&quot;Sokoban&quot;; &quot;S&quot;;&#10;IF([.C172]=&quot;Stable Marriage&quot;; &quot;SM&quot;;&#10;IF([.C172]=&quot;Valves Location Problem&quot;; &quot;VLP&quot;;&#10;IF([.C172]=&quot;VisitAll&quot;; &quot;VA&quot;; &quot;ERROR!&quot;&#10;)))))))))))))))))" office:value-type="string" office:string-value="RR" calcext:value-type="string">
            <text:p>RR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okoban</text:p>
          </table:table-cell>
          <table:table-cell table:formula="of:=IF([.C173]=&quot;Connected Maximum-density Still Life&quot;; &quot;CMSL&quot;;&#10;IF([.C173]=&quot;Crossing Minimization&quot;; &quot;CM&quot;;&#10;IF([.C173]=&quot;Graceful Graphs&quot;; &quot;GG&quot;;&#10;IF([.C173]=&quot;Graph Colouring&quot;; &quot;GC&quot;;&#10;IF([.C173]=&quot;Incremental Scheduling&quot;; &quot;IS&quot;;&#10;IF([.C173]=&quot;Knight Tour&quot;; &quot;KT&quot;;&#10;IF([.C173]=&quot;Knight Tour With Holes&quot;; &quot;KTWH&quot;;&#10;IF([.C173]=&quot;Labyrinth&quot;; &quot;L&quot;;&#10;IF([.C173]=&quot;Maximal Clique Problem&quot;; &quot;MCP&quot;;&#10;IF([.C173]=&quot;Nomystery&quot;; &quot;NM&quot;;&#10;IF([.C173]=&quot;Partner Units&quot;; &quot;PU&quot;;&#10;IF([.C173]=&quot;Permutation Pattern Matching&quot;; &quot;PPM&quot;;&#10;IF([.C173]=&quot;Ricochet Robots&quot;; &quot;RR&quot;;&#10;IF([.C173]=&quot;Sokoban&quot;; &quot;S&quot;;&#10;IF([.C173]=&quot;Stable Marriage&quot;; &quot;SM&quot;;&#10;IF([.C173]=&quot;Valves Location Problem&quot;; &quot;VLP&quot;;&#10;IF([.C173]=&quot;VisitAll&quot;; &quot;VA&quot;; &quot;ERROR!&quot;&#10;)))))))))))))))))" office:value-type="string" office:string-value="S" calcext:value-type="string">
            <text:p>S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Graph Colouring</text:p>
          </table:table-cell>
          <table:table-cell table:formula="of:=IF([.C174]=&quot;Connected Maximum-density Still Life&quot;; &quot;CMSL&quot;;&#10;IF([.C174]=&quot;Crossing Minimization&quot;; &quot;CM&quot;;&#10;IF([.C174]=&quot;Graceful Graphs&quot;; &quot;GG&quot;;&#10;IF([.C174]=&quot;Graph Colouring&quot;; &quot;GC&quot;;&#10;IF([.C174]=&quot;Incremental Scheduling&quot;; &quot;IS&quot;;&#10;IF([.C174]=&quot;Knight Tour&quot;; &quot;KT&quot;;&#10;IF([.C174]=&quot;Knight Tour With Holes&quot;; &quot;KTWH&quot;;&#10;IF([.C174]=&quot;Labyrinth&quot;; &quot;L&quot;;&#10;IF([.C174]=&quot;Maximal Clique Problem&quot;; &quot;MCP&quot;;&#10;IF([.C174]=&quot;Nomystery&quot;; &quot;NM&quot;;&#10;IF([.C174]=&quot;Partner Units&quot;; &quot;PU&quot;;&#10;IF([.C174]=&quot;Permutation Pattern Matching&quot;; &quot;PPM&quot;;&#10;IF([.C174]=&quot;Ricochet Robots&quot;; &quot;RR&quot;;&#10;IF([.C174]=&quot;Sokoban&quot;; &quot;S&quot;;&#10;IF([.C174]=&quot;Stable Marriage&quot;; &quot;SM&quot;;&#10;IF([.C174]=&quot;Valves Location Problem&quot;; &quot;VLP&quot;;&#10;IF([.C174]=&quot;VisitAll&quot;; &quot;VA&quot;; &quot;ERROR!&quot;&#10;)))))))))))))))))" office:value-type="string" office:string-value="GC" calcext:value-type="string">
            <text:p>GC</text:p>
          </table:table-cell>
          <table:table-cell table:number-columns-repeated="2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Valves Location Problem</text:p>
          </table:table-cell>
          <table:table-cell table:formula="of:=IF([.C175]=&quot;Connected Maximum-density Still Life&quot;; &quot;CMSL&quot;;&#10;IF([.C175]=&quot;Crossing Minimization&quot;; &quot;CM&quot;;&#10;IF([.C175]=&quot;Graceful Graphs&quot;; &quot;GG&quot;;&#10;IF([.C175]=&quot;Graph Colouring&quot;; &quot;GC&quot;;&#10;IF([.C175]=&quot;Incremental Scheduling&quot;; &quot;IS&quot;;&#10;IF([.C175]=&quot;Knight Tour&quot;; &quot;KT&quot;;&#10;IF([.C175]=&quot;Knight Tour With Holes&quot;; &quot;KTWH&quot;;&#10;IF([.C175]=&quot;Labyrinth&quot;; &quot;L&quot;;&#10;IF([.C175]=&quot;Maximal Clique Problem&quot;; &quot;MCP&quot;;&#10;IF([.C175]=&quot;Nomystery&quot;; &quot;NM&quot;;&#10;IF([.C175]=&quot;Partner Units&quot;; &quot;PU&quot;;&#10;IF([.C175]=&quot;Permutation Pattern Matching&quot;; &quot;PPM&quot;;&#10;IF([.C175]=&quot;Ricochet Robots&quot;; &quot;RR&quot;;&#10;IF([.C175]=&quot;Sokoban&quot;; &quot;S&quot;;&#10;IF([.C175]=&quot;Stable Marriage&quot;; &quot;SM&quot;;&#10;IF([.C175]=&quot;Valves Location Problem&quot;; &quot;VLP&quot;;&#10;IF([.C175]=&quot;VisitAll&quot;; &quot;VA&quot;; &quot;ERROR!&quot;&#10;)))))))))))))))))" office:value-type="string" office:string-value="VLP" calcext:value-type="string">
            <text:p>VLP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Labyrinth</text:p>
          </table:table-cell>
          <table:table-cell table:formula="of:=IF([.C176]=&quot;Connected Maximum-density Still Life&quot;; &quot;CMSL&quot;;&#10;IF([.C176]=&quot;Crossing Minimization&quot;; &quot;CM&quot;;&#10;IF([.C176]=&quot;Graceful Graphs&quot;; &quot;GG&quot;;&#10;IF([.C176]=&quot;Graph Colouring&quot;; &quot;GC&quot;;&#10;IF([.C176]=&quot;Incremental Scheduling&quot;; &quot;IS&quot;;&#10;IF([.C176]=&quot;Knight Tour&quot;; &quot;KT&quot;;&#10;IF([.C176]=&quot;Knight Tour With Holes&quot;; &quot;KTWH&quot;;&#10;IF([.C176]=&quot;Labyrinth&quot;; &quot;L&quot;;&#10;IF([.C176]=&quot;Maximal Clique Problem&quot;; &quot;MCP&quot;;&#10;IF([.C176]=&quot;Nomystery&quot;; &quot;NM&quot;;&#10;IF([.C176]=&quot;Partner Units&quot;; &quot;PU&quot;;&#10;IF([.C176]=&quot;Permutation Pattern Matching&quot;; &quot;PPM&quot;;&#10;IF([.C176]=&quot;Ricochet Robots&quot;; &quot;RR&quot;;&#10;IF([.C176]=&quot;Sokoban&quot;; &quot;S&quot;;&#10;IF([.C176]=&quot;Stable Marriage&quot;; &quot;SM&quot;;&#10;IF([.C176]=&quot;Valves Location Problem&quot;; &quot;VLP&quot;;&#10;IF([.C176]=&quot;VisitAll&quot;; &quot;VA&quot;; &quot;ERROR!&quot;&#10;)))))))))))))))))" office:value-type="string" office:string-value="L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behavior_first_report_v2</text:p>
          </table:table-cell>
          <table:table-cell office:value-type="string" calcext:value-type="string">
            <text:p>llama3.1-70b</text:p>
          </table:table-cell>
          <table:table-cell office:value-type="string" calcext:value-type="string">
            <text:p>Stable Marriage</text:p>
          </table:table-cell>
          <table:table-cell table:formula="of:=IF([.C177]=&quot;Connected Maximum-density Still Life&quot;; &quot;CMSL&quot;;&#10;IF([.C177]=&quot;Crossing Minimization&quot;; &quot;CM&quot;;&#10;IF([.C177]=&quot;Graceful Graphs&quot;; &quot;GG&quot;;&#10;IF([.C177]=&quot;Graph Colouring&quot;; &quot;GC&quot;;&#10;IF([.C177]=&quot;Incremental Scheduling&quot;; &quot;IS&quot;;&#10;IF([.C177]=&quot;Knight Tour&quot;; &quot;KT&quot;;&#10;IF([.C177]=&quot;Knight Tour With Holes&quot;; &quot;KTWH&quot;;&#10;IF([.C177]=&quot;Labyrinth&quot;; &quot;L&quot;;&#10;IF([.C177]=&quot;Maximal Clique Problem&quot;; &quot;MCP&quot;;&#10;IF([.C177]=&quot;Nomystery&quot;; &quot;NM&quot;;&#10;IF([.C177]=&quot;Partner Units&quot;; &quot;PU&quot;;&#10;IF([.C177]=&quot;Permutation Pattern Matching&quot;; &quot;PPM&quot;;&#10;IF([.C177]=&quot;Ricochet Robots&quot;; &quot;RR&quot;;&#10;IF([.C177]=&quot;Sokoban&quot;; &quot;S&quot;;&#10;IF([.C177]=&quot;Stable Marriage&quot;; &quot;SM&quot;;&#10;IF([.C177]=&quot;Valves Location Problem&quot;; &quot;VLP&quot;;&#10;IF([.C177]=&quot;VisitAll&quot;; &quot;VA&quot;; &quot;ERROR!&quot;&#10;)))))))))))))))))" office:value-type="string" office:string-value="SM" calcext:value-type="string">
            <text:p>SM</text:p>
          </table:table-cell>
          <table:table-cell table:number-columns-repeated="2"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</table:table-row>
      </table:table>
      <table:table table:name="F1-score" table:style-name="ta1">
        <table:shapes>
          <draw:frame draw:z-index="0" draw:style-name="gr1" draw:text-style-name="P1" svg:width="22.633cm" svg:height="10.55cm" svg:x="1.191cm" svg:y="10.961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6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12"/>
        <table:table-column table:style-name="co8" table:default-cell-style-name="ce17"/>
        <table:table-column table:style-name="co8" table:default-cell-style-name="ce23"/>
        <table:table-row table:style-name="ro1">
          <table:table-cell table:style-name="ce2" office:value-type="string" calcext:value-type="string">
            <text:p>Average - F1 Score</text:p>
          </table:table-cell>
          <table:table-cell table:style-name="ce8" office:value-type="string" calcext:value-type="string">
            <text:p>BEHAVIOR FILE</text:p>
          </table:table-cell>
          <table:table-cell table:style-name="ce8" office:value-type="string" calcext:value-type="string">
            <text:p>MODEL</text:p>
          </table:table-cell>
          <table:table-cell table:style-name="ce18" table:number-columns-repeated="8"/>
          <table:table-cell table:style-name="ce19"/>
        </table:table-row>
        <table:table-row table:style-name="ro1">
          <table:table-cell table:style-name="ce3"/>
          <table:table-cell table:style-name="ce9" office:value-type="string" calcext:value-type="string">
            <text:p>behavior_first_report_v1</text:p>
          </table:table-cell>
          <table:table-cell table:style-name="ce15" office:value-type="string" calcext:value-type="string">
            <text:p>behavior_first_report_v2</text:p>
          </table:table-cell>
          <table:table-cell table:style-name="ce15" office:value-type="string" calcext:value-type="string">
            <text:p>behavior_first_report_v3</text:p>
          </table:table-cell>
          <table:table-cell table:style-name="ce15" office:value-type="string" calcext:value-type="string">
            <text:p>behavior_first_report_v4</text:p>
          </table:table-cell>
          <table:table-cell table:style-name="ce15" office:value-type="string" calcext:value-type="string">
            <text:p>behavior_second_report_v1</text:p>
          </table:table-cell>
          <table:table-cell table:style-name="ce15" office:value-type="string" calcext:value-type="string">
            <text:p>behavior_second_report_v2</text:p>
          </table:table-cell>
          <table:table-cell table:style-name="ce15" office:value-type="string" calcext:value-type="string">
            <text:p>behavior_second_report_v3</text:p>
          </table:table-cell>
          <table:table-cell table:style-name="ce15" office:value-type="string" calcext:value-type="string">
            <text:p>behavior_second_report_v4</text:p>
          </table:table-cell>
          <table:table-cell table:style-name="ce15" office:value-type="string" calcext:value-type="string">
            <text:p>behavior_second_report_v5</text:p>
          </table:table-cell>
          <table:table-cell table:style-name="ce15" office:value-type="string" calcext:value-type="string">
            <text:p>behavior_second_report_v6</text:p>
          </table:table-cell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4" office:value-type="string" calcext:value-type="string">
            <text:p>Short Name</text:p>
          </table:table-cell>
          <table:table-cell table:style-name="ce10" office:value-type="string" calcext:value-type="string">
            <text:p>llama3.1-70b</text:p>
          </table:table-cell>
          <table:table-cell table:number-columns-repeated="9" table:style-name="ce16" office:value-type="string" calcext:value-type="string">
            <text:p>llama3.1-70b</text:p>
          </table:table-cell>
          <table:table-cell table:style-name="ce21"/>
        </table:table-row>
        <table:table-row table:style-name="ro1">
          <table:table-cell table:style-name="ce5" office:value-type="string" calcext:value-type="string">
            <text:p>CM</text:p>
          </table:table-cell>
          <table:table-cell table:style-name="ce11"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table:style-name="ce11"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style-name="ce11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style-name="ce11"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table:style-name="ce22" office:value-type="float" office:value="0.950909090909091" calcext:value-type="float">
            <text:p>0.950909090909091</text:p>
          </table:table-cell>
        </table:table-row>
        <table:table-row table:style-name="ro1">
          <table:table-cell office:value-type="string" calcext:value-type="string">
            <text:p>CMSL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72727272727273" calcext:value-type="float">
            <text:p>0.972727272727273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92727272727273" calcext:value-type="float">
            <text:p>0.992727272727273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35" calcext:value-type="float">
            <text:p>0.93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7" office:value-type="float" office:value="0.99" calcext:value-type="float">
            <text:p>0.99</text:p>
          </table:table-cell>
          <table:table-cell office:value-type="float" office:value="0.989090909090909" calcext:value-type="float">
            <text:p>0.989090909090909</text:p>
          </table:table-cell>
        </table:table-row>
        <table:table-row table:style-name="ro1">
          <table:table-cell office:value-type="string" calcext:value-type="string">
            <text:p>KTWH</text:p>
          </table:table-cell>
          <table:table-cell office:value-type="float" office:value="0.77" calcext:value-type="float">
            <text:p>0.77</text:p>
          </table:table-cell>
          <table:table-cell office:value-type="float" office:value="0.88" calcext:value-type="float">
            <text:p>0.88</text:p>
          </table:table-cell>
          <table:table-cell office:value-type="float" office:value="0.78" calcext:value-type="float">
            <text:p>0.78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2" calcext:value-type="float">
            <text:p>0.92</text:p>
          </table:table-cell>
          <table:table-cell office:value-type="float" office:value="0.855454545454546" calcext:value-type="float">
            <text:p>0.85545454545454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0.930909090909091" calcext:value-type="float">
            <text:p>0.930909090909091</text:p>
          </table:table-cell>
        </table:table-row>
        <table:table-row table:style-name="ro1">
          <table:table-cell office:value-type="string" calcext:value-type="string">
            <text:p>MC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9090909090909" calcext:value-type="float">
            <text:p>0.999090909090909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table:number-columns-repeated="9" office:value-type="float" office:value="0.99" calcext:value-type="float">
            <text:p>0.99</text:p>
          </table:table-cell>
          <table:table-cell office:value-type="float" office:value="0.985" calcext:value-type="float">
            <text:p>0.985</text:p>
          </table:table-cell>
          <table:table-cell office:value-type="float" office:value="0.989090909090909" calcext:value-type="float">
            <text:p>0.989090909090909</text:p>
          </table:table-cell>
        </table:table-row>
        <table:table-row table:style-name="ro1">
          <table:table-cell office:value-type="string" calcext:value-type="string">
            <text:p>PPM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975" calcext:value-type="float">
            <text:p>0.975</text:p>
          </table:table-cell>
          <table:table-cell office:value-type="float" office:value="0.951818181818182" calcext:value-type="float">
            <text:p>0.951818181818182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5454545454545" calcext:value-type="float">
            <text:p>0.89545454545454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0" office:value-type="float" office:value="0.96" calcext:value-type="float">
            <text:p>0.9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54545454545455" calcext:value-type="float">
            <text:p>0.954545454545455</text:p>
          </table:table-cell>
        </table:table-row>
        <table:table-row table:style-name="ro1">
          <table:table-cell office:value-type="string" calcext:value-type="string">
            <text:p>VLP</text:p>
          </table:table-cell>
          <table:table-cell table:style-name="ce13"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table:style-name="ce13" office:value-type="float" office:value="0.93" calcext:value-type="float">
            <text:p>0.93</text:p>
          </table:table-cell>
          <table:table-cell office:value-type="float" office:value="0.92" calcext:value-type="float">
            <text:p>0.92</text:p>
          </table:table-cell>
          <table:table-cell table:style-name="ce13"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table:style-name="ce13" office:value-type="float" office:value="0.95" calcext:value-type="float">
            <text:p>0.95</text:p>
          </table:table-cell>
          <table:table-cell office:value-type="float" office:value="0.95" calcext:value-type="float">
            <text:p>0.95</text:p>
          </table:table-cell>
          <table:table-cell table:style-name="ce13" office:value-type="float" office:value="0.94" calcext:value-type="float">
            <text:p>0.94</text:p>
          </table:table-cell>
          <table:table-cell office:value-type="float" office:value="0.945" calcext:value-type="float">
            <text:p>0.945</text:p>
          </table:table-cell>
          <table:table-cell table:style-name="ce24" office:value-type="float" office:value="0.933636363636364" calcext:value-type="float">
            <text:p>0.933636363636364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4" office:value-type="float" office:value="0.94" calcext:value-type="float">
            <text:p>0.94</text:p>
          </table:table-cell>
          <table:table-cell table:style-name="ce14" office:value-type="float" office:value="0.954375" calcext:value-type="float">
            <text:p>0.954375</text:p>
          </table:table-cell>
          <table:table-cell table:style-name="ce14" office:value-type="float" office:value="0.951875" calcext:value-type="float">
            <text:p>0.951875</text:p>
          </table:table-cell>
          <table:table-cell table:style-name="ce14" office:value-type="float" office:value="0.9525" calcext:value-type="float">
            <text:p>0.9525</text:p>
          </table:table-cell>
          <table:table-cell table:style-name="ce14" office:value-type="float" office:value="0.96" calcext:value-type="float">
            <text:p>0.96</text:p>
          </table:table-cell>
          <table:table-cell table:style-name="ce14" office:value-type="float" office:value="0.96375" calcext:value-type="float">
            <text:p>0.96375</text:p>
          </table:table-cell>
          <table:table-cell table:style-name="ce14" office:value-type="float" office:value="0.963125" calcext:value-type="float">
            <text:p>0.963125</text:p>
          </table:table-cell>
          <table:table-cell table:style-name="ce14" office:value-type="float" office:value="0.9675" calcext:value-type="float">
            <text:p>0.9675</text:p>
          </table:table-cell>
          <table:table-cell table:style-name="ce14" office:value-type="float" office:value="0.953125" calcext:value-type="float">
            <text:p>0.953125</text:p>
          </table:table-cell>
          <table:table-cell table:style-name="ce14" office:value-type="float" office:value="0.9546875" calcext:value-type="float">
            <text:p>0.9546875</text:p>
          </table:table-cell>
          <table:table-cell table:style-name="ce49" office:value-type="float" office:value="0.955965909090909" calcext:value-type="float">
            <text:p>0.955965909090909</text:p>
          </table:table-cell>
        </table:table-row>
      </table:table>
      <table:named-expressions/>
      <table:database-ranges>
        <table:database-range table:name="__Anonymous_Sheet_DB__0" table:target-range-address="data.A1:data.H190" table:display-filter-buttons="tru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F1-score'.A1:'F1-score'.L20" table:buttons="'F1-score'.A3 'F1-score'.B1 'F1-score'.C1" table:show-filter-button="false" table:drill-down-on-double-click="false">
          <table:source-cell-range table:cell-range-address="data.A1:data.H190"/>
          <table:data-pilot-field table:source-field-name="BEHAVIOR FILE" table:orientation="column" table:used-hierarchy="0" table:function="auto">
            <table:data-pilot-level table:show-empty="false" calcext:repeat-item-labels="false">
              <table:data-pilot-members>
                <table:data-pilot-member table:name="behavior_first_report_v1" table:display="true" table:show-details="true"/>
                <table:data-pilot-member table:name="behavior_first_report_v2" table:display="true" table:show-details="true"/>
                <table:data-pilot-member table:name="behavior_first_report_v3" table:display="true" table:show-details="true"/>
                <table:data-pilot-member table:name="behavior_first_report_v4" table:display="true" table:show-details="true"/>
                <table:data-pilot-member table:name="behavior_second_report_v1" table:display="true" table:show-details="true"/>
                <table:data-pilot-member table:name="behavior_second_report_v2" table:display="true" table:show-details="true"/>
                <table:data-pilot-member table:name="behavior_second_report_v3" table:display="true" table:show-details="true"/>
                <table:data-pilot-member table:name="behavior_second_report_v4" table:display="true" table:show-details="true"/>
                <table:data-pilot-member table:name="behavior_second_report_v5" table:display="true" table:show-details="true"/>
                <table:data-pilot-member table:name="behavior_second_report_v6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DEL" table:orientation="column" table:used-hierarchy="0" table:function="auto">
            <table:data-pilot-level table:show-empty="false" calcext:repeat-item-labels="false">
              <table:data-pilot-members>
                <table:data-pilot-member table:name="llama3.1-70b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hort Name" table:orientation="row" table:used-hierarchy="0" table:function="auto">
            <table:data-pilot-level table:show-empty="false" calcext:repeat-item-labels="false">
              <table:data-pilot-members>
                <table:data-pilot-member table:name="CM" table:display="true" table:show-details="true"/>
                <table:data-pilot-member table:name="CMSL" table:display="true" table:show-details="true"/>
                <table:data-pilot-member table:name="GC" table:display="true" table:show-details="true"/>
                <table:data-pilot-member table:name="GG" table:display="true" table:show-details="true"/>
                <table:data-pilot-member table:name="IS" table:display="true" table:show-details="true"/>
                <table:data-pilot-member table:name="KT" table:display="true" table:show-details="true"/>
                <table:data-pilot-member table:name="KTWH" table:display="true" table:show-details="true"/>
                <table:data-pilot-member table:name="L" table:display="true" table:show-details="true"/>
                <table:data-pilot-member table:name="MCP" table:display="true" table:show-details="true"/>
                <table:data-pilot-member table:name="NM" table:display="true" table:show-details="true"/>
                <table:data-pilot-member table:name="PPM" table:display="true" table:show-details="true"/>
                <table:data-pilot-member table:name="PU" table:display="true" table:show-details="true"/>
                <table:data-pilot-member table:name="RR" table:display="true" table:show-details="true"/>
                <table:data-pilot-member table:name="S" table:display="true" table:show-details="true"/>
                <table:data-pilot-member table:name="SM" table:display="true" table:show-details="true"/>
                <table:data-pilot-member table:name="VLP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 Score" table:orientation="data" table:used-hierarchy="0" table:function="average">
            <table:data-pilot-level table:show-empty="false" calcext:repeat-item-labels="false">
              <table:data-pilot-members>
                <table:data-pilot-member table:name="0.75" table:display="true" table:show-details="true"/>
                <table:data-pilot-member table:name="0.77" table:display="true" table:show-details="true"/>
                <table:data-pilot-member table:name="0.78" table:display="true" table:show-details="true"/>
                <table:data-pilot-member table:name="0.81" table:display="true" table:show-details="true"/>
                <table:data-pilot-member table:name="0.82" table:display="true" table:show-details="true"/>
                <table:data-pilot-member table:name="0.84" table:display="true" table:show-details="true"/>
                <table:data-pilot-member table:name="0.86" table:display="true" table:show-details="true"/>
                <table:data-pilot-member table:name="0.87" table:display="true" table:show-details="true"/>
                <table:data-pilot-member table:name="0.88" table:display="true" table:show-details="true"/>
                <table:data-pilot-member table:name="0.89" table:display="true" table:show-details="true"/>
                <table:data-pilot-member table:name="0.9" table:display="true" table:show-details="true"/>
                <table:data-pilot-member table:name="0.91" table:display="true" table:show-details="true"/>
                <table:data-pilot-member table:name="0.92" table:display="true" table:show-details="true"/>
                <table:data-pilot-member table:name="0.93" table:display="true" table:show-details="true"/>
                <table:data-pilot-member table:name="0.94" table:display="true" table:show-details="true"/>
                <table:data-pilot-member table:name="0.95" table:display="true" table:show-details="true"/>
                <table:data-pilot-member table:name="0.96" table:display="true" table:show-details="true"/>
                <table:data-pilot-member table:name="0.97" table:display="true" table:show-details="true"/>
                <table:data-pilot-member table:name="0.98" table:display="true" table:show-details="true"/>
                <table:data-pilot-member table:name="0.99" table:display="true" table:show-details="true"/>
                <table:data-pilot-member table:name="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6:32:45.870508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31T16:42:08.650954475</dc:date>
    <meta:editing-duration>PT19H2M39S</meta:editing-duration>
    <meta:editing-cycles>12</meta:editing-cycles>
    <meta:generator>LibreOffice/24.8.3.2$Linux_X86_64 LibreOffice_project/480$Build-2</meta:generator>
    <meta:document-statistic meta:table-count="2" meta:cell-count="164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634cm" svg:height="10.551cm" xlink:href=".." xlink:type="simple" loext:data-pilot-source="DataPilot1" chart:class="chart:radar" chart:style-name="ch1">
        <chart:legend chart:legend-position="end" svg:x="14.732cm" svg:y="1.435cm" style:legend-expansion="high" chart:style-name="ch2"/>
        <chart:plot-area chart:style-name="ch3" table:cell-range-address="PivotChart" chart:data-source-has-labels="column" svg:x="0.452cm" svg:y="0.211cm" svg:width="13.828cm" svg:height="9.229cm">
          <chart:coordinate-region svg:x="3.677cm" svg:y="1.224cm" svg:width="7.204cm" svg:height="7.20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radar">
            <chart:data-point chart:repeated="16"/>
          </chart:series>
          <chart:series chart:style-name="ch7" chart:values-cell-range-address="PT@data 1" chart:label-cell-address="PT@label 1" chart:class="chart:radar">
            <chart:data-point chart:repeated="16"/>
          </chart:series>
          <chart:series chart:style-name="ch8" chart:values-cell-range-address="PT@data 2" chart:label-cell-address="PT@label 2" chart:class="chart:radar">
            <chart:data-point chart:repeated="16"/>
          </chart:series>
          <chart:series chart:style-name="ch9" chart:values-cell-range-address="PT@data 3" chart:label-cell-address="PT@label 3" chart:class="chart:radar">
            <chart:data-point chart:repeated="16"/>
          </chart:series>
          <chart:series chart:style-name="ch10" chart:values-cell-range-address="PT@data 4" chart:label-cell-address="PT@label 4" chart:class="chart:radar">
            <chart:data-point chart:repeated="16"/>
          </chart:series>
          <chart:series chart:style-name="ch11" chart:values-cell-range-address="PT@data 5" chart:label-cell-address="PT@label 5" chart:class="chart:radar">
            <chart:data-point chart:repeated="16"/>
          </chart:series>
          <chart:series chart:style-name="ch12" chart:values-cell-range-address="PT@data 6" chart:label-cell-address="PT@label 6" chart:class="chart:radar">
            <chart:data-point chart:repeated="16"/>
          </chart:series>
          <chart:series chart:style-name="ch13" chart:values-cell-range-address="PT@data 7" chart:label-cell-address="PT@label 7" chart:class="chart:radar">
            <chart:data-point chart:repeated="16"/>
          </chart:series>
          <chart:series chart:style-name="ch14" chart:values-cell-range-address="PT@data 8" chart:label-cell-address="PT@label 8" chart:class="chart:radar">
            <chart:data-point chart:repeated="16"/>
          </chart:series>
          <chart:series chart:style-name="ch15" chart:values-cell-range-address="PT@data 9" chart:label-cell-address="PT@label 9" chart:class="chart:radar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havior_first_report_v1 - llama3.1-70b</text:p>
                <draw:g>
                  <svg:desc>PT@label 0</svg:desc>
                </draw:g>
              </table:table-cell>
              <table:table-cell office:value-type="string">
                <text:p>behavior_first_report_v2 - llama3.1-70b</text:p>
                <draw:g>
                  <svg:desc>PT@label 1</svg:desc>
                </draw:g>
              </table:table-cell>
              <table:table-cell office:value-type="string">
                <text:p>behavior_first_report_v3 - llama3.1-70b</text:p>
                <draw:g>
                  <svg:desc>PT@label 2</svg:desc>
                </draw:g>
              </table:table-cell>
              <table:table-cell office:value-type="string">
                <text:p>behavior_first_report_v4 - llama3.1-70b</text:p>
                <draw:g>
                  <svg:desc>PT@label 3</svg:desc>
                </draw:g>
              </table:table-cell>
              <table:table-cell office:value-type="string">
                <text:p>behavior_second_report_v1 - llama3.1-70b</text:p>
                <draw:g>
                  <svg:desc>PT@label 4</svg:desc>
                </draw:g>
              </table:table-cell>
              <table:table-cell office:value-type="string">
                <text:p>behavior_second_report_v2 - llama3.1-70b</text:p>
                <draw:g>
                  <svg:desc>PT@label 5</svg:desc>
                </draw:g>
              </table:table-cell>
              <table:table-cell office:value-type="string">
                <text:p>behavior_second_report_v3 - llama3.1-70b</text:p>
                <draw:g>
                  <svg:desc>PT@label 6</svg:desc>
                </draw:g>
              </table:table-cell>
              <table:table-cell office:value-type="string">
                <text:p>behavior_second_report_v4 - llama3.1-70b</text:p>
                <draw:g>
                  <svg:desc>PT@label 7</svg:desc>
                </draw:g>
              </table:table-cell>
              <table:table-cell office:value-type="string">
                <text:p>behavior_second_report_v5 - llama3.1-70b</text:p>
                <draw:g>
                  <svg:desc>PT@label 8</svg:desc>
                </draw:g>
              </table:table-cell>
              <table:table-cell office:value-type="string">
                <text:p>behavior_second_report_v6 - llama3.1-70b</text:p>
                <draw:g>
                  <svg:desc>PT@label 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M</text:p>
                <draw:g>
                  <svg:desc>PT@categories</svg:desc>
                </draw:g>
              </table:table-cell>
              <table:table-cell office:value-type="float" office:value="0.81">
                <text:p>0.81</text:p>
                <draw:g>
                  <svg:desc>PT@data 0</svg:desc>
                </draw:g>
              </table:table-cell>
              <table:table-cell office:value-type="float" office:value="0.89">
                <text:p>0.89</text:p>
                <draw:g>
                  <svg:desc>PT@data 1</svg:desc>
                </draw:g>
              </table:table-cell>
              <table:table-cell office:value-type="float" office:value="0.94">
                <text:p>0.94</text:p>
                <draw:g>
                  <svg:desc>PT@data 2</svg:desc>
                </draw:g>
              </table:table-cell>
              <table:table-cell office:value-type="float" office:value="0.92">
                <text:p>0.92</text:p>
                <draw:g>
                  <svg:desc>PT@data 3</svg:desc>
                </draw:g>
              </table:table-cell>
              <table:table-cell office:value-type="float" office:value="1">
                <text:p>1</text:p>
                <draw:g>
                  <svg:desc>PT@data 4</svg:desc>
                </draw:g>
              </table:table-cell>
              <table:table-cell office:value-type="float" office:value="0.97">
                <text:p>0.97</text:p>
                <draw:g>
                  <svg:desc>PT@data 5</svg:desc>
                </draw:g>
              </table:table-cell>
              <table:table-cell office:value-type="float" office:value="0.99">
                <text:p>0.99</text:p>
                <draw:g>
                  <svg:desc>PT@data 6</svg:desc>
                </draw:g>
              </table:table-cell>
              <table:table-cell office:value-type="float" office:value="0.98">
                <text:p>0.98</text:p>
                <draw:g>
                  <svg:desc>PT@data 7</svg:desc>
                </draw:g>
              </table:table-cell>
              <table:table-cell office:value-type="float" office:value="0.99">
                <text:p>0.99</text:p>
                <draw:g>
                  <svg:desc>PT@data 8</svg:desc>
                </draw:g>
              </table:table-cell>
              <table:table-cell office:value-type="float" office:value="0.985">
                <text:p>0.985</text:p>
                <draw:g>
                  <svg:desc>PT@data 9</svg:desc>
                </draw:g>
              </table:table-cell>
            </table:table-row>
            <table:table-row>
              <table:table-cell office:value-type="string">
                <text:p>CMS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C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GG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KT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KTWH</text:p>
              </table:table-cell>
              <table:table-cell office:value-type="float" office:value="0.77">
                <text:p>0.77</text:p>
              </table:table-cell>
              <table:table-cell office:value-type="float" office:value="0.88">
                <text:p>0.88</text:p>
              </table:table-cell>
              <table:table-cell office:value-type="float" office:value="0.78">
                <text:p>0.78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MCP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M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PPM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>PU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R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84">
                <text:p>0.84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SM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VLP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3">
                <text:p>0.93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45">
                <text:p>0.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